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style:font-name="Arial2" officeooo:rsid="00819aee" officeooo:paragraph-rsid="00819aee"/>
    </style:style>
    <style:style style:name="P53" style:family="paragraph" style:parent-style-name="Text_20_body">
      <style:text-properties officeooo:paragraph-rsid="001db3a9"/>
    </style:style>
    <style:style style:name="P54" style:family="paragraph" style:parent-style-name="Standard">
      <style:paragraph-properties fo:margin-left="2.501cm" fo:text-indent="0cm" style:auto-text-indent="false"/>
      <style:text-properties officeooo:paragraph-rsid="001ec6d5"/>
    </style:style>
    <style:style style:name="P55" style:family="paragraph" style:parent-style-name="Text_20_body">
      <style:paragraph-properties fo:margin-left="2.501cm" fo:text-indent="0cm" style:auto-text-indent="false"/>
      <style:text-properties officeooo:paragraph-rsid="001ec6d5"/>
    </style:style>
    <style:style style:name="P56" style:family="paragraph" style:parent-style-name="Text_20_body">
      <style:paragraph-properties fo:margin-left="0cm" fo:text-indent="0cm" style:auto-text-indent="false"/>
      <style:text-properties officeooo:paragraph-rsid="001ec6d5"/>
    </style:style>
    <style:style style:name="P57" style:family="paragraph" style:parent-style-name="Text_20_body">
      <style:paragraph-properties fo:margin-left="2.501cm" fo:text-indent="0cm" style:auto-text-indent="false"/>
      <style:text-properties officeooo:paragraph-rsid="0020311f"/>
    </style:style>
    <style:style style:name="P58" style:family="paragraph" style:parent-style-name="Text_20_body">
      <style:paragraph-properties fo:margin-left="0cm" fo:text-indent="0cm" style:auto-text-indent="false"/>
      <style:text-properties officeooo:paragraph-rsid="0020311f"/>
    </style:style>
    <style:style style:name="P59" style:family="paragraph" style:parent-style-name="Text_20_body">
      <style:text-properties officeooo:paragraph-rsid="0070afff"/>
    </style:style>
    <style:style style:name="P60" style:family="paragraph" style:parent-style-name="Text_20_body">
      <style:paragraph-properties fo:margin-top="0cm" fo:margin-bottom="0cm" style:contextual-spacing="false"/>
    </style:style>
    <style:style style:name="P61"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2" style:family="paragraph" style:parent-style-name="Standard">
      <style:paragraph-properties style:line-height-at-least="0.503cm"/>
      <style:text-properties fo:color="#000000" loext:opacity="100%" fo:background-color="transparent"/>
    </style:style>
    <style:style style:name="P63"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6"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7"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8"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3" style:family="paragraph" style:parent-style-name="Text_20_body">
      <style:text-properties fo:color="#000000" loext:opacity="100%" style:font-name="Arial2"/>
    </style:style>
    <style:style style:name="P74" style:family="paragraph" style:parent-style-name="Text_20_body">
      <style:text-properties fo:color="#000000" loext:opacity="100%" style:font-name="Arial2" officeooo:rsid="007a1a22" officeooo:paragraph-rsid="007a1a22"/>
    </style:style>
    <style:style style:name="P75" style:family="paragraph" style:parent-style-name="Text_20_body">
      <style:text-properties fo:color="#000000" loext:opacity="100%" style:font-name="Arial2" officeooo:rsid="007ace1e" officeooo:paragraph-rsid="007ace1e"/>
    </style:style>
    <style:style style:name="P76" style:family="paragraph" style:parent-style-name="Text_20_body">
      <style:text-properties fo:color="#000000" loext:opacity="100%" style:font-name="Arial2" officeooo:rsid="007ba9b8" officeooo:paragraph-rsid="007ba9b8"/>
    </style:style>
    <style:style style:name="P7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79" style:family="paragraph" style:parent-style-name="Text_20_body">
      <style:text-properties fo:color="#000000" loext:opacity="100%" officeooo:rsid="00820dc6" officeooo:paragraph-rsid="00820dc6"/>
    </style:style>
    <style:style style:name="P8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2"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3" style:family="paragraph" style:parent-style-name="Standard">
      <style:paragraph-properties fo:margin-left="0cm" style:line-height-at-least="0.503cm" fo:text-indent="0cm" style:auto-text-indent="false"/>
      <style:text-properties fo:color="#666666" loext:opacity="100%" fo:background-color="transparent"/>
    </style:style>
    <style:style style:name="P84" style:family="paragraph" style:parent-style-name="Standard">
      <style:paragraph-properties style:line-height-at-least="0.503cm"/>
      <style:text-properties fo:color="#666666" loext:opacity="100%" fo:background-color="transparent"/>
    </style:style>
    <style:style style:name="P85"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6"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7" style:family="paragraph" style:parent-style-name="Text_20_body">
      <style:text-properties officeooo:rsid="006773c2" officeooo:paragraph-rsid="006773c2"/>
    </style:style>
    <style:style style:name="P88" style:family="paragraph" style:parent-style-name="Text_20_body">
      <style:text-properties officeooo:rsid="00669794" officeooo:paragraph-rsid="006773c2"/>
    </style:style>
    <style:style style:name="P89" style:family="paragraph" style:parent-style-name="Text_20_body">
      <style:text-properties officeooo:rsid="00669794" officeooo:paragraph-rsid="0068857f"/>
    </style:style>
    <style:style style:name="P90" style:family="paragraph" style:parent-style-name="Standard">
      <style:text-properties officeooo:rsid="00669794" officeooo:paragraph-rsid="0068857f"/>
    </style:style>
    <style:style style:name="P91" style:family="paragraph" style:parent-style-name="Text_20_body">
      <style:paragraph-properties fo:margin-top="0cm" fo:margin-bottom="0.046cm" style:contextual-spacing="false"/>
      <style:text-properties officeooo:rsid="00669794" officeooo:paragraph-rsid="00763654"/>
    </style:style>
    <style:style style:name="P92" style:family="paragraph" style:parent-style-name="Text_20_body">
      <style:text-properties officeooo:rsid="00669794" officeooo:paragraph-rsid="007a1a22"/>
    </style:style>
    <style:style style:name="P93" style:family="paragraph" style:parent-style-name="Preformatted_20_Text">
      <style:text-properties officeooo:paragraph-rsid="0068857f"/>
    </style:style>
    <style:style style:name="P94" style:family="paragraph" style:parent-style-name="Preformatted_20_Text">
      <style:paragraph-properties fo:margin-top="0cm" fo:margin-bottom="0.499cm" style:contextual-spacing="false"/>
      <style:text-properties officeooo:paragraph-rsid="0068857f"/>
    </style:style>
    <style:style style:name="P95" style:family="paragraph" style:parent-style-name="Text_20_body">
      <style:text-properties officeooo:paragraph-rsid="0068857f"/>
    </style:style>
    <style:style style:name="P96" style:family="paragraph" style:parent-style-name="Preformatted_20_Text">
      <style:text-properties fo:color="#808080" loext:opacity="100%" style:font-name="Consolas" fo:font-size="10.5pt" officeooo:paragraph-rsid="0068857f" style:font-size-asian="10.5pt" style:font-size-complex="10.5pt"/>
    </style:style>
    <style:style style:name="P97" style:family="paragraph" style:parent-style-name="Preformatted_20_Text">
      <style:text-properties fo:color="#808080" loext:opacity="100%" style:font-name="Consolas" fo:font-size="10.5pt"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00"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1"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8"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09"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10"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11"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2"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3"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4"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5"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6"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7"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8"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19"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20" style:family="paragraph" style:parent-style-name="Preformatted_20_Text">
      <style:paragraph-properties fo:margin-top="0cm" fo:margin-bottom="0.499cm" style:contextual-spacing="false"/>
    </style:style>
    <style:style style:name="P121" style:family="paragraph" style:parent-style-name="Text_20_body">
      <style:paragraph-properties fo:margin-top="0cm" fo:margin-bottom="0cm" style:contextual-spacing="false"/>
      <style:text-properties officeooo:paragraph-rsid="006b5079"/>
    </style:style>
    <style:style style:name="P122" style:family="paragraph" style:parent-style-name="Text_20_body">
      <style:text-properties officeooo:paragraph-rsid="006c5455"/>
    </style:style>
    <style:style style:name="P123" style:family="paragraph" style:parent-style-name="Text_20_body">
      <style:paragraph-properties fo:margin-top="0cm" fo:margin-bottom="0.046cm" style:contextual-spacing="false"/>
      <style:text-properties officeooo:paragraph-rsid="006c5455"/>
    </style:style>
    <style:style style:name="P124" style:family="paragraph" style:parent-style-name="Text_20_body">
      <style:paragraph-properties fo:margin-top="0cm" fo:margin-bottom="0cm" style:contextual-spacing="false" fo:line-height="115%"/>
      <style:text-properties officeooo:paragraph-rsid="006c5455"/>
    </style:style>
    <style:style style:name="P125" style:family="paragraph" style:parent-style-name="Text_20_body">
      <style:paragraph-properties fo:margin-top="0cm" fo:margin-bottom="0cm" style:contextual-spacing="false" fo:line-height="115%"/>
      <style:text-properties officeooo:paragraph-rsid="0074b2d3"/>
    </style:style>
    <style:style style:name="P126" style:family="paragraph" style:parent-style-name="Text_20_body">
      <style:text-properties officeooo:rsid="006c5455"/>
    </style:style>
    <style:style style:name="P127" style:family="paragraph" style:parent-style-name="Text_20_body">
      <style:text-properties officeooo:paragraph-rsid="006c7d36"/>
    </style:style>
    <style:style style:name="P128" style:family="paragraph" style:parent-style-name="Text_20_body">
      <style:text-properties officeooo:paragraph-rsid="006d5b88"/>
    </style:style>
    <style:style style:name="P129" style:family="paragraph" style:parent-style-name="Text_20_body">
      <style:text-properties style:font-name="arial" officeooo:rsid="0072f670" officeooo:paragraph-rsid="0072f670"/>
    </style:style>
    <style:style style:name="P130" style:family="paragraph" style:parent-style-name="Text_20_body">
      <style:paragraph-properties fo:margin-top="0cm" fo:margin-bottom="0.146cm" style:contextual-spacing="false"/>
      <style:text-properties officeooo:paragraph-rsid="007a1a22"/>
    </style:style>
    <style:style style:name="P131" style:family="paragraph" style:parent-style-name="Text_20_body">
      <style:text-properties officeooo:rsid="00838684" officeooo:paragraph-rsid="00838684"/>
    </style:style>
    <style:style style:name="P132" style:family="paragraph" style:parent-style-name="Text_20_body">
      <style:text-properties officeooo:rsid="00819aee" officeooo:paragraph-rsid="00819aee"/>
    </style:style>
    <style:style style:name="P133" style:family="paragraph" style:parent-style-name="Text_20_body">
      <style:text-properties officeooo:rsid="00820dc6" officeooo:paragraph-rsid="00820dc6"/>
    </style:style>
    <style:style style:name="P134" style:family="paragraph" style:parent-style-name="Text_20_body">
      <style:text-properties officeooo:rsid="008c8b17" officeooo:paragraph-rsid="008c8b17"/>
    </style:style>
    <style:style style:name="P135" style:family="paragraph" style:parent-style-name="Standard">
      <style:text-properties officeooo:rsid="008c8b17" officeooo:paragraph-rsid="008daaad"/>
    </style:style>
    <style:style style:name="P136" style:family="paragraph" style:parent-style-name="Text_20_body">
      <style:paragraph-properties fo:margin-top="0cm" fo:margin-bottom="0cm" style:contextual-spacing="false"/>
      <style:text-properties officeooo:rsid="008c8b17"/>
    </style:style>
    <style:style style:name="P137" style:family="paragraph" style:parent-style-name="Text_20_body">
      <style:text-properties officeooo:rsid="008c8b17" officeooo:paragraph-rsid="008eef61"/>
    </style:style>
    <style:style style:name="P138" style:family="paragraph" style:parent-style-name="Text_20_body">
      <style:text-properties officeooo:rsid="008daaad" officeooo:paragraph-rsid="008daaad"/>
    </style:style>
    <style:style style:name="P139" style:family="paragraph" style:parent-style-name="Text_20_body">
      <style:text-properties officeooo:rsid="008eef61" officeooo:paragraph-rsid="008eef61"/>
    </style:style>
    <style:style style:name="P140" style:family="paragraph" style:parent-style-name="Standard">
      <style:paragraph-properties fo:margin-top="0cm" fo:margin-bottom="0cm" style:contextual-spacing="false"/>
      <style:text-properties officeooo:paragraph-rsid="008daaad"/>
    </style:style>
    <style:style style:name="P141" style:family="paragraph" style:parent-style-name="Text_20_body">
      <style:paragraph-properties fo:margin-top="0cm" fo:margin-bottom="0cm" style:contextual-spacing="false"/>
      <style:text-properties officeooo:paragraph-rsid="008daaad"/>
    </style:style>
    <style:style style:name="P142" style:family="paragraph" style:parent-style-name="Standard">
      <style:paragraph-properties fo:margin-top="0cm" fo:margin-bottom="0cm" style:contextual-spacing="false"/>
      <style:text-properties officeooo:paragraph-rsid="008eef61"/>
    </style:style>
    <style:style style:name="P143" style:family="paragraph" style:parent-style-name="Text_20_body">
      <style:paragraph-properties fo:margin-top="0cm" fo:margin-bottom="0cm" style:contextual-spacing="false"/>
      <style:text-properties officeooo:paragraph-rsid="008eef61"/>
    </style:style>
    <style:style style:name="P144" style:family="paragraph" style:parent-style-name="Text_20_body">
      <style:text-properties officeooo:rsid="008ad45b" officeooo:paragraph-rsid="008ad45b"/>
    </style:style>
    <style:style style:name="P145" style:family="paragraph" style:parent-style-name="Text_20_body">
      <style:paragraph-properties fo:margin-top="0cm" fo:margin-bottom="0cm" style:contextual-spacing="false"/>
      <style:text-properties officeooo:rsid="008ad45b" officeooo:paragraph-rsid="008ad45b"/>
    </style:style>
    <style:style style:name="P146" style:family="paragraph" style:parent-style-name="Text_20_body">
      <style:paragraph-properties fo:margin-top="0cm" fo:margin-bottom="0cm" style:contextual-spacing="false"/>
      <style:text-properties officeooo:paragraph-rsid="008c8b17"/>
    </style:style>
    <style:style style:name="P147" style:family="paragraph" style:parent-style-name="Text_20_body">
      <style:text-properties officeooo:rsid="0090dfa5" officeooo:paragraph-rsid="0090dfa5"/>
    </style:style>
    <style:style style:name="P148" style:family="paragraph" style:parent-style-name="Code">
      <style:text-properties fo:font-size="10.5pt" style:font-size-asian="10.5pt" style:font-size-complex="10.5pt"/>
    </style:style>
    <style:style style:name="P149" style:family="paragraph" style:parent-style-name="Contents_20_10">
      <style:paragraph-properties>
        <style:tab-stops>
          <style:tab-stop style:position="12.501cm" style:type="right" style:leader-style="dotted" style:leader-text="."/>
        </style:tab-stops>
      </style:paragraph-properties>
    </style:style>
    <style:style style:name="P150" style:family="paragraph" style:parent-style-name="Heading" style:list-style-name="L1"/>
    <style:style style:name="P151" style:family="paragraph" style:parent-style-name="Heading" style:list-style-name="L1">
      <style:paragraph-properties fo:break-before="page"/>
    </style:style>
    <style:style style:name="P152" style:family="paragraph" style:parent-style-name="Heading" style:list-style-name="L1">
      <style:text-properties officeooo:paragraph-rsid="0070afff"/>
    </style:style>
    <style:style style:name="P153" style:family="paragraph" style:parent-style-name="Heading" style:list-style-name="L1">
      <style:text-properties style:font-name="Arial7"/>
    </style:style>
    <style:style style:name="P154" style:family="paragraph" style:parent-style-name="Heading" style:list-style-name="L1">
      <style:text-properties style:font-name="Arial7" officeooo:rsid="00555e35" officeooo:paragraph-rsid="00555e35"/>
    </style:style>
    <style:style style:name="P155" style:family="paragraph" style:parent-style-name="Heading" style:list-style-name="L1">
      <style:text-properties officeooo:rsid="005fbd44" officeooo:paragraph-rsid="00717724"/>
    </style:style>
    <style:style style:name="P156" style:family="paragraph" style:parent-style-name="Heading" style:list-style-name="L1">
      <style:text-properties officeooo:rsid="005fbd44" officeooo:paragraph-rsid="00669794"/>
    </style:style>
    <style:style style:name="P157" style:family="paragraph" style:parent-style-name="Heading" style:list-style-name="L1">
      <style:text-properties fo:color="#000000" loext:opacity="100%" officeooo:paragraph-rsid="00669794" fo:background-color="transparent"/>
    </style:style>
    <style:style style:name="P158" style:family="paragraph" style:parent-style-name="Heading" style:list-style-name="L1">
      <style:text-properties officeooo:rsid="006c5455" officeooo:paragraph-rsid="006c5455"/>
    </style:style>
    <style:style style:name="P159" style:family="paragraph" style:parent-style-name="Heading" style:list-style-name="L1">
      <style:text-properties officeooo:rsid="0072f670" officeooo:paragraph-rsid="0072f670"/>
    </style:style>
    <style:style style:name="P160" style:family="paragraph" style:parent-style-name="Heading" style:list-style-name="L1">
      <style:text-properties officeooo:rsid="007509af" officeooo:paragraph-rsid="007509af"/>
    </style:style>
    <style:style style:name="P161" style:family="paragraph" style:parent-style-name="Heading" style:list-style-name="L1">
      <style:text-properties officeooo:rsid="00763654" officeooo:paragraph-rsid="00763654"/>
    </style:style>
    <style:style style:name="P162" style:family="paragraph" style:parent-style-name="Heading" style:list-style-name="L1">
      <style:text-properties officeooo:rsid="007a1a22" officeooo:paragraph-rsid="007a1a22"/>
    </style:style>
    <style:style style:name="P163" style:family="paragraph" style:parent-style-name="Heading" style:list-style-name="L1">
      <style:text-properties officeooo:rsid="007ace1e" officeooo:paragraph-rsid="007ace1e"/>
    </style:style>
    <style:style style:name="P164" style:family="paragraph" style:parent-style-name="Heading" style:list-style-name="L1">
      <style:text-properties officeooo:rsid="007eaa1b" officeooo:paragraph-rsid="007eaa1b"/>
    </style:style>
    <style:style style:name="P165" style:family="paragraph" style:parent-style-name="Heading" style:list-style-name="L1">
      <style:text-properties officeooo:rsid="0085673f" officeooo:paragraph-rsid="0085673f"/>
    </style:style>
    <style:style style:name="P166" style:family="paragraph" style:parent-style-name="Heading" style:list-style-name="L1">
      <style:text-properties officeooo:rsid="00838684" officeooo:paragraph-rsid="00838684"/>
    </style:style>
    <style:style style:name="P167" style:family="paragraph" style:parent-style-name="Heading" style:list-style-name="L1">
      <style:text-properties officeooo:rsid="00894260" officeooo:paragraph-rsid="00894260"/>
    </style:style>
    <style:style style:name="P168" style:family="paragraph" style:parent-style-name="Heading" style:list-style-name="L1">
      <style:text-properties officeooo:rsid="008c8b17" officeooo:paragraph-rsid="008c8b17"/>
    </style:style>
    <style:style style:name="P169" style:family="paragraph" style:parent-style-name="Heading" style:list-style-name="L1">
      <style:text-properties officeooo:rsid="008daaad" officeooo:paragraph-rsid="008daaad"/>
    </style:style>
    <style:style style:name="P170" style:family="paragraph" style:parent-style-name="Heading" style:list-style-name="L1">
      <style:text-properties officeooo:rsid="008eef61" officeooo:paragraph-rsid="008eef61"/>
    </style:style>
    <style:style style:name="P171" style:family="paragraph" style:parent-style-name="Heading" style:list-style-name="L1">
      <style:text-properties officeooo:rsid="00902999" officeooo:paragraph-rsid="00902999"/>
    </style:style>
    <style:style style:name="P172" style:family="paragraph" style:parent-style-name="Heading" style:list-style-name="L1">
      <style:text-properties officeooo:rsid="00869725" officeooo:paragraph-rsid="00869725"/>
    </style:style>
    <style:style style:name="P173" style:family="paragraph" style:parent-style-name="Heading" style:list-style-name="L1">
      <style:text-properties officeooo:rsid="009108ef" officeooo:paragraph-rsid="009108ef"/>
    </style:style>
    <style:style style:name="P174" style:family="paragraph" style:parent-style-name="Heading" style:list-style-name="L1">
      <style:text-properties officeooo:rsid="0092977d" officeooo:paragraph-rsid="0092977d"/>
    </style:style>
    <style:style style:name="P175" style:family="paragraph" style:parent-style-name="Heading" style:list-style-name="L1">
      <style:text-properties officeooo:rsid="0093e5b8" officeooo:paragraph-rsid="0093e5b8"/>
    </style:style>
    <style:style style:name="P176" style:family="paragraph" style:parent-style-name="Heading" style:list-style-name="L1">
      <style:text-properties officeooo:rsid="0094b700" officeooo:paragraph-rsid="0094b700"/>
    </style:style>
    <style:style style:name="P1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7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8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81"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8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8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8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1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1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1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1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1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1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1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1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1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1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1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00"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201"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2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0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2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210"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2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213"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14"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15"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16"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218"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219"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220"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22"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23"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229"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2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2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232" style:family="paragraph" style:parent-style-name="Standard">
      <style:text-properties officeooo:rsid="009108ef" officeooo:paragraph-rsid="0092977d"/>
    </style:style>
    <style:style style:name="P233" style:family="paragraph" style:parent-style-name="Standard">
      <style:text-properties officeooo:rsid="009108ef" officeooo:paragraph-rsid="0093e5b8"/>
    </style:style>
    <style:style style:name="P2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235"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36" style:family="paragraph" style:parent-style-name="Text_20_body" style:list-style-name="L2">
      <style:text-properties style:font-name="Arial7" officeooo:paragraph-rsid="001bcd68"/>
    </style:style>
    <style:style style:name="P237" style:family="paragraph" style:parent-style-name="Text_20_body" style:list-style-name="L3">
      <style:text-properties style:font-name="Arial7"/>
    </style:style>
    <style:style style:name="P238" style:family="paragraph" style:parent-style-name="Text_20_body" style:list-style-name="L3">
      <style:text-properties style:font-name="Arial7" officeooo:paragraph-rsid="001bcd68"/>
    </style:style>
    <style:style style:name="P239" style:family="paragraph" style:parent-style-name="Text_20_body" style:list-style-name="L5">
      <style:text-properties style:font-name="Arial7"/>
    </style:style>
    <style:style style:name="P240" style:family="paragraph" style:parent-style-name="Text_20_body" style:list-style-name="L9">
      <style:text-properties style:font-name="Arial7" fo:font-size="12pt" officeooo:paragraph-rsid="001ec6d5" style:font-size-asian="12pt" style:font-size-complex="12pt"/>
    </style:style>
    <style:style style:name="P241" style:family="paragraph" style:parent-style-name="Text_20_body" style:list-style-name="L10">
      <style:text-properties style:font-name="Arial7" fo:font-size="12pt" officeooo:paragraph-rsid="001ec6d5" style:font-size-asian="12pt" style:font-size-complex="12pt"/>
    </style:style>
    <style:style style:name="P242" style:family="paragraph" style:parent-style-name="Text_20_body" style:list-style-name="L11">
      <style:text-properties style:font-name="Arial7" fo:font-size="12pt" officeooo:paragraph-rsid="001ec6d5" style:font-size-asian="12pt" style:font-size-complex="12pt"/>
    </style:style>
    <style:style style:name="P243" style:family="paragraph" style:parent-style-name="Text_20_body" style:list-style-name="L12">
      <style:text-properties style:font-name="Arial7" fo:font-size="12pt" officeooo:paragraph-rsid="001ec6d5" style:font-size-asian="12pt" style:font-size-complex="12pt"/>
    </style:style>
    <style:style style:name="P244" style:family="paragraph" style:parent-style-name="Text_20_body" style:list-style-name="L13">
      <style:text-properties style:font-name="Arial7" fo:font-size="12pt" officeooo:paragraph-rsid="0020311f" style:font-size-asian="12pt" style:font-size-complex="12pt"/>
    </style:style>
    <style:style style:name="P245" style:family="paragraph" style:parent-style-name="Text_20_body" style:list-style-name="L14">
      <style:text-properties style:font-name="Arial7" fo:font-size="12pt" officeooo:paragraph-rsid="0020311f" style:font-size-asian="12pt" style:font-size-complex="12pt"/>
    </style:style>
    <style:style style:name="P246"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47"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48"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49"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50" style:family="paragraph" style:parent-style-name="Text_20_body" style:list-style-name="L4"/>
    <style:style style:name="P251" style:family="paragraph" style:parent-style-name="Text_20_body" style:list-style-name="L4">
      <style:text-properties officeooo:paragraph-rsid="001bcd68"/>
    </style:style>
    <style:style style:name="P252" style:family="paragraph" style:parent-style-name="Text_20_body" style:list-style-name="L5"/>
    <style:style style:name="P253"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54"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55"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5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5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5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5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6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6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6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6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6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6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6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6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6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6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7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7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72"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73"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7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27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7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7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28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8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8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83" style:family="paragraph" style:parent-style-name="Text_20_body" style:list-style-name="L15"/>
    <style:style style:name="P284" style:family="paragraph" style:parent-style-name="Text_20_body" style:list-style-name="L24"/>
    <style:style style:name="P285" style:family="paragraph" style:parent-style-name="Text_20_body" style:list-style-name="L27">
      <style:paragraph-properties fo:margin-top="0cm" fo:margin-bottom="0cm" style:contextual-spacing="false"/>
      <style:text-properties officeooo:paragraph-rsid="0038b368"/>
    </style:style>
    <style:style style:name="P286" style:family="paragraph" style:parent-style-name="Text_20_body" style:list-style-name="L27">
      <style:text-properties officeooo:paragraph-rsid="0038b368"/>
    </style:style>
    <style:style style:name="P287" style:family="paragraph" style:parent-style-name="Text_20_body" style:list-style-name="L28"/>
    <style:style style:name="P288" style:family="paragraph" style:parent-style-name="Text_20_body" style:list-style-name="L28">
      <style:paragraph-properties fo:margin-top="0cm" fo:margin-bottom="0cm" style:contextual-spacing="false"/>
    </style:style>
    <style:style style:name="P289"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90" style:family="paragraph" style:parent-style-name="Text_20_body" style:list-style-name="L31">
      <style:text-properties style:font-name="Arial2" fo:font-size="10.5pt" style:font-size-asian="10.5pt" style:font-size-complex="10.5pt"/>
    </style:style>
    <style:style style:name="P291" style:family="paragraph" style:parent-style-name="Text_20_body" style:list-style-name="L31">
      <style:text-properties officeooo:paragraph-rsid="006b5079"/>
    </style:style>
    <style:style style:name="P292" style:family="paragraph" style:parent-style-name="Text_20_body" style:list-style-name="L32"/>
    <style:style style:name="P293" style:family="paragraph" style:parent-style-name="Text_20_body" style:list-style-name="L1">
      <style:text-properties officeooo:rsid="007509af" officeooo:paragraph-rsid="007a1a22"/>
    </style:style>
    <style:style style:name="P294" style:family="paragraph" style:parent-style-name="Text_20_body" style:list-style-name="L33"/>
    <style:style style:name="P295" style:family="paragraph" style:parent-style-name="Text_20_body" style:list-style-name="L33">
      <style:paragraph-properties fo:margin-top="0cm" fo:margin-bottom="0cm" style:contextual-spacing="false"/>
    </style:style>
    <style:style style:name="P296" style:family="paragraph" style:parent-style-name="Text_20_body">
      <style:text-properties officeooo:rsid="008eef61" officeooo:paragraph-rsid="008eef61"/>
    </style:style>
    <style:style style:name="P297" style:family="paragraph" style:parent-style-name="Text_20_body" style:list-style-name="L1">
      <style:text-properties officeooo:rsid="007eaa1b" officeooo:paragraph-rsid="007eaa1b"/>
    </style:style>
    <style:style style:name="P298" style:family="paragraph" style:parent-style-name="Text_20_body">
      <style:text-properties officeooo:rsid="009108ef" officeooo:paragraph-rsid="009108ef"/>
    </style:style>
    <style:style style:name="P299" style:family="paragraph" style:parent-style-name="Text_20_body">
      <style:text-properties officeooo:rsid="0092977d" officeooo:paragraph-rsid="0092977d"/>
    </style:style>
    <style:style style:name="P300"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301" style:family="paragraph" style:parent-style-name="Text_20_body">
      <style:text-properties officeooo:rsid="0093e5b8" officeooo:paragraph-rsid="0093e5b8"/>
    </style:style>
    <style:style style:name="P302" style:family="paragraph" style:parent-style-name="Text_20_body">
      <style:text-properties officeooo:rsid="0094b700" officeooo:paragraph-rsid="0095937a"/>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61982d"/>
    </style:style>
    <style:style style:name="T51" style:family="text">
      <style:text-properties fo:font-weight="normal" officeooo:rsid="00669794"/>
    </style:style>
    <style:style style:name="T52" style:family="text">
      <style:text-properties officeooo:rsid="0070afff"/>
    </style:style>
    <style:style style:name="T53" style:family="text">
      <style:text-properties style:font-name="arial" fo:font-weight="normal" style:font-weight-asian="normal" style:font-weight-complex="normal"/>
    </style:style>
    <style:style style:name="T54" style:family="text">
      <style:text-properties officeooo:rsid="002accc5"/>
    </style:style>
    <style:style style:name="T55" style:family="text">
      <style:text-properties officeooo:rsid="0027cc79"/>
    </style:style>
    <style:style style:name="T56" style:family="text">
      <style:text-properties officeooo:rsid="0029ad33"/>
    </style:style>
    <style:style style:name="T57" style:family="text">
      <style:text-properties officeooo:rsid="003d9e49"/>
    </style:style>
    <style:style style:name="T58" style:family="text">
      <style:text-properties loext:padding="0cm" loext:border="none"/>
    </style:style>
    <style:style style:name="T59" style:family="text">
      <style:text-properties style:font-name="Liberation Serif"/>
    </style:style>
    <style:style style:name="T60" style:family="text">
      <style:text-properties officeooo:rsid="004cdd26"/>
    </style:style>
    <style:style style:name="T61" style:family="text">
      <style:text-properties officeooo:rsid="004d936f"/>
    </style:style>
    <style:style style:name="T62" style:family="text">
      <style:text-properties officeooo:rsid="004fbc62"/>
    </style:style>
    <style:style style:name="T63" style:family="text">
      <style:text-properties officeooo:rsid="00520330"/>
    </style:style>
    <style:style style:name="T64" style:family="text">
      <style:text-properties officeooo:rsid="0035d522"/>
    </style:style>
    <style:style style:name="T65" style:family="text">
      <style:text-properties officeooo:rsid="00358369"/>
    </style:style>
    <style:style style:name="T66" style:family="text">
      <style:text-properties officeooo:rsid="004793b7"/>
    </style:style>
    <style:style style:name="T67" style:family="text">
      <style:text-properties officeooo:rsid="00498be3"/>
    </style:style>
    <style:style style:name="T68" style:family="text">
      <style:text-properties officeooo:rsid="0042b483"/>
    </style:style>
    <style:style style:name="T69" style:family="text">
      <style:text-properties officeooo:rsid="004442c5"/>
    </style:style>
    <style:style style:name="T70" style:family="text">
      <style:text-properties officeooo:rsid="004b5d62"/>
    </style:style>
    <style:style style:name="T71" style:family="text">
      <style:text-properties fo:font-size="12pt" style:font-size-asian="12pt" style:font-size-complex="12pt"/>
    </style:style>
    <style:style style:name="T72" style:family="text">
      <style:text-properties fo:font-size="12pt" officeooo:rsid="003bf33f" style:font-size-asian="12pt" style:font-size-complex="12pt"/>
    </style:style>
    <style:style style:name="T73" style:family="text">
      <style:text-properties fo:font-size="12pt" officeooo:rsid="003d9e49" style:font-size-asian="12pt" style:font-size-complex="12pt"/>
    </style:style>
    <style:style style:name="T74" style:family="text">
      <style:text-properties fo:font-size="12pt" officeooo:rsid="003bf33f" style:font-size-asian="10.5pt" style:font-size-complex="12pt"/>
    </style:style>
    <style:style style:name="T75" style:family="text">
      <style:text-properties fo:font-size="12pt" officeooo:rsid="0036eedf" style:font-size-asian="10.5pt" style:font-size-complex="12pt"/>
    </style:style>
    <style:style style:name="T76" style:family="text">
      <style:text-properties fo:font-size="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officeooo:rsid="003bf33f"/>
    </style:style>
    <style:style style:name="T79" style:family="text">
      <style:text-properties officeooo:rsid="0040abc1"/>
    </style:style>
    <style:style style:name="T80" style:family="text">
      <style:text-properties fo:color="#000000" loext:opacity="100%" style:font-name="Arial2" fo:font-size="12pt" fo:font-weight="normal" fo:background-color="transparent" loext:char-shading-value="0" style:font-size-asian="12pt" style:font-size-complex="12pt"/>
    </style:style>
    <style:style style:name="T81"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2"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3" style:family="text">
      <style:text-properties style:font-name="Consolas2" fo:font-size="10.5pt" fo:font-weight="normal"/>
    </style:style>
    <style:style style:name="T84" style:family="text">
      <style:text-properties style:font-name="Consolas2" fo:font-size="10.5pt" fo:font-weight="normal" style:font-size-asian="12pt" style:font-size-complex="12pt"/>
    </style:style>
    <style:style style:name="T85" style:family="text">
      <style:text-properties style:font-name="Consolas2" fo:font-size="10.5pt" fo:font-style="italic" fo:font-weight="normal"/>
    </style:style>
    <style:style style:name="T86" style:family="text">
      <style:text-properties style:font-name="Arial2"/>
    </style:style>
    <style:style style:name="T87" style:family="text">
      <style:text-properties style:font-name="Arial2" fo:font-size="12pt" fo:font-weight="normal" style:font-size-asian="12pt" style:font-size-complex="12pt"/>
    </style:style>
    <style:style style:name="T88" style:family="text">
      <style:text-properties style:font-name="Arial2" fo:font-size="12pt" fo:font-weight="normal" officeooo:rsid="0061982d" style:font-size-asian="12pt" style:font-size-complex="12pt"/>
    </style:style>
    <style:style style:name="T89" style:family="text">
      <style:text-properties style:font-name="Arial2" fo:font-size="12pt" fo:font-weight="normal" style:font-size-asian="12pt" style:font-weight-asian="normal" style:font-size-complex="12pt" style:font-weight-complex="normal"/>
    </style:style>
    <style:style style:name="T90" style:family="text">
      <style:text-properties style:font-name="Arial2" fo:font-size="12pt" fo:font-weight="normal" officeooo:rsid="00669794" style:font-size-asian="12pt" style:font-weight-asian="normal" style:font-size-complex="12pt" style:font-weight-complex="normal"/>
    </style:style>
    <style:style style:name="T91" style:family="text">
      <style:text-properties style:font-name="Arial2" fo:font-size="12pt" fo:font-weight="normal" officeooo:rsid="006773c2" style:font-size-asian="12pt" style:font-weight-asian="normal" style:font-size-complex="12pt" style:font-weight-complex="normal"/>
    </style:style>
    <style:style style:name="T92" style:family="text">
      <style:text-properties style:font-name="Arial2" fo:font-size="12pt" fo:font-weight="normal" officeooo:rsid="006b5079" style:font-size-asian="12pt" style:font-weight-asian="normal" style:font-size-complex="12pt" style:font-weight-complex="normal"/>
    </style:style>
    <style:style style:name="T93" style:family="text">
      <style:text-properties style:font-name="Arial2" fo:font-size="12pt" fo:font-weight="normal" officeooo:rsid="006c5455" style:font-size-asian="12pt" style:font-weight-asian="normal" style:font-size-complex="12pt" style:font-weight-complex="normal"/>
    </style:style>
    <style:style style:name="T94" style:family="text">
      <style:text-properties style:font-name="Arial2" fo:font-size="12pt" fo:font-weight="normal" officeooo:rsid="0074b2d3" style:font-size-asian="12pt" style:font-weight-asian="normal" style:font-size-complex="12pt" style:font-weight-complex="normal"/>
    </style:style>
    <style:style style:name="T95" style:family="text">
      <style:text-properties style:font-name="Arial2" fo:font-size="12pt" fo:font-weight="normal" officeooo:rsid="006c7d36" style:font-size-asian="12pt" style:font-weight-asian="normal" style:font-size-complex="12pt" style:font-weight-complex="normal"/>
    </style:style>
    <style:style style:name="T96" style:family="text">
      <style:text-properties style:font-name="Arial2" fo:font-size="12pt" fo:font-weight="normal" officeooo:rsid="00763654" style:font-size-asian="12pt" style:font-weight-asian="normal" style:font-size-complex="12pt" style:font-weight-complex="normal"/>
    </style:style>
    <style:style style:name="T97" style:family="text">
      <style:text-properties style:font-name="Arial2" fo:font-size="12pt" fo:font-weight="normal" officeooo:rsid="00787306" style:font-size-asian="12pt" style:font-weight-asian="normal" style:font-size-complex="12pt" style:font-weight-complex="normal"/>
    </style:style>
    <style:style style:name="T98" style:family="text">
      <style:text-properties style:font-name="Arial2" fo:font-size="12pt" fo:font-weight="normal" officeooo:rsid="006b5079" style:font-size-asian="10.5pt" style:font-weight-asian="normal" style:font-size-complex="12pt" style:font-weight-complex="normal"/>
    </style:style>
    <style:style style:name="T99" style:family="text">
      <style:text-properties style:font-name="Arial2" fo:font-size="12pt" fo:font-weight="normal" officeooo:rsid="00787306" style:font-size-asian="10.5pt" style:font-weight-asian="normal" style:font-size-complex="12pt" style:font-weight-complex="normal"/>
    </style:style>
    <style:style style:name="T100" style:family="text">
      <style:text-properties style:font-name="Arial2" fo:font-size="12pt" style:font-size-asian="12pt" style:font-size-complex="12pt"/>
    </style:style>
    <style:style style:name="T101" style:family="text">
      <style:text-properties style:font-name="Arial2" fo:font-size="12pt" officeooo:rsid="006c5455" style:font-size-asian="12pt" style:font-size-complex="12pt"/>
    </style:style>
    <style:style style:name="T102" style:family="text">
      <style:text-properties style:font-name="Arial2" fo:font-size="12pt" officeooo:rsid="006c7d36" style:font-size-asian="12pt" style:font-size-complex="12pt"/>
    </style:style>
    <style:style style:name="T103" style:family="text">
      <style:text-properties style:font-name="Arial2" fo:font-size="11pt" fo:font-weight="normal" style:font-size-asian="11pt" style:font-weight-asian="normal" style:font-size-complex="11pt" style:font-weight-complex="normal"/>
    </style:style>
    <style:style style:name="T104" style:family="text">
      <style:text-properties style:font-name="Arial2" fo:font-size="11pt" fo:font-weight="normal" officeooo:rsid="00669794" style:font-size-asian="11pt" style:font-weight-asian="normal" style:font-size-complex="11pt" style:font-weight-complex="normal"/>
    </style:style>
    <style:style style:name="T105" style:family="text">
      <style:text-properties style:font-name="Arial2" fo:font-size="11pt" fo:font-weight="normal" officeooo:rsid="0068857f" style:font-size-asian="11pt" style:font-weight-asian="normal" style:font-size-complex="11pt" style:font-weight-complex="normal"/>
    </style:style>
    <style:style style:name="T106" style:family="text">
      <style:text-properties style:font-name="Arial2" fo:font-size="11pt" fo:font-weight="normal" officeooo:rsid="006b5079" style:font-size-asian="11pt" style:font-weight-asian="normal" style:font-size-complex="11pt" style:font-weight-complex="normal"/>
    </style:style>
    <style:style style:name="T107" style:family="text">
      <style:text-properties style:font-name="Arial2" fo:font-size="11pt" fo:font-weight="normal" officeooo:rsid="00787306" style:font-size-asian="11pt" style:font-weight-asian="normal" style:font-size-complex="11pt" style:font-weight-complex="normal"/>
    </style:style>
    <style:style style:name="T108" style:family="text">
      <style:text-properties style:font-name="Arial2" officeooo:rsid="0068857f"/>
    </style:style>
    <style:style style:name="T109" style:family="text">
      <style:text-properties style:font-name="Arial2" officeooo:rsid="006a461e"/>
    </style:style>
    <style:style style:name="T110" style:family="text">
      <style:text-properties style:font-name="Arial2" fo:font-size="10.5pt" style:font-size-asian="10.5pt" style:font-size-complex="10.5pt"/>
    </style:style>
    <style:style style:name="T111" style:family="text">
      <style:text-properties style:font-name="Arial2" fo:font-size="10.5pt" fo:font-weight="bold" style:font-size-asian="10.5pt" style:font-weight-asian="bold" style:font-size-complex="10.5pt" style:font-weight-complex="bold"/>
    </style:style>
    <style:style style:name="T112" style:family="text">
      <style:text-properties style:font-name="Arial2" fo:font-size="10.5pt" fo:font-style="normal" style:font-size-asian="10.5pt" style:font-style-asian="normal" style:font-size-complex="10.5pt" style:font-style-complex="normal"/>
    </style:style>
    <style:style style:name="T113" style:family="text">
      <style:text-properties style:font-name="Arial2" officeooo:rsid="008ad45b"/>
    </style:style>
    <style:style style:name="T114" style:family="text">
      <style:text-properties style:font-name="Arial2" officeooo:rsid="008b89ab"/>
    </style:style>
    <style:style style:name="T115" style:family="text">
      <style:text-properties style:font-name="Arial2" fo:font-weight="bold" style:font-weight-asian="bold" style:font-weight-complex="bold"/>
    </style:style>
    <style:style style:name="T116" style:family="text">
      <style:text-properties style:font-name="Arial2" fo:font-weight="bold" officeooo:rsid="008b89ab" style:font-weight-asian="bold" style:font-weight-complex="bold"/>
    </style:style>
    <style:style style:name="T117" style:family="text">
      <style:text-properties officeooo:rsid="006773c2"/>
    </style:style>
    <style:style style:name="T11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9" style:family="text">
      <style:text-properties fo:color="#808080" loext:opacity="100%" style:font-name="Consolas" fo:font-size="10.5pt" fo:font-weight="normal" style:font-size-asian="10.5pt" style:font-weight-asian="normal" style:font-size-complex="10.5pt" style:font-weight-complex="normal"/>
    </style:style>
    <style:style style:name="T12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2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22" style:family="text">
      <style:text-properties fo:color="#808080" loext:opacity="100%" style:font-name="Consolas" fo:font-size="10.5pt" style:font-size-asian="10.5pt" style:font-size-complex="10.5pt"/>
    </style:style>
    <style:style style:name="T123" style:family="text">
      <style:text-properties fo:color="#808080" loext:opacity="100%" style:font-name="Consolas" fo:font-size="10.5pt" officeooo:rsid="008ad45b" style:font-size-asian="10.5pt" style:font-size-complex="10.5pt"/>
    </style:style>
    <style:style style:name="T124" style:family="text">
      <style:text-properties fo:color="#808080" loext:opacity="100%" style:font-name="Consolas" fo:font-weight="normal" style:font-weight-asian="normal" style:font-weight-complex="normal"/>
    </style:style>
    <style:style style:name="T125"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26" style:family="text">
      <style:text-properties fo:color="#808080" loext:opacity="100%" style:font-name="Consolas" fo:font-size="10.5pt" fo:background-color="transparent" loext:char-shading-value="0" style:font-size-asian="10.5pt" style:font-size-complex="10.5pt"/>
    </style:style>
    <style:style style:name="T127" style:family="text">
      <style:text-properties style:font-name="Consolas" fo:font-size="10.5pt" style:font-size-asian="10.5pt" style:font-size-complex="10.5pt"/>
    </style:style>
    <style:style style:name="T128" style:family="text">
      <style:text-properties officeooo:rsid="006a461e"/>
    </style:style>
    <style:style style:name="T129" style:family="text">
      <style:text-properties fo:font-weight="bold" style:font-weight-asian="bold" style:font-weight-complex="bold"/>
    </style:style>
    <style:style style:name="T130" style:family="text">
      <style:text-properties fo:font-weight="bold" officeooo:rsid="0093e5b8" style:font-weight-asian="bold" style:font-weight-complex="bold"/>
    </style:style>
    <style:style style:name="T131" style:family="text">
      <style:text-properties fo:color="#666666" loext:opacity="100%" style:font-name="Consolas" fo:font-size="10.5pt" style:font-size-complex="10.5pt"/>
    </style:style>
    <style:style style:name="T132" style:family="text">
      <style:text-properties officeooo:rsid="007ba9b8"/>
    </style:style>
    <style:style style:name="T133" style:family="text">
      <style:text-properties officeooo:rsid="007f39f0"/>
    </style:style>
    <style:style style:name="T134" style:family="text">
      <style:text-properties officeooo:rsid="008ad45b"/>
    </style:style>
    <style:style style:name="T135" style:family="text">
      <style:text-properties officeooo:rsid="008c8b17"/>
    </style:style>
    <style:style style:name="T136" style:family="text">
      <style:text-properties officeooo:rsid="008daaad"/>
    </style:style>
    <style:style style:name="T137" style:family="text">
      <style:text-properties officeooo:rsid="008eef61"/>
    </style:style>
    <style:style style:name="T138" style:family="text">
      <style:text-properties officeooo:rsid="0092977d"/>
    </style:style>
    <style:style style:name="T139" style:family="text">
      <style:text-properties officeooo:rsid="0093e5b8"/>
    </style:style>
    <style:style style:name="T140" style:family="text">
      <style:text-properties officeooo:rsid="0095937a"/>
    </style:style>
    <style:style style:name="T141" style:family="text">
      <style:text-properties officeooo:rsid="0095d86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49"><text:a xlink:type="simple" xlink:href="#__RefHeading___Toc3731_117426026" text:style-name="Index_20_Link" text:visited-style-name="Index_20_Link">1 Analysis<text:tab/>4</text:a></text:p>
          <text:p text:style-name="P149"><text:a xlink:type="simple" xlink:href="#__RefHeading___Toc3729_117426026" text:style-name="Index_20_Link" text:visited-style-name="Index_20_Link">1.1 Identifying the Problem<text:tab/>4</text:a></text:p>
          <text:p text:style-name="P149"><text:a xlink:type="simple" xlink:href="#__RefHeading___Toc3727_117426026" text:style-name="Index_20_Link" text:visited-style-name="Index_20_Link">1.1.1. Background:<text:tab/>4</text:a></text:p>
          <text:p text:style-name="P149"><text:a xlink:type="simple" xlink:href="#__RefHeading___Toc3725_117426026" text:style-name="Index_20_Link" text:visited-style-name="Index_20_Link">1.1.2. Identification<text:tab/>4</text:a></text:p>
          <text:p text:style-name="P149"><text:a xlink:type="simple" xlink:href="#__RefHeading___Toc3723_117426026" text:style-name="Index_20_Link" text:visited-style-name="Index_20_Link">1.2 Identifying the End Users<text:tab/>4</text:a></text:p>
          <text:p text:style-name="P149"><text:a xlink:type="simple" xlink:href="#__RefHeading___Toc3721_117426026" text:style-name="Index_20_Link" text:visited-style-name="Index_20_Link">1.3 Research<text:tab/>5</text:a></text:p>
          <text:p text:style-name="P149"><text:a xlink:type="simple" xlink:href="#__RefHeading___Toc3719_117426026" text:style-name="Index_20_Link" text:visited-style-name="Index_20_Link">1.3.1. Key Insights from Research<text:tab/>5</text:a></text:p>
          <text:p text:style-name="P149"><text:a xlink:type="simple" xlink:href="#__RefHeading___Toc3717_117426026" text:style-name="Index_20_Link" text:visited-style-name="Index_20_Link">1.3.1.1 Books<text:tab/>5</text:a></text:p>
          <text:p text:style-name="P149"><text:a xlink:type="simple" xlink:href="#__RefHeading___Toc3715_117426026" text:style-name="Index_20_Link" text:visited-style-name="Index_20_Link">1.3.1.1.1 Building a Second Brain<text:tab/>5</text:a></text:p>
          <text:p text:style-name="P149"><text:a xlink:type="simple" xlink:href="#__RefHeading___Toc3713_117426026" text:style-name="Index_20_Link" text:visited-style-name="Index_20_Link">1.3.1.1.1.1 The CODE Method<text:tab/>5</text:a></text:p>
          <text:p text:style-name="P149"><text:a xlink:type="simple" xlink:href="#__RefHeading___Toc3711_117426026" text:style-name="Index_20_Link" text:visited-style-name="Index_20_Link">1.3.1.1.1.2 The PARA Method<text:tab/>6</text:a></text:p>
          <text:p text:style-name="P149"><text:a xlink:type="simple" xlink:href="#__RefHeading___Toc3709_117426026" text:style-name="Index_20_Link" text:visited-style-name="Index_20_Link">1.3.1.1.2 The Bullet Journal Method<text:tab/>6</text:a></text:p>
          <text:p text:style-name="P149"><text:a xlink:type="simple" xlink:href="#__RefHeading___Toc3707_117426026" text:style-name="Index_20_Link" text:visited-style-name="Index_20_Link">1.3.1.2 In-depth analysis of existing software<text:tab/>6</text:a></text:p>
          <text:p text:style-name="P149"><text:a xlink:type="simple" xlink:href="#__RefHeading___Toc3705_117426026" text:style-name="Index_20_Link" text:visited-style-name="Index_20_Link">1.3.1.2.1 Notion<text:tab/>6</text:a></text:p>
          <text:p text:style-name="P149"><text:a xlink:type="simple" xlink:href="#__RefHeading___Toc3703_117426026" text:style-name="Index_20_Link" text:visited-style-name="Index_20_Link">1.3.1.2.2 Google Keep:<text:tab/>7</text:a></text:p>
          <text:p text:style-name="P149"><text:a xlink:type="simple" xlink:href="#__RefHeading___Toc3701_117426026" text:style-name="Index_20_Link" text:visited-style-name="Index_20_Link">1.3.1.2.3 Evernote:<text:tab/>7</text:a></text:p>
          <text:p text:style-name="P149"><text:a xlink:type="simple" xlink:href="#__RefHeading___Toc3699_117426026" text:style-name="Index_20_Link" text:visited-style-name="Index_20_Link">1.3.1.2.4 Apple Notes:<text:tab/>8</text:a></text:p>
          <text:p text:style-name="P149"><text:a xlink:type="simple" xlink:href="#__RefHeading___Toc3697_117426026" text:style-name="Index_20_Link" text:visited-style-name="Index_20_Link">1.3.2. Survey results<text:tab/>8</text:a></text:p>
          <text:p text:style-name="P149"><text:a xlink:type="simple" xlink:href="#__RefHeading___Toc3695_117426026" text:style-name="Index_20_Link" text:visited-style-name="Index_20_Link">1.3.2.1 How do you currently organise your tasks and notes?<text:tab/>9</text:a></text:p>
          <text:p text:style-name="P149"><text:a xlink:type="simple" xlink:href="#__RefHeading___Toc3693_117426026" text:style-name="Index_20_Link" text:visited-style-name="Index_20_Link">1.3.2.2 What features do you value most in a notetaking app? (Multiple choices allowed)<text:tab/>9</text:a></text:p>
          <text:p text:style-name="P149"><text:a xlink:type="simple" xlink:href="#__RefHeading___Toc3691_117426026" text:style-name="Index_20_Link" text:visited-style-name="Index_20_Link">1.3.2.3 What are the biggest challenges with your current notetaking method?<text:tab/>10</text:a></text:p>
          <text:p text:style-name="P149"><text:a xlink:type="simple" xlink:href="#__RefHeading___Toc3689_117426026" text:style-name="Index_20_Link" text:visited-style-name="Index_20_Link">1.3.2.4 How likely are you to use an app that combines notetaking and statistics?<text:tab/>10</text:a></text:p>
          <text:p text:style-name="P149"><text:a xlink:type="simple" xlink:href="#__RefHeading___Toc3687_117426026" text:style-name="Index_20_Link" text:visited-style-name="Index_20_Link">1.3.2.5 Conclusion<text:tab/>11</text:a></text:p>
          <text:p text:style-name="P149"><text:a xlink:type="simple" xlink:href="#__RefHeading___Toc3685_117426026" text:style-name="Index_20_Link" text:visited-style-name="Index_20_Link">1.4 Interview with Anton Kogun<text:tab/>11</text:a></text:p>
          <text:p text:style-name="P149"><text:a xlink:type="simple" xlink:href="#__RefHeading___Toc7343_3908388459" text:style-name="Index_20_Link" text:visited-style-name="Index_20_Link">1.5 Modelling the problem<text:tab/>12</text:a></text:p>
          <text:p text:style-name="P149"><text:a xlink:type="simple" xlink:href="#__RefHeading___Toc3869_117426026" text:style-name="Index_20_Link" text:visited-style-name="Index_20_Link">1.6 Coding objectives<text:tab/>13</text:a></text:p>
          <text:p text:style-name="P149"><text:a xlink:type="simple" xlink:href="#__RefHeading___Toc3867_117426026" text:style-name="Index_20_Link" text:visited-style-name="Index_20_Link">1.6.1. Database<text:tab/>13</text:a></text:p>
          <text:p text:style-name="P149"><text:a xlink:type="simple" xlink:href="#__RefHeading___Toc3865_117426026" text:style-name="Index_20_Link" text:visited-style-name="Index_20_Link">1.6.1.1 Configuration and Security<text:tab/>13</text:a></text:p>
          <text:p text:style-name="P149"><text:a xlink:type="simple" xlink:href="#__RefHeading___Toc3863_117426026" text:style-name="Index_20_Link" text:visited-style-name="Index_20_Link">1.6.1.2 Create tables for:<text:tab/>14</text:a></text:p>
          <text:p text:style-name="P149"><text:a xlink:type="simple" xlink:href="#__RefHeading___Toc3861_117426026" text:style-name="Index_20_Link" text:visited-style-name="Index_20_Link">1.6.2. Design the backend functionality:<text:tab/>14</text:a></text:p>
          <text:p text:style-name="P149"><text:a xlink:type="simple" xlink:href="#__RefHeading___Toc3859_117426026" text:style-name="Index_20_Link" text:visited-style-name="Index_20_Link">1.6.3. User Interface<text:tab/>14</text:a></text:p>
          <text:p text:style-name="P149"><text:a xlink:type="simple" xlink:href="#__RefHeading___Toc3857_117426026" text:style-name="Index_20_Link" text:visited-style-name="Index_20_Link">1.6.4. Validation<text:tab/>15</text:a></text:p>
          <text:p text:style-name="P149"><text:a xlink:type="simple" xlink:href="#__RefHeading___Toc3855_117426026" text:style-name="Index_20_Link" text:visited-style-name="Index_20_Link">1.6.4.1 Frontend Validation<text:tab/>15</text:a></text:p>
          <text:p text:style-name="P149"><text:a xlink:type="simple" xlink:href="#__RefHeading___Toc3853_117426026" text:style-name="Index_20_Link" text:visited-style-name="Index_20_Link">1.6.4.2 Backend Validation<text:tab/>15</text:a></text:p>
          <text:p text:style-name="P149"><text:a xlink:type="simple" xlink:href="#__RefHeading___Toc3851_117426026" text:style-name="Index_20_Link" text:visited-style-name="Index_20_Link">1.7 Proposed solution<text:tab/>15</text:a></text:p>
          <text:p text:style-name="P149"><text:a xlink:type="simple" xlink:href="#__RefHeading___Toc3849_117426026" text:style-name="Index_20_Link" text:visited-style-name="Index_20_Link">2 Documented Design<text:tab/>16</text:a></text:p>
          <text:p text:style-name="P149"><text:a xlink:type="simple" xlink:href="#__RefHeading___Toc3847_117426026" text:style-name="Index_20_Link" text:visited-style-name="Index_20_Link">2.1 User data flow<text:tab/>16</text:a></text:p>
          <text:p text:style-name="P149"><text:a xlink:type="simple" xlink:href="#__RefHeading___Toc3845_117426026" text:style-name="Index_20_Link" text:visited-style-name="Index_20_Link">2.1.1. Determining frontend-backend communication<text:tab/>16</text:a></text:p>
          <text:p text:style-name="P149"><text:a xlink:type="simple" xlink:href="#__RefHeading___Toc3843_117426026" text:style-name="Index_20_Link" text:visited-style-name="Index_20_Link">2.1.1.1 Optimistic updating<text:tab/>16</text:a></text:p>
          <text:p text:style-name="P149"><text:a xlink:type="simple" xlink:href="#__RefHeading___Toc3841_117426026" text:style-name="Index_20_Link" text:visited-style-name="Index_20_Link">2.1.1.2 Pessimistic updating<text:tab/>16</text:a></text:p>
          <text:p text:style-name="P149"><text:a xlink:type="simple" xlink:href="#__RefHeading___Toc3839_117426026" text:style-name="Index_20_Link" text:visited-style-name="Index_20_Link">2.1.1.3 Why I chose optimistic updating<text:tab/>16</text:a></text:p>
          <text:p text:style-name="P149"><text:a xlink:type="simple" xlink:href="#__RefHeading___Toc3837_117426026" text:style-name="Index_20_Link" text:visited-style-name="Index_20_Link">2.1.2. Creating data flow diagrams<text:tab/>17</text:a></text:p>
          <text:p text:style-name="P149"><text:a xlink:type="simple" xlink:href="#__RefHeading___Toc3835_117426026" text:style-name="Index_20_Link" text:visited-style-name="Index_20_Link">2.1.2.1 Note creation<text:tab/>17</text:a></text:p>
          <text:p text:style-name="P149"><text:a xlink:type="simple" xlink:href="#__RefHeading___Toc3833_117426026" text:style-name="Index_20_Link" text:visited-style-name="Index_20_Link">2.1.2.2 Editing a note<text:tab/>18</text:a></text:p>
          <text:p text:style-name="P149"><text:a xlink:type="simple" xlink:href="#__RefHeading___Toc3831_117426026" text:style-name="Index_20_Link" text:visited-style-name="Index_20_Link">2.1.2.3 Fetch all notes of a specific type<text:tab/>19</text:a></text:p>
          <text:p text:style-name="P149"><text:a xlink:type="simple" xlink:href="#__RefHeading___Toc3829_117426026" text:style-name="Index_20_Link" text:visited-style-name="Index_20_Link">2.1.2.4 Fetch one note<text:tab/>20</text:a></text:p>
          <text:p text:style-name="P149"><text:a xlink:type="simple" xlink:href="#__RefHeading___Toc3827_117426026" text:style-name="Index_20_Link" text:visited-style-name="Index_20_Link"><text:soft-page-break/>2.1.2.5 Delete a note<text:tab/>21</text:a></text:p>
          <text:p text:style-name="P149"><text:a xlink:type="simple" xlink:href="#__RefHeading___Toc3825_117426026" text:style-name="Index_20_Link" text:visited-style-name="Index_20_Link">2.1.2.6 Searching for a note<text:tab/>22</text:a></text:p>
          <text:p text:style-name="P149"><text:a xlink:type="simple" xlink:href="#__RefHeading___Toc3823_117426026" text:style-name="Index_20_Link" text:visited-style-name="Index_20_Link">2.1.2.7 Tag workflow<text:tab/>24</text:a></text:p>
          <text:p text:style-name="P149"><text:a xlink:type="simple" xlink:href="#__RefHeading___Toc3821_117426026" text:style-name="Index_20_Link" text:visited-style-name="Index_20_Link">2.1.2.8 Registering and logging users in<text:tab/>25</text:a></text:p>
          <text:p text:style-name="P149"><text:a xlink:type="simple" xlink:href="#__RefHeading___Toc3819_117426026" text:style-name="Index_20_Link" text:visited-style-name="Index_20_Link">2.2 Backend<text:tab/>25</text:a></text:p>
          <text:p text:style-name="P149"><text:a xlink:type="simple" xlink:href="#__RefHeading___Toc3817_117426026" text:style-name="Index_20_Link" text:visited-style-name="Index_20_Link">2.2.1. Designing the database<text:tab/>25</text:a></text:p>
          <text:p text:style-name="P149"><text:a xlink:type="simple" xlink:href="#__RefHeading___Toc3815_117426026" text:style-name="Index_20_Link" text:visited-style-name="Index_20_Link">2.2.1.1 Detecting patterns in data representation<text:tab/>25</text:a></text:p>
          <text:p text:style-name="P149"><text:a xlink:type="simple" xlink:href="#__RefHeading___Toc3813_117426026" text:style-name="Index_20_Link" text:visited-style-name="Index_20_Link">2.2.1.2 Choosing the database<text:tab/>25</text:a></text:p>
          <text:p text:style-name="P149"><text:a xlink:type="simple" xlink:href="#__RefHeading___Toc3811_117426026" text:style-name="Index_20_Link" text:visited-style-name="Index_20_Link">2.2.1.3 Efficiency<text:tab/>25</text:a></text:p>
          <text:p text:style-name="P149"><text:a xlink:type="simple" xlink:href="#__RefHeading___Toc3809_117426026" text:style-name="Index_20_Link" text:visited-style-name="Index_20_Link">2.2.1.4 Data Types and Functions:<text:tab/>26</text:a></text:p>
          <text:p text:style-name="P149"><text:a xlink:type="simple" xlink:href="#__RefHeading___Toc3807_117426026" text:style-name="Index_20_Link" text:visited-style-name="Index_20_Link">2.2.1.5 Why use UUID?<text:tab/>26</text:a></text:p>
          <text:p text:style-name="P149"><text:a xlink:type="simple" xlink:href="#__RefHeading___Toc3805_117426026" text:style-name="Index_20_Link" text:visited-style-name="Index_20_Link">2.2.1.6 Performance:<text:tab/>26</text:a></text:p>
          <text:p text:style-name="P149"><text:a xlink:type="simple" xlink:href="#__RefHeading___Toc3803_117426026" text:style-name="Index_20_Link" text:visited-style-name="Index_20_Link">2.2.1.7 Security:<text:tab/>26</text:a></text:p>
          <text:p text:style-name="P149"><text:a xlink:type="simple" xlink:href="#__RefHeading___Toc3801_117426026" text:style-name="Index_20_Link" text:visited-style-name="Index_20_Link">2.2.2. Database relationships<text:tab/>27</text:a></text:p>
          <text:p text:style-name="P149"><text:a xlink:type="simple" xlink:href="#__RefHeading___Toc3799_117426026" text:style-name="Index_20_Link" text:visited-style-name="Index_20_Link">2.2.2.1 User data<text:tab/>27</text:a></text:p>
          <text:p text:style-name="P149"><text:a xlink:type="simple" xlink:href="#__RefHeading___Toc3797_117426026" text:style-name="Index_20_Link" text:visited-style-name="Index_20_Link">2.2.2.2 Notes<text:tab/>28</text:a></text:p>
          <text:p text:style-name="P149"><text:a xlink:type="simple" xlink:href="#__RefHeading___Toc3795_117426026" text:style-name="Index_20_Link" text:visited-style-name="Index_20_Link">2.2.2.3 Tagging<text:tab/>30</text:a></text:p>
          <text:p text:style-name="P149"><text:a xlink:type="simple" xlink:href="#__RefHeading___Toc3793_117426026" text:style-name="Index_20_Link" text:visited-style-name="Index_20_Link">2.2.2.4 Statistics<text:tab/>30</text:a></text:p>
          <text:p text:style-name="P149"><text:a xlink:type="simple" xlink:href="#__RefHeading___Toc3791_117426026" text:style-name="Index_20_Link" text:visited-style-name="Index_20_Link">2.2.2.5 Conclusion<text:tab/>31</text:a></text:p>
          <text:p text:style-name="P149"><text:a xlink:type="simple" xlink:href="#__RefHeading___Toc3789_117426026" text:style-name="Index_20_Link" text:visited-style-name="Index_20_Link">2.2.3. Backend file structure<text:tab/>31</text:a></text:p>
          <text:p text:style-name="P149"><text:a xlink:type="simple" xlink:href="#__RefHeading___Toc3787_117426026" text:style-name="Index_20_Link" text:visited-style-name="Index_20_Link">2.2.4. OOP<text:tab/>32</text:a></text:p>
          <text:p text:style-name="P149"><text:a xlink:type="simple" xlink:href="#__RefHeading___Toc3785_117426026" text:style-name="Index_20_Link" text:visited-style-name="Index_20_Link">2.2.4.1 Constructing note processing code<text:tab/>33</text:a></text:p>
          <text:p text:style-name="P149"><text:a xlink:type="simple" xlink:href="#__RefHeading___Toc3783_117426026" text:style-name="Index_20_Link" text:visited-style-name="Index_20_Link">2.2.4.2 Simplifying validation schemas<text:tab/>34</text:a></text:p>
          <text:p text:style-name="P149"><text:a xlink:type="simple" xlink:href="#__RefHeading___Toc3781_117426026" text:style-name="Index_20_Link" text:visited-style-name="Index_20_Link">2.3 Frontend<text:tab/>34</text:a></text:p>
          <text:p text:style-name="P149"><text:a xlink:type="simple" xlink:href="#__RefHeading___Toc3779_117426026" text:style-name="Index_20_Link" text:visited-style-name="Index_20_Link">2.3.1. User data on the frontend<text:tab/>34</text:a></text:p>
          <text:p text:style-name="P149"><text:a xlink:type="simple" xlink:href="#__RefHeading___Toc3777_117426026" text:style-name="Index_20_Link" text:visited-style-name="Index_20_Link">2.3.2. Frontend file structure<text:tab/>35</text:a></text:p>
          <text:p text:style-name="P149"><text:a xlink:type="simple" xlink:href="#__RefHeading___Toc3775_117426026" text:style-name="Index_20_Link" text:visited-style-name="Index_20_Link">2.4 User Interface<text:tab/>37</text:a></text:p>
          <text:p text:style-name="P149"><text:a xlink:type="simple" xlink:href="#__RefHeading___Toc3773_117426026" text:style-name="Index_20_Link" text:visited-style-name="Index_20_Link">2.4.1. The 10 principles of good design<text:tab/>37</text:a></text:p>
          <text:p text:style-name="P149"><text:a xlink:type="simple" xlink:href="#__RefHeading___Toc3771_117426026" text:style-name="Index_20_Link" text:visited-style-name="Index_20_Link">2.4.2. Design as an iterative process<text:tab/>37</text:a></text:p>
          <text:p text:style-name="P149"><text:a xlink:type="simple" xlink:href="#__RefHeading___Toc3769_117426026" text:style-name="Index_20_Link" text:visited-style-name="Index_20_Link">2.4.3. Creating wireframes<text:tab/>38</text:a></text:p>
          <text:p text:style-name="P149"><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49"><text:a xlink:type="simple" xlink:href="#__RefHeading___Toc3765_117426026" text:style-name="Index_20_Link" text:visited-style-name="Index_20_Link">2.4.3.1.1 Viewing all notes<text:tab/>39</text:a></text:p>
          <text:p text:style-name="P149"><text:a xlink:type="simple" xlink:href="#__RefHeading___Toc3763_117426026" text:style-name="Index_20_Link" text:visited-style-name="Index_20_Link">2.4.3.1.2 Editing a note<text:tab/>39</text:a></text:p>
          <text:p text:style-name="P149"><text:a xlink:type="simple" xlink:href="#__RefHeading___Toc3761_117426026" text:style-name="Index_20_Link" text:visited-style-name="Index_20_Link">2.4.3.2 An account page where the user can edit their details<text:tab/>40</text:a></text:p>
          <text:p text:style-name="P149"><text:a xlink:type="simple" xlink:href="#__RefHeading___Toc3759_117426026" text:style-name="Index_20_Link" text:visited-style-name="Index_20_Link">2.4.3.3 A sidebar and other popups, such as alerts or search widgets<text:tab/>41</text:a></text:p>
          <text:p text:style-name="P149"><text:a xlink:type="simple" xlink:href="#__RefHeading___Toc3757_117426026" text:style-name="Index_20_Link" text:visited-style-name="Index_20_Link">2.4.3.4 A note statistics page<text:tab/>41</text:a></text:p>
          <text:p text:style-name="P149"><text:a xlink:type="simple" xlink:href="#__RefHeading___Toc3755_117426026" text:style-name="Index_20_Link" text:visited-style-name="Index_20_Link">2.4.3.4.1 Charts<text:tab/>42</text:a></text:p>
          <text:p text:style-name="P149"><text:a xlink:type="simple" xlink:href="#__RefHeading___Toc3753_117426026" text:style-name="Index_20_Link" text:visited-style-name="Index_20_Link">2.4.3.4.2 Numbers<text:tab/>43</text:a></text:p>
          <text:p text:style-name="P149"><text:a xlink:type="simple" xlink:href="#__RefHeading___Toc3751_117426026" text:style-name="Index_20_Link" text:visited-style-name="Index_20_Link">2.4.3.4.3 Progress Bars<text:tab/>43</text:a></text:p>
          <text:p text:style-name="P149"><text:a xlink:type="simple" xlink:href="#__RefHeading___Toc3749_117426026" text:style-name="Index_20_Link" text:visited-style-name="Index_20_Link">2.4.3.4.4 Streaks<text:tab/>44</text:a></text:p>
          <text:p text:style-name="P149"><text:a xlink:type="simple" xlink:href="#__RefHeading___Toc3747_117426026" text:style-name="Index_20_Link" text:visited-style-name="Index_20_Link">2.4.3.4.5 Mobile design<text:tab/>44</text:a></text:p>
          <text:p text:style-name="P149"><text:a xlink:type="simple" xlink:href="#__RefHeading___Toc3745_117426026" text:style-name="Index_20_Link" text:visited-style-name="Index_20_Link">2.4.4. Choosing the color and fonts<text:tab/>47</text:a></text:p>
          <text:p text:style-name="P149"><text:a xlink:type="simple" xlink:href="#__RefHeading___Toc3743_117426026" text:style-name="Index_20_Link" text:visited-style-name="Index_20_Link">2.4.4.1 Core color palette<text:tab/>47</text:a></text:p>
          <text:p text:style-name="P149"><text:a xlink:type="simple" xlink:href="#__RefHeading___Toc3741_117426026" text:style-name="Index_20_Link" text:visited-style-name="Index_20_Link">2.4.4.2 Typeface: Open Sans<text:tab/>49</text:a></text:p>
          <text:p text:style-name="P149"><text:a xlink:type="simple" xlink:href="#__RefHeading___Toc3739_117426026" text:style-name="Index_20_Link" text:visited-style-name="Index_20_Link">2.4.4.2.1 Introduction<text:tab/>49</text:a></text:p>
          <text:p text:style-name="P149"><text:a xlink:type="simple" xlink:href="#__RefHeading___Toc3737_117426026" text:style-name="Index_20_Link" text:visited-style-name="Index_20_Link">2.4.4.2.2 Character set support<text:tab/>49</text:a></text:p>
          <text:p text:style-name="P149"><text:a xlink:type="simple" xlink:href="#__RefHeading___Toc3735_117426026" text:style-name="Index_20_Link" text:visited-style-name="Index_20_Link">2.4.4.2.3 Licensing<text:tab/>49</text:a></text:p>
          <text:p text:style-name="P149"><text:a xlink:type="simple" xlink:href="#__RefHeading___Toc3733_117426026" text:style-name="Index_20_Link" text:visited-style-name="Index_20_Link">2.4.4.2.4 Performance<text:tab/>49</text:a></text:p>
          <text:p text:style-name="P149"><text:a xlink:type="simple" xlink:href="#__RefHeading___Toc5720_2740364088" text:style-name="Index_20_Link" text:visited-style-name="Index_20_Link">2.4.4.2.5 A<text:tab/>50</text:a></text:p>
          <text:p text:style-name="P149"><text:a xlink:type="simple" xlink:href="#__RefHeading___Toc5718_2740364088" text:style-name="Index_20_Link" text:visited-style-name="Index_20_Link">3 Technical solution<text:tab/>50</text:a></text:p>
          <text:p text:style-name="P149"><text:a xlink:type="simple" xlink:href="#__RefHeading___Toc7341_3908388459" text:style-name="Index_20_Link" text:visited-style-name="Index_20_Link"><text:soft-page-break/>3.1 Backend<text:tab/>50</text:a></text:p>
          <text:p text:style-name="P149"><text:a xlink:type="simple" xlink:href="#__RefHeading___Toc11544_1229836567" text:style-name="Index_20_Link" text:visited-style-name="Index_20_Link">3.1.1. app.py<text:tab/>50</text:a></text:p>
          <text:p text:style-name="P149"><text:a xlink:type="simple" xlink:href="#__RefHeading___Toc11542_1229836567" text:style-name="Index_20_Link" text:visited-style-name="Index_20_Link">3.1.1. modules/universal.py<text:tab/>51</text:a></text:p>
          <text:p text:style-name="P149"><text:a xlink:type="simple" xlink:href="#__RefHeading___Toc11540_1229836567" text:style-name="Index_20_Link" text:visited-style-name="Index_20_Link">3.1.1.1 BaseNote class<text:tab/>52</text:a></text:p>
          <text:p text:style-name="P149"><text:a xlink:type="simple" xlink:href="#__RefHeading___Toc11538_1229836567" text:style-name="Index_20_Link" text:visited-style-name="Index_20_Link">3.1.1.2 Universal note functionality<text:tab/>53</text:a></text:p>
          <text:p text:style-name="P149"><text:a xlink:type="simple" xlink:href="#__RefHeading___Toc11536_1229836567" text:style-name="Index_20_Link" text:visited-style-name="Index_20_Link">3.1.1.3 Searching<text:tab/>54</text:a></text:p>
          <text:p text:style-name="P149"><text:a xlink:type="simple" xlink:href="#__RefHeading___Toc11534_1229836567" text:style-name="Index_20_Link" text:visited-style-name="Index_20_Link">3.1.1.4 Recents<text:tab/>56</text:a></text:p>
          <text:p text:style-name="P149"><text:a xlink:type="simple" xlink:href="#__RefHeading___Toc11532_1229836567" text:style-name="Index_20_Link" text:visited-style-name="Index_20_Link">3.1.2. modules/notes.py<text:tab/>59</text:a></text:p>
          <text:p text:style-name="P149"><text:a xlink:type="simple" xlink:href="#__RefHeading___Toc11530_1229836567" text:style-name="Index_20_Link" text:visited-style-name="Index_20_Link">3.1.2.1 Create Note<text:tab/>61</text:a></text:p>
          <text:p text:style-name="P149"><text:a xlink:type="simple" xlink:href="#__RefHeading___Toc11528_1229836567" text:style-name="Index_20_Link" text:visited-style-name="Index_20_Link">3.1.2.2 Update Note<text:tab/>62</text:a></text:p>
          <text:p text:style-name="P149"><text:a xlink:type="simple" xlink:href="#__RefHeading___Toc11526_1229836567" text:style-name="Index_20_Link" text:visited-style-name="Index_20_Link">3.1.2.3 Delete Note<text:tab/>63</text:a></text:p>
          <text:p text:style-name="P149"><text:a xlink:type="simple" xlink:href="#__RefHeading___Toc11524_1229836567" text:style-name="Index_20_Link" text:visited-style-name="Index_20_Link">3.1.2.4 Get a specific note<text:tab/>63</text:a></text:p>
          <text:p text:style-name="P149"><text:a xlink:type="simple" xlink:href="#__RefHeading___Toc11522_1229836567" text:style-name="Index_20_Link" text:visited-style-name="Index_20_Link">3.1.2.5 Get Note previews<text:tab/>64</text:a></text:p>
          <text:p text:style-name="P149"><text:a xlink:type="simple" xlink:href="#__RefHeading___Toc7339_3908388459" text:style-name="Index_20_Link" text:visited-style-name="Index_20_Link">3.1.3. modules/tasks.py<text:tab/>66</text:a></text:p>
          <text:p text:style-name="P149"><text:a xlink:type="simple" xlink:href="#__RefHeading___Toc8726_529430363" text:style-name="Index_20_Link" text:visited-style-name="Index_20_Link">3.1.3.1 Initialization<text:tab/>66</text:a></text:p>
          <text:p text:style-name="P149"><text:a xlink:type="simple" xlink:href="#__RefHeading___Toc8724_529430363" text:style-name="Index_20_Link" text:visited-style-name="Index_20_Link">3.1.3.2 Task creation<text:tab/>67</text:a></text:p>
          <text:p text:style-name="P149"><text:a xlink:type="simple" xlink:href="#__RefHeading___Toc8722_529430363" text:style-name="Index_20_Link" text:visited-style-name="Index_20_Link">3.1.3.3 Updating tasks<text:tab/>69</text:a></text:p>
          <text:p text:style-name="P149"><text:a xlink:type="simple" xlink:href="#__RefHeading___Toc8720_529430363" text:style-name="Index_20_Link" text:visited-style-name="Index_20_Link">3.1.3.4 Deleting a task<text:tab/>71</text:a></text:p>
          <text:p text:style-name="P149"><text:a xlink:type="simple" xlink:href="#__RefHeading___Toc8718_529430363" text:style-name="Index_20_Link" text:visited-style-name="Index_20_Link">3.1.3.5 Toggling task fields<text:tab/>72</text:a></text:p>
          <text:p text:style-name="P149"><text:a xlink:type="simple" xlink:href="#__RefHeading___Toc8716_529430363" text:style-name="Index_20_Link" text:visited-style-name="Index_20_Link">3.1.3.6 Task Previews<text:tab/>74</text:a></text:p>
          <text:p text:style-name="P149"><text:a xlink:type="simple" xlink:href="#__RefHeading___Toc8714_529430363" text:style-name="Index_20_Link" text:visited-style-name="Index_20_Link">3.1.3.7 Retrieving a single task<text:tab/>76</text:a></text:p>
          <text:p text:style-name="P149"><text:a xlink:type="simple" xlink:href="#__RefHeading___Toc8712_529430363" text:style-name="Index_20_Link" text:visited-style-name="Index_20_Link">3.1.4. modules/archive.py<text:tab/>77</text:a></text:p>
          <text:p text:style-name="P149"><text:a xlink:type="simple" xlink:href="#__RefHeading___Toc8710_529430363" text:style-name="Index_20_Link" text:visited-style-name="Index_20_Link">3.1.4.1 Archive and Restore<text:tab/>78</text:a></text:p>
          <text:p text:style-name="P149"><text:a xlink:type="simple" xlink:href="#__RefHeading___Toc8708_529430363" text:style-name="Index_20_Link" text:visited-style-name="Index_20_Link">3.1.4.2 GetAll<text:tab/>79</text:a></text:p>
          <text:p text:style-name="P149"><text:a xlink:type="simple" xlink:href="#__RefHeading___Toc8706_529430363" text:style-name="Index_20_Link" text:visited-style-name="Index_20_Link">3.1.5. modules/tags.py<text:tab/>80</text:a></text:p>
          <text:p text:style-name="P149"><text:a xlink:type="simple" xlink:href="#__RefHeading___Toc8734_529430363" text:style-name="Index_20_Link" text:visited-style-name="Index_20_Link">3.1.5.1 CRUD tags<text:tab/>81</text:a></text:p>
          <text:p text:style-name="P149"><text:a xlink:type="simple" xlink:href="#__RefHeading___Toc8732_529430363" text:style-name="Index_20_Link" text:visited-style-name="Index_20_Link">3.1.5.2 Linking Tags<text:tab/>84</text:a></text:p>
          <text:p text:style-name="P149"><text:a xlink:type="simple" xlink:href="#__RefHeading___Toc8730_529430363" text:style-name="Index_20_Link" text:visited-style-name="Index_20_Link">3.1.6. Widget-related modules<text:tab/>85</text:a></text:p>
          <text:p text:style-name="P149"><text:a xlink:type="simple" xlink:href="#__RefHeading___Toc11647_2646048504" text:style-name="Index_20_Link" text:visited-style-name="Index_20_Link">3.1.6.1 models/widget.py<text:tab/>85</text:a></text:p>
          <text:p text:style-name="P149"><text:a xlink:type="simple" xlink:href="#__RefHeading___Toc11645_2646048504" text:style-name="Index_20_Link" text:visited-style-name="Index_20_Link">3.1.6.2 repositories/widget_repo.py<text:tab/>88</text:a></text:p>
          <text:p text:style-name="P149"><text:a xlink:type="simple" xlink:href="#__RefHeading___Toc11643_2646048504" text:style-name="Index_20_Link" text:visited-style-name="Index_20_Link">3.1.6.2.1 WidgetRepository initialisation cache<text:tab/>89</text:a></text:p>
          <text:p text:style-name="P149"><text:a xlink:type="simple" xlink:href="#__RefHeading___Toc11641_2646048504" text:style-name="Index_20_Link" text:visited-style-name="Index_20_Link">3.1.6.2.2 Getting user widgets<text:tab/>89</text:a></text:p>
          <text:p text:style-name="P149"><text:a xlink:type="simple" xlink:href="#__RefHeading___Toc11639_2646048504" text:style-name="Index_20_Link" text:visited-style-name="Index_20_Link">3.1.6.2.3 Other CRUD functions<text:tab/>90</text:a></text:p>
          <text:p text:style-name="P149"><text:a xlink:type="simple" xlink:href="#__RefHeading___Toc11637_2646048504" text:style-name="Index_20_Link" text:visited-style-name="Index_20_Link">3.1.6.2.4 Widget data sources<text:tab/>91</text:a></text:p>
          <text:p text:style-name="P149"><text:a xlink:type="simple" xlink:href="#__RefHeading___Toc11635_2646048504" text:style-name="Index_20_Link" text:visited-style-name="Index_20_Link">3.1.6.3 modules/widgets.py<text:tab/>92</text:a></text:p>
          <text:p text:style-name="P149"><text:a xlink:type="simple" xlink:href="#__RefHeading___Toc8728_529430363" text:style-name="Index_20_Link" text:visited-style-name="Index_20_Link">3.1.7. modules/users.py<text:tab/>94</text:a></text:p>
          <text:p text:style-name="P149"><text:a xlink:type="simple" xlink:href="#__RefHeading___Toc11658_2646048504" text:style-name="Index_20_Link" text:visited-style-name="Index_20_Link">3.1.7.1 Registration<text:tab/>94</text:a></text:p>
          <text:p text:style-name="P149"><text:a xlink:type="simple" xlink:href="#__RefHeading___Toc11660_2646048504" text:style-name="Index_20_Link" text:visited-style-name="Index_20_Link">3.1.7.2 Login<text:tab/>95</text:a></text:p>
          <text:p text:style-name="P149"><text:a xlink:type="simple" xlink:href="#__RefHeading___Toc11656_2646048504" text:style-name="Index_20_Link" text:visited-style-name="Index_20_Link">3.1.7.3 Updating user data<text:tab/>96</text:a></text:p>
          <text:p text:style-name="P149"><text:a xlink:type="simple" xlink:href="#__RefHeading___Toc11654_2646048504" text:style-name="Index_20_Link" text:visited-style-name="Index_20_Link">3.1.7.4 Update user password<text:tab/>97</text:a></text:p>
          <text:p text:style-name="P149"><text:a xlink:type="simple" xlink:href="#__RefHeading___Toc11652_2646048504" text:style-name="Index_20_Link" text:visited-style-name="Index_20_Link">3.1.7.5 Delete user<text:tab/>98</text:a></text:p>
          <text:p text:style-name="P149"><text:a xlink:type="simple" xlink:href="#__RefHeading___Toc11633_2646048504" text:style-name="Index_20_Link" text:visited-style-name="Index_20_Link">3.1.8. modules/ honorable mentions<text:tab/>98</text:a></text:p>
          <text:p text:style-name="P149"><text:a xlink:type="simple" xlink:href="#__RefHeading___Toc11631_2646048504" text:style-name="Index_20_Link" text:visited-style-name="Index_20_Link">3.1.9. utils...<text:tab/>98</text:a></text:p>
        </text:index-body>
      </text:table-of-content>
      <text:p text:style-name="P1"/>
      <text:list xml:id="list2133786193" text:style-name="L1">
        <text:list-item>
          <text:p text:style-name="P151"><text:bookmark-start text:name="__RefHeading___Toc3731_117426026"/>Analysis<text:bookmark-end text:name="__RefHeading___Toc3731_117426026"/></text:p>
          <text:list>
            <text:list-item>
              <text:p text:style-name="P150"><text:bookmark-start text:name="__RefHeading___Toc3729_117426026"/>Identifying the Problem<text:bookmark-end text:name="__RefHeading___Toc3729_117426026"/></text:p>
              <text:list>
                <text:list-item>
                  <text:p text:style-name="P150"><text:bookmark-start text:name="__RefHeading___Toc3727_117426026"/>Background: <text:bookmark-end text:name="__RefHeading___Toc3727_117426026"/></text:p>
                  <text:p text:style-name="P234">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36">Centralise and organise his tasks, goals, and habits in one place.</text:p>
        </text:list-item>
        <text:list-item>
          <text:p text:style-name="P236">Visualise his progress towards short-term and long-term objectives.</text:p>
        </text:list-item>
        <text:list-item>
          <text:p text:style-name="P236">Stay motivated by tracking his habits and achievements.</text:p>
        </text:list-item>
        <text:list-item>
          <text:p text:style-name="P235">Access his information across different devices (e.g., laptop, smartphone).</text:p>
        </text:list-item>
      </text:list>
      <text:list xml:id="list181139170598315" text:continue-list="list2133786193" text:style-name="L1">
        <text:list-item>
          <text:list>
            <text:list-item>
              <text:list>
                <text:list-item>
                  <text:p text:style-name="P150"><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37">An all-in-one solution for both short-term and long-term tasks and goals.</text:p>
        </text:list-item>
        <text:list-item>
          <text:p text:style-name="P237">Easy organisation and accessibility of notes.</text:p>
        </text:list-item>
        <text:list-item>
          <text:p text:style-name="P237">Features to motivate and track progress, such as habit tracking.</text:p>
        </text:list-item>
        <text:list-item>
          <text:p text:style-name="P238">A user-friendly, cross-platform experience.</text:p>
        </text:list-item>
      </text:list>
      <text:list xml:id="list181139782630268" text:continue-list="list181139170598315" text:style-name="L1">
        <text:list-item>
          <text:list>
            <text:list-item>
              <text:p text:style-name="P150"><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50"><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50"><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50"><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51"><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81139732656622" text:continue-list="list181139782630268" text:style-name="L1">
        <text:list-item>
          <text:list>
            <text:list-item>
              <text:p text:style-name="P150"><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39">Explored existing notetaking apps (e.g., Notion, Obsidian, Evernote, Google Keep) to identify their strengths and weaknesses.</text:p>
        </text:list-item>
        <text:list-item>
          <text:p text:style-name="P252"><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39">Conducted interviews with potential users, including Anton and other students, to gather insights into their preferences and pain points.</text:p>
        </text:list-item>
        <text:list-item>
          <text:p text:style-name="P239">Analysed feedback from online communities and forums discussing productivity tools.</text:p>
        </text:list-item>
        <text:list-item>
          <text:p text:style-name="P239">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81139752673585" text:continue-list="list181139732656622" text:style-name="L1">
        <text:list-item>
          <text:list>
            <text:list-item>
              <text:list>
                <text:list-item>
                  <text:p text:style-name="P150"><text:bookmark-start text:name="__RefHeading___Toc3719_117426026"/>Key Insights from Research<text:bookmark-end text:name="__RefHeading___Toc3719_117426026"/></text:p>
                  <text:list>
                    <text:list-item>
                      <text:p text:style-name="P150"><text:bookmark-start text:name="__RefHeading___Toc3717_117426026"/><text:span text:style-name="Strong_20_Emphasis">Books</text:span><text:bookmark-end text:name="__RefHeading___Toc3717_117426026"/></text:p>
                      <text:list>
                        <text:list-item>
                          <text:p text:style-name="P150"><text:bookmark-start text:name="__RefHeading___Toc3715_117426026"/><text:span text:style-name="Strong_20_Emphasis">Building a Second Brain</text:span><text:bookmark-end text:name="__RefHeading___Toc3715_117426026"/></text:p>
                          <text:list>
                            <text:list-item>
                              <text:p text:style-name="P150"><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53">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53">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53">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53">Highlight key terms</text:p>
            </text:list-item>
            <text:list-item>
              <text:p text:style-name="P253">Retain links to websites</text:p>
            </text:list-item>
            <text:list-item>
              <text:p text:style-name="P253">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81139752673585" text:style-name="L1">
        <text:list-item>
          <text:list>
            <text:list-item>
              <text:list>
                <text:list-item>
                  <text:list>
                    <text:list-item>
                      <text:list>
                        <text:list-item>
                          <text:list>
                            <text:list-item>
                              <text:p text:style-name="P150"><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1139389529810" text:continue-numbering="true" text:style-name="L1">
        <text:list-item>
          <text:list>
            <text:list-item>
              <text:list>
                <text:list-item>
                  <text:list>
                    <text:list-item>
                      <text:list>
                        <text:list-item>
                          <text:p text:style-name="P150"><text:bookmark-start text:name="__RefHeading___Toc3709_117426026"/><text:span text:style-name="Strong_20_Emphasis">The Bullet Journal Method</text:span><text:bookmark-end text:name="__RefHeading___Toc3709_117426026"/></text:p>
                          <text:p text:style-name="P177"><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77"><text:span text:style-name="Strong_20_Emphasis"><text:span text:style-name="T15"/></text:span></text:p>
                        </text:list-item>
                      </text:list>
                    </text:list-item>
                    <text:list-item>
                      <text:p text:style-name="P150"><text:bookmark-start text:name="__RefHeading___Toc3707_117426026"/><text:span text:style-name="Strong_20_Emphasis">In-depth analysis of existing software</text:span><text:bookmark-end text:name="__RefHeading___Toc3707_117426026"/></text:p>
                      <text:list>
                        <text:list-item>
                          <text:p text:style-name="P150"><text:bookmark-start text:name="__RefHeading___Toc3705_117426026"/><text:span text:style-name="Strong_20_Emphasis">Notion</text:span><text:bookmark-end text:name="__RefHeading___Toc3705_117426026"/></text:p>
                          <text:p text:style-name="P280"><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3"><text:span text:style-name="T31"><text:tab/><text:tab/></text:span><text:span text:style-name="Strong_20_Emphasis"><text:span text:style-name="T31">Advantages</text:span></text:span><text:span text:style-name="T31">:</text:span></text:p>
      <text:list text:style-name="L7">
        <text:list-item>
          <text:p text:style-name="P254">Notion is customizable</text:p>
        </text:list-item>
        <text:list-item>
          <text:p text:style-name="P254"><text:soft-page-break/>Has AI tools to summarise notes and generate text</text:p>
        </text:list-item>
        <text:list-item>
          <text:p text:style-name="P254">Has support for organising entries in tables by tags</text:p>
        </text:list-item>
        <text:list-item>
          <text:p text:style-name="P254">Is cross platform</text:p>
        </text:list-item>
      </text:list>
      <text:p text:style-name="P53"><text:span text:style-name="Strong_20_Emphasis"><text:span text:style-name="T32"/></text:span></text:p>
      <text:p text:style-name="P53"><text:span text:style-name="Strong_20_Emphasis"><text:span text:style-name="T32"><text:tab/><text:tab/>Disadvantages</text:span></text:span><text:span text:style-name="T32">:</text:span></text:p>
      <text:list text:style-name="L8">
        <text:list-item>
          <text:p text:style-name="P255">Notion is very complicated to set up, so base users cannot use most of these features fully. Customization is very time consuming, so most users rely on paid templates to get any advanced functionality.</text:p>
        </text:list-item>
        <text:list-item>
          <text:p text:style-name="P255">From my experience, and experience of other Notion users I interviewed, the cross-platform experience is mediocre. The app is not optimised for touchscreens.</text:p>
        </text:list-item>
        <text:list-item>
          <text:p text:style-name="P255">The AI features are a paid subscription. Some users may underutilize the features and overpay for services they never use.</text:p>
          <text:p text:style-name="P255"/>
        </text:list-item>
      </text:list>
      <text:list xml:id="list181140051760080" text:continue-list="list181139389529810" text:style-name="L1">
        <text:list-item>
          <text:list>
            <text:list-item>
              <text:list>
                <text:list-item>
                  <text:list>
                    <text:list-item>
                      <text:list>
                        <text:list-item>
                          <text:p text:style-name="P150"><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4"><text:span text:style-name="Strong_20_Emphasis"><text:span text:style-name="T32">Advantages</text:span></text:span><text:span text:style-name="T32">:</text:span></text:p>
      <text:list text:style-name="L9">
        <text:list-item>
          <text:p text:style-name="P240">Simple and intuitive to use, making it accessible to users of all technical levels.</text:p>
        </text:list-item>
        <text:list-item>
          <text:p text:style-name="P240">Well-integrated with Google’s ecosystem, allowing seamless synchronisation across devices.</text:p>
        </text:list-item>
        <text:list-item>
          <text:p text:style-name="P240">Offers dedicated apps for Android, iOS, and WearOS, ensuring availability on most platforms.</text:p>
        </text:list-item>
      </text:list>
      <text:p text:style-name="P56"><text:span text:style-name="Strong_20_Emphasis"><text:span text:style-name="T32"><text:tab/><text:tab/>Disadvantages</text:span></text:span><text:span text:style-name="T32">:</text:span></text:p>
      <text:list text:style-name="L10">
        <text:list-item>
          <text:p text:style-name="P241">Limited to basic note types, which restricts functionality for advanced users.</text:p>
        </text:list-item>
        <text:list-item>
          <text:p text:style-name="P241">Lacks features for tracking statistics, such as task completion or habit trends.</text:p>
        </text:list-item>
        <text:list-item>
          <text:p text:style-name="P241">Minimal options for customisation or organisation, making it less suitable for complex workflows.</text:p>
        </text:list-item>
      </text:list>
      <text:list xml:id="list181139747047257" text:continue-list="list181140051760080" text:style-name="L1">
        <text:list-item>
          <text:list>
            <text:list-item>
              <text:list>
                <text:list-item>
                  <text:list>
                    <text:list-item>
                      <text:list>
                        <text:list-item>
                          <text:p text:style-name="P150"><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5"><text:span text:style-name="Strong_20_Emphasis"><text:span text:style-name="T32">Advantages</text:span></text:span><text:span text:style-name="T32">:</text:span></text:p>
      <text:list text:style-name="L11">
        <text:list-item>
          <text:p text:style-name="P242">Offers robust organisational tools, including notebooks, tags, and advanced search capabilities.</text:p>
        </text:list-item>
        <text:list-item>
          <text:p text:style-name="P242">Supports multimedia notes, allowing users to attach images, audio, and files.</text:p>
        </text:list-item>
        <text:list-item>
          <text:p text:style-name="P242"><text:soft-page-break/>Cross-platform support with apps for desktop, mobile, and web.</text:p>
        </text:list-item>
        <text:list-item>
          <text:p text:style-name="P242">Allows integration with third-party apps and services, enhancing functionality.</text:p>
        </text:list-item>
      </text:list>
      <text:p text:style-name="P55"><text:span text:style-name="Strong_20_Emphasis"><text:span text:style-name="T32">Disadvantages</text:span></text:span><text:span text:style-name="T32">:</text:span></text:p>
      <text:list text:style-name="L12">
        <text:list-item>
          <text:p text:style-name="P243">Free version has significant limitations, such as device restrictions and reduced storage capacity.</text:p>
        </text:list-item>
        <text:list-item>
          <text:p text:style-name="P243">Interface can feel cluttered and overwhelming for new users.</text:p>
        </text:list-item>
        <text:list-item>
          <text:p text:style-name="P243"><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81140456336480" text:continue-list="list181139747047257" text:style-name="L1">
        <text:list-item>
          <text:list>
            <text:list-item>
              <text:list>
                <text:list-item>
                  <text:list>
                    <text:list-item>
                      <text:list>
                        <text:list-item>
                          <text:p text:style-name="P150"><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7"><text:span text:style-name="Strong_20_Emphasis"><text:span text:style-name="T32">Advantages</text:span></text:span><text:span text:style-name="T32">:</text:span></text:p>
      <text:list text:style-name="L13">
        <text:list-item>
          <text:p text:style-name="P244">Seamlessly integrated into Apple’s ecosystem, providing excellent synchronisation across iPhone, iPad, and Mac devices.</text:p>
        </text:list-item>
        <text:list-item>
          <text:p text:style-name="P244">Simple and straightforward interface, ideal for quick note-taking.</text:p>
        </text:list-item>
        <text:list-item>
          <text:p text:style-name="P244">Supports rich text formatting, drawing tools, and file attachments.</text:p>
        </text:list-item>
        <text:list-item>
          <text:p text:style-name="P244">Includes collaborative features, allowing multiple users to edit notes in real time.</text:p>
        </text:list-item>
      </text:list>
      <text:p text:style-name="P57"><text:span text:style-name="Strong_20_Emphasis"><text:span text:style-name="T32">Disadvantages</text:span></text:span><text:span text:style-name="T32">:</text:span></text:p>
      <text:list text:style-name="L14">
        <text:list-item>
          <text:p text:style-name="P245">Limited to Apple devices, restricting cross-platform usability.</text:p>
        </text:list-item>
        <text:list-item>
          <text:p text:style-name="P245">Organisation features are basic compared to competitors like Notion or Evernote.</text:p>
        </text:list-item>
        <text:list-item>
          <text:p text:style-name="P245"><text:span text:style-name="Strong_20_Emphasis"><text:span text:style-name="T48">Lacks advanced capabilities, such as tagging or detailed analytics for tracking progress.</text:span></text:span></text:p>
        </text:list-item>
      </text:list>
      <text:list text:continue-list="list181140456336480" text:style-name="L1">
        <text:list-item>
          <text:list>
            <text:list-item>
              <text:list>
                <text:list-item>
                  <text:p text:style-name="P150"><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8"><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50"><text:bookmark-start text:name="__RefHeading___Toc3695_117426026"/><text:soft-page-break/><text:span text:style-name="Strong_20_Emphasis">How do you currently organise your tasks and notes?</text:span><text:bookmark-end text:name="__RefHeading___Toc3695_117426026"/></text:p>
                      <text:p text:style-name="P277"><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50"><text:bookmark-start text:name="__RefHeading___Toc3693_117426026"/><text:span text:style-name="Strong_20_Emphasis">What features do you value most in a notetaking app? (Multiple choices allowed)</text:span><text:bookmark-end text:name="__RefHeading___Toc3693_117426026"/></text:p>
                      <text:p text:style-name="P277"><text:span text:style-name="Strong_20_Emphasis"><text:span text:style-name="T36"/></text:span></text:p>
                    </text:list-item>
                    <text:list-item>
                      <text:p text:style-name="P150"><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78"><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50"><text:bookmark-start text:name="__RefHeading___Toc3689_117426026"/><text:span text:style-name="Strong_20_Emphasis">How likely are you to use an app that combines notetaking and statistics?</text:span><text:bookmark-end text:name="__RefHeading___Toc3689_117426026"/></text:p>
                      <text:p text:style-name="P277"><text:span text:style-name="Strong_20_Emphasis"><text:span text:style-name="T36"/></text:span></text:p>
                    </text:list-item>
                    <text:list-item>
                      <text:p text:style-name="P150"><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81"><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82"><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79"><text:span text:style-name="Strong_20_Emphasis"><text:span text:style-name="T36"/></text:span></text:p>
                </text:list-item>
              </text:list>
            </text:list-item>
            <text:list-item>
              <text:p text:style-name="P152"><text:bookmark-start text:name="__RefHeading___Toc3685_117426026"/><text:span text:style-name="Strong_20_Emphasis"><text:span text:style-name="T52">Interview with Anton Kogun</text:span></text:span><text:bookmark-end text:name="__RefHeading___Toc3685_117426026"/></text:p>
            </text:list-item>
          </text:list>
        </text:list-item>
      </text:list>
      <text:p text:style-name="P59"><text:span text:style-name="Strong_20_Emphasis"><text:span text:style-name="T53">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9"><text:span text:style-name="Strong_20_Emphasis"><text:span text:style-name="T53"/></text:span></text:p>
      <text:p text:style-name="P59"><text:span text:style-name="Strong_20_Emphasis"><text:span text:style-name="T53">What's the biggest problem you face with managing your schoolwork digitally?</text:span></text:span></text:p>
      <text:p text:style-name="P59"><text:soft-page-break/><text:span text:style-name="Strong_20_Emphasis"><text:span text:style-name="T53"/></text:span></text:p>
      <text:p text:style-name="P59"><text:span text:style-name="Strong_20_Emphasis"><text:span text:style-name="T53">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9"><text:span text:style-name="Strong_20_Emphasis"><text:span text:style-name="T53"/></text:span></text:p>
      <text:p text:style-name="P59"><text:span text:style-name="Strong_20_Emphasis"><text:span text:style-name="T53">If you had a magic wand and could create the perfect app for yourself, what's the one feature it absolutely must have?</text:span></text:span></text:p>
      <text:p text:style-name="P59"><text:span text:style-name="Strong_20_Emphasis"><text:span text:style-name="T53"/></text:span></text:p>
      <text:p text:style-name="P59"><text:span text:style-name="Strong_20_Emphasis"><text:span text:style-name="T53">A way to bring it all together. Notes, assignments, to-do lists, even my habit tracker – all in one place. <text:s/>And it needs to be easy to find what I need, fast.</text:span></text:span></text:p>
      <text:p text:style-name="P59"><text:span text:style-name="Strong_20_Emphasis"><text:span text:style-name="T53"/></text:span></text:p>
      <text:p text:style-name="P59"><text:span text:style-name="Strong_20_Emphasis"><text:span text:style-name="T53">And what about accessing your notes and assignments? Do you use multiple devices?</text:span></text:span></text:p>
      <text:p text:style-name="P59"><text:span text:style-name="Strong_20_Emphasis"><text:span text:style-name="T53"/></text:span></text:p>
      <text:p text:style-name="P59"><text:span text:style-name="Strong_20_Emphasis"><text:span text:style-name="T53"><text:s/>All the time! I use my laptop at home, my tablet at school, and sometimes even my phone. <text:s/>It needs to work seamlessly across all of them, without any ssues or syncing problems.</text:span></text:span></text:p>
      <text:p text:style-name="P59"><text:span text:style-name="Strong_20_Emphasis"><text:span text:style-name="T53"/></text:span></text:p>
      <text:p text:style-name="P59"><text:span text:style-name="Strong_20_Emphasis"><text:span text:style-name="T53">What would be your preferred way of accessing the application?</text:span></text:span></text:p>
      <text:p text:style-name="P59"><text:span text:style-name="Strong_20_Emphasis"><text:span text:style-name="T53"/></text:span></text:p>
      <text:p text:style-name="P59"><text:span text:style-name="Strong_20_Emphasis"><text:span text:style-name="T53">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9"><text:span text:style-name="Strong_20_Emphasis"><text:span text:style-name="T53"/></text:span></text:p>
      <text:p text:style-name="P59"><text:span text:style-name="Strong_20_Emphasis"><text:span text:style-name="T53">Imagine you've got hundreds of notes and tasks in this app. How would you quickly find the one you need?</text:span></text:span></text:p>
      <text:p text:style-name="P59"><text:span text:style-name="Strong_20_Emphasis"><text:span text:style-name="T53"/></text:span></text:p>
      <text:p text:style-name="P59"><text:span text:style-name="Strong_20_Emphasis"><text:span text:style-name="T53">Search is crucial, of course. But it needs to be smart. <text:s/>Searching by keywords is good, but what if I can't remember the exact words? <text:s/>Maybe something that understands the context of my notes. That would be amazing.</text:span></text:span></text:p>
      <text:list xml:id="list181139573945654" text:continue-numbering="true" text:style-name="L1">
        <text:list-item>
          <text:list>
            <text:list-item>
              <text:p text:style-name="P152"><text:bookmark-start text:name="__RefHeading___Toc7343_3908388459"/><text:span text:style-name="Strong_20_Emphasis"><text:span text:style-name="T52">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83"><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83"><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83"><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83"><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83"><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83"><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83"><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83"><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83"><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83"><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81140379523891" text:continue-list="list181139573945654" text:style-name="L1">
        <text:list-item>
          <text:list>
            <text:list-item>
              <text:p text:style-name="P150"><text:bookmark-start text:name="__RefHeading___Toc3869_117426026"/>Coding objectives<text:bookmark-end text:name="__RefHeading___Toc3869_117426026"/></text:p>
              <text:list>
                <text:list-item>
                  <text:p text:style-name="P150"><text:bookmark-start text:name="__RefHeading___Toc3867_117426026"/>Database<text:bookmark-end text:name="__RefHeading___Toc3867_117426026"/></text:p>
                  <text:list>
                    <text:list-item>
                      <text:p text:style-name="P150"><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61">Create algorithms to generate unique IDs.</text:p>
                </text:list-item>
                <text:list-item>
                  <text:p text:style-name="P261">Configure usage access by limiting permissions of clients that will be used with the databases.</text:p>
                </text:list-item>
                <text:list-item>
                  <text:p text:style-name="P261"><text:soft-page-break/>Ensure that the database is encrypted and adheres to modern security standards.</text:p>
                </text:list-item>
                <text:list-item>
                  <text:p text:style-name="P264">Have a hashing algorithm to further encrypt user passwords.</text:p>
                </text:list-item>
                <text:list-item>
                  <text:p text:style-name="P264">Implement input sanitization to prevent attacks, such as SQL injection.</text:p>
                </text:list-item>
                <text:list-item>
                  <text:p text:style-name="P264">Use HTTPS for all communication.</text:p>
                </text:list-item>
                <text:list-item>
                  <text:p text:style-name="P267">Upon login, provide users with an identity token to keep them logged in.</text:p>
                </text:list-item>
                <text:list-item>
                  <text:p text:style-name="P269">Create functions to search notes by their vector representation instead of text.</text:p>
                </text:list-item>
              </text:list>
            </text:list-item>
          </text:list>
        </text:list-item>
      </text:list>
      <text:list xml:id="list181139136940695" text:continue-list="list181140379523891" text:style-name="L1">
        <text:list-item>
          <text:list>
            <text:list-item>
              <text:list>
                <text:list-item>
                  <text:list>
                    <text:list-item>
                      <text:p text:style-name="P150"><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62">Users</text:p>
                </text:list-item>
                <text:list-item>
                  <text:p text:style-name="P262">Notes</text:p>
                </text:list-item>
                <text:list-item>
                  <text:p text:style-name="P262">Tags</text:p>
                </text:list-item>
                <text:list-item>
                  <text:p text:style-name="P262">Habits</text:p>
                </text:list-item>
                <text:list-item>
                  <text:p text:style-name="P262">Statistics</text:p>
                </text:list-item>
                <text:list-item>
                  <text:p text:style-name="P262">Goals</text:p>
                </text:list-item>
                <text:list-item>
                  <text:p text:style-name="P262">Tasks</text:p>
                </text:list-item>
              </text:list>
            </text:list-item>
          </text:list>
        </text:list-item>
      </text:list>
      <text:list xml:id="list181141100784189" text:continue-list="list181139136940695" text:style-name="L1">
        <text:list-item>
          <text:list>
            <text:list-item>
              <text:list>
                <text:list-item>
                  <text:p text:style-name="P150"><text:bookmark-start text:name="__RefHeading___Toc3861_117426026"/>Design <text:span text:style-name="T54">the backend functionality</text:span>:<text:bookmark-end text:name="__RefHeading___Toc3861_117426026"/></text:p>
                </text:list-item>
              </text:list>
            </text:list-item>
          </text:list>
        </text:list-item>
      </text:list>
      <text:list text:style-name="L18">
        <text:list-item>
          <text:list>
            <text:list-item>
              <text:list>
                <text:list-item>
                  <text:p text:style-name="P246"><text:span text:style-name="T18">Have functionality to retrieve, create, update and delete various note types and tags, </text:span><text:span text:style-name="T19">using filters and pagination where needed.</text:span></text:p>
                </text:list-item>
                <text:list-item>
                  <text:p text:style-name="P249"><text:span text:style-name="T18">B</text:span><text:span text:style-name="T17">e able to authentify and register new users.</text:span></text:p>
                </text:list-item>
                <text:list-item>
                  <text:p text:style-name="P263">Link and unlink tags to and from notes.</text:p>
                </text:list-item>
                <text:list-item>
                  <text:p text:style-name="P263">Complete/uncomplete tasks.</text:p>
                </text:list-item>
                <text:list-item>
                  <text:p text:style-name="P247"><text:span text:style-name="T18">Retrieve user statistics </text:span><text:span text:style-name="T19">for several note types.</text:span></text:p>
                </text:list-item>
                <text:list-item>
                  <text:p text:style-name="P265">Be able to save user preferences.</text:p>
                </text:list-item>
                <text:list-item>
                  <text:p text:style-name="P266">Communicate with other APIs, such as one from Google or OpenAI to be able to pass submitted notes for AI summarization and return the result to the user.</text:p>
                </text:list-item>
                <text:list-item>
                  <text:p text:style-name="P268">Implement an archiving function.</text:p>
                </text:list-item>
                <text:list-item>
                  <text:p text:style-name="P248"><text:span text:style-name="T20">Create algorithms to vectorize notes for context-based searches</text:span><text:span text:style-name="T21"><text:line-break/></text:span></text:p>
                </text:list-item>
              </text:list>
            </text:list-item>
          </text:list>
        </text:list-item>
      </text:list>
      <text:list xml:id="list181139619008940" text:continue-list="list181141100784189" text:style-name="L1">
        <text:list-item>
          <text:list>
            <text:list-item>
              <text:list>
                <text:list-item>
                  <text:p text:style-name="P150"><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79">Design the overall layout of the app.</text:p>
                </text:list-item>
                <text:list-item>
                  <text:p text:style-name="P180"><text:soft-page-break/>Have a screen to view all notes for a selected note type with pagination and filter controls, along with the titles and tags of the notes displayed</text:p>
                </text:list-item>
                <text:list-item>
                  <text:p text:style-name="P180">Have a<text:span text:style-name="T55"> rich text editor for creating and editing notes (support for checklists and habit trackers).</text:span></text:p>
                </text:list-item>
                <text:list-item>
                  <text:p text:style-name="P179">Design a navigation bar, searching screens and alerts.</text:p>
                </text:list-item>
                <text:list-item>
                  <text:p text:style-name="P179">Have an account page where the user can edit their <text:span text:style-name="T56">d</text:span>etails.</text:p>
                </text:list-item>
                <text:list-item>
                  <text:p text:style-name="P180">Design the statistics page and unique widgets with information for each note type.</text:p>
                </text:list-item>
                <text:list-item>
                  <text:p text:style-name="P180">Ensure that the designs will adhere to accessibility standards.</text:p>
                </text:list-item>
                <text:list-item>
                  <text:p text:style-name="P182">Make the application cross-platform compatible by choosing a technology that supports such development natively, such as React.</text:p>
                </text:list-item>
                <text:list-item>
                  <text:p text:style-name="P182">Have error handling in place to prevent the app from crashing and communicate any errors to the user.</text:p>
                  <text:p text:style-name="P180"/>
                </text:list-item>
              </text:list>
            </text:list-item>
          </text:list>
        </text:list-item>
      </text:list>
      <text:list xml:id="list181140504284873" text:continue-list="list181139619008940" text:style-name="L1">
        <text:list-item>
          <text:list>
            <text:list-item>
              <text:list>
                <text:list-item>
                  <text:p text:style-name="P150"><text:bookmark-start text:name="__RefHeading___Toc3857_117426026"/>Validation<text:bookmark-end text:name="__RefHeading___Toc3857_117426026"/></text:p>
                  <text:list>
                    <text:list-item>
                      <text:p text:style-name="P150"><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00">Form validation on the UI to provide immediate feedback to users if data was incorrectly entered.</text:p>
                </text:list-item>
                <text:list-item>
                  <text:p text:style-name="P200">Validate passwords and emails to avoid unnecessary requests.</text:p>
                </text:list-item>
              </text:list>
            </text:list-item>
          </text:list>
        </text:list-item>
      </text:list>
      <text:list xml:id="list181140944185789" text:continue-list="list181140504284873" text:style-name="L1">
        <text:list-item>
          <text:list>
            <text:list-item>
              <text:list>
                <text:list-item>
                  <text:list>
                    <text:list-item>
                      <text:p text:style-name="P150"><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81">Input validation for all API endpoints.</text:p>
                </text:list-item>
                <text:list-item>
                  <text:p text:style-name="P181">Authentication and authorization checks to ensure users can only access their own data.</text:p>
                </text:list-item>
                <text:list-item>
                  <text:p text:style-name="P181">Ensure that new entries have unique IDs before inserting them to the database.</text:p>
                </text:list-item>
                <text:list-item>
                  <text:p text:style-name="P181">Impose a limit on the character length of submitted notes.</text:p>
                </text:list-item>
              </text:list>
            </text:list-item>
          </text:list>
        </text:list-item>
      </text:list>
      <text:p text:style-name="P19"><text:line-break/></text:p>
      <text:list text:continue-list="list181140944185789" text:style-name="L1">
        <text:list-item>
          <text:list>
            <text:list-item>
              <text:p text:style-name="P150"><text:bookmark-start text:name="__RefHeading___Toc3851_117426026"/>Proposed solution<text:bookmark-end text:name="__RefHeading___Toc3851_117426026"/></text:p>
              <text:p text:style-name="P270">My solution this feature-rich note-taking application leverages a robust and scalable technology stack. For the user interface, I will utilize ReactJS, a powerful JavaScript library for building dynamic and responsive single-page applications. <text:span text:style-name="T57">To speed up design, I will </text:span><text:soft-page-break/><text:span text:style-name="T57">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75">A</text:p>
            </text:list-item>
          </text:list>
        </text:list-item>
        <text:list-item>
          <text:p text:style-name="P150"><text:bookmark-start text:name="__RefHeading___Toc3849_117426026"/>Documented Design<text:bookmark-end text:name="__RefHeading___Toc3849_117426026"/></text:p>
          <text:list>
            <text:list-item>
              <text:p text:style-name="P150"><text:bookmark-start text:name="__RefHeading___Toc3847_117426026"/>User data flow<text:bookmark-end text:name="__RefHeading___Toc3847_117426026"/></text:p>
              <text:list>
                <text:list-item>
                  <text:p text:style-name="P150"><text:bookmark-start text:name="__RefHeading___Toc3845_117426026"/>Determining frontend-backend communication<text:bookmark-end text:name="__RefHeading___Toc3845_117426026"/></text:p>
                  <text:list>
                    <text:list-item>
                      <text:p text:style-name="P150"><text:bookmark-start text:name="__RefHeading___Toc3843_117426026"/>Optimistic updating<text:bookmark-end text:name="__RefHeading___Toc3843_117426026"/></text:p>
                      <text:p text:style-name="P258">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50"><text:bookmark-start text:name="__RefHeading___Toc3841_117426026"/>Pessimistic updating<text:bookmark-end text:name="__RefHeading___Toc3841_117426026"/></text:p>
                      <text:p text:style-name="P258">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50"><text:bookmark-start text:name="__RefHeading___Toc3839_117426026"/>Why I chose optimistic updating<text:bookmark-end text:name="__RefHeading___Toc3839_117426026"/></text:p>
                      <text:p text:style-name="P258">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50"><text:bookmark-start text:name="__RefHeading___Toc3837_117426026"/>Creating data flow diagrams<text:bookmark-end text:name="__RefHeading___Toc3837_117426026"/></text:p>
                  <text:list>
                    <text:list-item>
                      <text:p text:style-name="P150"><text:bookmark-start text:name="__RefHeading___Toc3835_117426026"/>Note creation<text:bookmark-end text:name="__RefHeading___Toc3835_117426026"/></text:p>
                      <text:p text:style-name="P276"><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50"><text:bookmark-start text:name="__RefHeading___Toc3833_117426026"/>Editing a note<text:bookmark-end text:name="__RefHeading___Toc3833_117426026"/></text:p>
                      <text:p text:style-name="P206"><text:bookmark text:name="docs-internal-guid-7fa89df9-7fff-9fa6-9492-15862a69dad5"/><text:span text:style-name="T58"><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50"><text:bookmark-start text:name="__RefHeading___Toc3831_117426026"/>Fetch all notes of a specific type<text:bookmark-end text:name="__RefHeading___Toc3831_117426026"/></text:p>
                      <text:p text:style-name="P206"><text:bookmark text:name="docs-internal-guid-c0e41830-7fff-706e-2966-012a1c328c42"/><text:span text:style-name="T58"><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58"><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50"><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8"><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1140049892640" text:continue-numbering="true" text:style-name="L1">
        <text:list-item>
          <text:list>
            <text:list-item>
              <text:list>
                <text:list-item>
                  <text:list>
                    <text:list-item>
                      <text:p text:style-name="P150"><text:bookmark-start text:name="__RefHeading___Toc3827_117426026"/>Delete a note<text:bookmark-end text:name="__RefHeading___Toc3827_117426026"/></text:p>
                      <text:p text:style-name="P206"><text:bookmark text:name="docs-internal-guid-b8c60e8a-7fff-3137-0c20-093ccd0458ed"/><text:span text:style-name="T58"><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84"><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50"><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85">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85">“Exact” search mode. The query will be used to look up title or content fields in the database using SQL querying</text:p>
        </text:list-item>
        <text:list-item>
          <text:p text:style-name="P186">“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1140049892640" text:style-name="L1">
        <text:list-item>
          <text:list>
            <text:list-item>
              <text:list>
                <text:list-item>
                  <text:list>
                    <text:list-header>
                      <text:p text:style-name="P184">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206"><text:bookmark text:name="docs-internal-guid-cdf87131-7fff-b354-26da-af4879d25468"/><text:span text:style-name="T58"><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50"><text:bookmark-start text:name="__RefHeading___Toc3823_117426026"/>Tag workflow<text:bookmark-end text:name="__RefHeading___Toc3823_117426026"/></text:p>
                      <text:p text:style-name="P187">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87"><text:bookmark text:name="docs-internal-guid-7891c39b-7fff-1493-4500-7c846abaeac2"/><text:span text:style-name="T58"><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87">This procedure is executed alongside any note creation or editing procedure whenever the selected tag ids differ from the fetched ones.</text:p>
                      <text:p text:style-name="P187"/>
                    </text:list-item>
                    <text:list-item>
                      <text:p text:style-name="P150"><text:bookmark-start text:name="__RefHeading___Toc3821_117426026"/><text:soft-page-break/>Registering and logging users in<text:bookmark-end text:name="__RefHeading___Toc3821_117426026"/></text:p>
                      <text:p text:style-name="P259"><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56">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50"><text:bookmark-start text:name="__RefHeading___Toc3819_117426026"/>Backend<text:bookmark-end text:name="__RefHeading___Toc3819_117426026"/></text:p>
              <text:list>
                <text:list-item>
                  <text:p text:style-name="P150"><text:bookmark-start text:name="__RefHeading___Toc3817_117426026"/>Designing the database<text:bookmark-end text:name="__RefHeading___Toc3817_117426026"/></text:p>
                  <text:list>
                    <text:list-item>
                      <text:p text:style-name="P150"><text:bookmark-start text:name="__RefHeading___Toc3815_117426026"/>Detecting patterns in data representation<text:bookmark-end text:name="__RefHeading___Toc3815_117426026"/></text:p>
                    </text:list-item>
                  </text:list>
                  <text:p text:style-name="P187">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87">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50"><text:bookmark-start text:name="__RefHeading___Toc3813_117426026"/>Choosing the database<text:bookmark-end text:name="__RefHeading___Toc3813_117426026"/></text:p>
                    </text:list-item>
                  </text:list>
                  <text:p text:style-name="P187">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50"><text:bookmark-start text:name="__RefHeading___Toc3811_117426026"/>Efficiency<text:bookmark-end text:name="__RefHeading___Toc3811_117426026"/></text:p>
                    </text:list-item>
                  </text:list>
                  <text:p text:style-name="P187">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50"><text:bookmark-start text:name="__RefHeading___Toc3809_117426026"/><text:soft-page-break/>Data Types and Functions:<text:bookmark-end text:name="__RefHeading___Toc3809_117426026"/></text:p>
                    </text:list-item>
                  </text:list>
                  <text:p text:style-name="P187">Postgres supports a wide range of data types such as UUID for primary keys, which will accommodate various note content formats and use cases.</text:p>
                  <text:list text:continue-numbering="true">
                    <text:list-item>
                      <text:p text:style-name="P150"><text:bookmark-start text:name="__RefHeading___Toc3807_117426026"/>Why use UUID?<text:bookmark-end text:name="__RefHeading___Toc3807_117426026"/></text:p>
                    </text:list-item>
                  </text:list>
                  <text:p text:style-name="P187">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50"><text:bookmark-start text:name="__RefHeading___Toc3805_117426026"/>Performance:<text:bookmark-end text:name="__RefHeading___Toc3805_117426026"/></text:p>
                    </text:list-item>
                  </text:list>
                  <text:p text:style-name="P187">The database is designed to scale efficiently, handling large volumes of data and supporting high-performance queries, which will speed up note loading and retrieval.</text:p>
                  <text:list text:continue-numbering="true">
                    <text:list-item>
                      <text:p text:style-name="P150"><text:bookmark-start text:name="__RefHeading___Toc3803_117426026"/>Security:<text:bookmark-end text:name="__RefHeading___Toc3803_117426026"/></text:p>
                    </text:list-item>
                  </text:list>
                  <text:p text:style-name="P187">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50"><text:bookmark-start text:name="__RefHeading___Toc3801_117426026"/><text:soft-page-break/>Database relationships<text:bookmark-end text:name="__RefHeading___Toc3801_117426026"/></text:p>
                  <text:p text:style-name="P207"><text:bookmark text:name="docs-internal-guid-600616be-7fff-c615-c856-caf18041429b"/><text:span text:style-name="T58"><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88">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89"/>
                  <text:p text:style-name="P189">After picking the appropriate database, I started planning the tables that could be possibly useful for storing note and user data.</text:p>
                  <text:list>
                    <text:list-item>
                      <text:p text:style-name="P150"><text:bookmark-start text:name="__RefHeading___Toc3799_117426026"/>User data<text:bookmark-end text:name="__RefHeading___Toc3799_117426026"/></text:p>
                    </text:list-item>
                  </text:list>
                  <text:p text:style-name="P189">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89"/>
                  <text:p text:style-name="P189"><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50"><text:bookmark-start text:name="__RefHeading___Toc3797_117426026"/>Notes<text:bookmark-end text:name="__RefHeading___Toc3797_117426026"/></text:p>
                      <text:p text:style-name="P178"><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212">Main notes table:</text:p>
                                        </text:list-header>
                                      </text:list>
                                    </text:list-item>
                                  </text:list>
                                </text:list-item>
                              </text:list>
                            </text:list-item>
                          </text:list>
                        </text:list-item>
                      </text:list>
                    </text:list-item>
                  </text:list>
                </text:list-item>
              </text:list>
            </text:list-item>
          </text:list>
        </text:list-item>
      </text:list>
      <text:p text:style-name="P218" loext:marker-style-name="T59"><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218" loext:marker-style-name="T59"><text:span text:style-name="T9">Tables for the “Task” note type:</text:span></text:p>
      <text:p text:style-name="P219" loext:marker-style-name="T59"><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213" loext:marker-style-name="T28"/>
      <text:p text:style-name="P220" loext:marker-style-name="T59"><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214" loext:marker-style-name="T28"/>
      <text:p text:style-name="P220" loext:marker-style-name="T59"><text:span text:style-name="T9">Tables for the “Habit” note type:</text:span></text:p>
      <text:p text:style-name="P220" loext:marker-style-name="T59"><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215" loext:marker-style-name="T29"/>
      <text:p text:style-name="P215" loext:marker-style-name="T29"/>
      <text:p text:style-name="P220" loext:marker-style-name="T59"><text:span text:style-name="T9">Ability to link multiple tasks to a single habit</text:span></text:p>
      <text:p text:style-name="P220" loext:marker-style-name="T59"><text:span text:style-name="T8">CREATE TABLE habittasks ( <text:line-break/> <text:s text:c="3"/>habit_id uuid,<text:line-break/> <text:s text:c="3"/>task_id uuid<text:line-break/>);</text:span></text:p>
      <text:p text:style-name="P216" loext:marker-style-name="T29"/>
      <text:p text:style-name="P220" loext:marker-style-name="T59"><text:span text:style-name="T9">Tables for the “Goal” note type:</text:span></text:p>
      <text:p text:style-name="P219" loext:marker-style-name="T59"><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220" loext:marker-style-name="T59"><text:soft-page-break/><text:span text:style-name="T9"/></text:p>
      <text:p text:style-name="P220" loext:marker-style-name="T59"><text:span text:style-name="T9">A table for subgoals(checkpoints)</text:span></text:p>
      <text:p text:style-name="P219" loext:marker-style-name="T59"><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219" loext:marker-style-name="T59"><text:span text:style-name="T7"/></text:p>
      <text:p text:style-name="P210" loext:marker-style-name="T59"><text:span text:style-name="T7"/></text:p>
      <text:list text:continue-numbering="true" text:style-name="L1">
        <text:list-item>
          <text:list>
            <text:list-item>
              <text:list>
                <text:list-item>
                  <text:list>
                    <text:list-item>
                      <text:p text:style-name="P153"><text:bookmark-start text:name="__RefHeading___Toc3795_117426026"/>Tagging<text:bookmark-end text:name="__RefHeading___Toc3795_117426026"/></text:p>
                      <text:p text:style-name="P190">Tags are independent from notes, so a corresponding table containing data about tags, such as their name and color, will be connected to notes using a separate table, called NoteTags, where note and tag ids are linked together.</text:p>
                      <text:p text:style-name="P190"/>
                      <text:p text:style-name="P190">CREATE TABLE tags (</text:p>
                      <text:p text:style-name="P190">id uuid DEFAULT uuid_generate_v4() NOT NULL,</text:p>
                      <text:p text:style-name="P190">name character varying(50) NOT NULL,</text:p>
                      <text:p text:style-name="P190">color character varying(7) NOT NULL,user_id uuid);</text:p>
                      <text:p text:style-name="P190"/>
                      <text:p text:style-name="P190">CREATE TABLE notetags (</text:p>
                      <text:p text:style-name="P190">note_id uuid NOT NULL,tag_id </text:p>
                      <text:p text:style-name="P190">uuid NOT NULL</text:p>
                      <text:p text:style-name="P190">);</text:p>
                      <text:p text:style-name="P190"/>
                    </text:list-item>
                    <text:list-item>
                      <text:p text:style-name="P153"><text:bookmark-start text:name="__RefHeading___Toc3793_117426026"/>Statistics<text:bookmark-end text:name="__RefHeading___Toc3793_117426026"/></text:p>
                      <text:p text:style-name="P190">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81140668167913" text:continue-numbering="true" text:style-name="L1">
        <text:list-item>
          <text:list>
            <text:list-item>
              <text:list>
                <text:list-item>
                  <text:list>
                    <text:list-item>
                      <text:p text:style-name="P153"><text:bookmark-start text:name="__RefHeading___Toc3791_117426026"/>Conclusion<text:bookmark-end text:name="__RefHeading___Toc3791_117426026"/></text:p>
                      <text:p text:style-name="P189">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89"/>
                    </text:list-item>
                  </text:list>
                </text:list-item>
                <text:list-item>
                  <text:p text:style-name="P153"><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201">models</text:p>
          <text:list>
            <text:list-item>
              <text:p text:style-name="P201">w2v.model</text:p>
            </text:list-item>
          </text:list>
        </text:list-item>
        <text:list-item>
          <text:p text:style-name="P201">modules</text:p>
          <text:list>
            <text:list-item>
              <text:p text:style-name="P201"><text:soft-page-break/>__init__.py</text:p>
            </text:list-item>
            <text:list-item>
              <text:p text:style-name="P201">goals.py</text:p>
            </text:list-item>
            <text:list-item>
              <text:p text:style-name="P201">tasks.py</text:p>
            </text:list-item>
            <text:list-item>
              <text:p text:style-name="P201">universal.py</text:p>
            </text:list-item>
            <text:list-item>
              <text:p text:style-name="P201">etc</text:p>
            </text:list-item>
          </text:list>
        </text:list-item>
        <text:list-item>
          <text:p text:style-name="P201">utils</text:p>
          <text:list>
            <text:list-item>
              <text:p text:style-name="P201">__init__.py</text:p>
            </text:list-item>
            <text:list-item>
              <text:p text:style-name="P201">word2vec.py</text:p>
            </text:list-item>
            <text:list-item>
              <text:p text:style-name="P201">utils.py</text:p>
            </text:list-item>
            <text:list-item>
              <text:p text:style-name="P201">etc</text:p>
            </text:list-item>
          </text:list>
        </text:list-item>
        <text:list-item>
          <text:p text:style-name="P201">app.py</text:p>
        </text:list-item>
        <text:list-item>
          <text:p text:style-name="P201">config.py</text:p>
        </text:list-item>
        <text:list-item>
          <text:p text:style-name="P201">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81140668167913" text:style-name="L1">
        <text:list-item>
          <text:list>
            <text:list-item>
              <text:list>
                <text:list-item>
                  <text:p text:style-name="P153"><text:bookmark-start text:name="__RefHeading___Toc3787_117426026"/>OOP<text:bookmark-end text:name="__RefHeading___Toc3787_117426026"/></text:p>
                  <text:p text:style-name="P191">OOP <text:span text:style-name="T60">(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53"><text:bookmark-start text:name="__RefHeading___Toc3785_117426026"/>Constructing note processing code<text:bookmark-end text:name="__RefHeading___Toc3785_117426026"/></text:p>
                    </text:list-item>
                  </text:list>
                  <text:p text:style-name="P192">In the context of my note-taking app, we can apply OOP by creating classes to represent key entities like Notes, Users, and Tags. These classes would encapsulate data and methods that operate on that data.</text:p>
                  <text:p text:style-name="P193">However, <text:span text:style-name="T61">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93"><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2">s</text:span>.</text:p>
      <text:list text:continue-numbering="true" text:style-name="L1">
        <text:list-item>
          <text:list>
            <text:list-item>
              <text:list>
                <text:list-item>
                  <text:list>
                    <text:list-item>
                      <text:p text:style-name="P153"><text:bookmark-start text:name="__RefHeading___Toc3783_117426026"/><text:soft-page-break/>Simplifying validation schemas<text:bookmark-end text:name="__RefHeading___Toc3783_117426026"/></text:p>
                    </text:list-item>
                  </text:list>
                  <text:p text:style-name="P194">Object-Oriented Programming <text:span text:style-name="T63">can also be uset so implify</text:span> validation schemas by creating a <text:span text:style-name="Source_20_Text"><text:span text:style-name="T41">base schema</text:span></text:span> class. This class acts like a blueprint, defining common fields <text:span text:style-name="T63">such as </text:span>title, content, tags and their validation rules . Other schema classes inherit from <text:span text:style-name="T63">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3">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1140977932656" text:continue-numbering="true" text:style-name="L1">
        <text:list-item>
          <text:list>
            <text:list-item>
              <text:p text:style-name="P153"><text:bookmark-start text:name="__RefHeading___Toc3781_117426026"/>Frontend<text:bookmark-end text:name="__RefHeading___Toc3781_117426026"/></text:p>
              <text:list>
                <text:list-item>
                  <text:p text:style-name="P153"><text:bookmark-start text:name="__RefHeading___Toc3779_117426026"/>User data on the frontend<text:bookmark-end text:name="__RefHeading___Toc3779_117426026"/></text:p>
                  <text:p text:style-name="P202">Now that we’ve established how the data will be stored and processed on the backend, it’s time to delve deeper into how will it be collected and displayed to users.</text:p>
                  <text:p text:style-name="P271">Frontend applications often employ a state management system to efficiently handle and update data displayed to the user. This <text:span text:style-name="T64">may include information about the</text:span> current<text:span text:style-name="T64">ly selected</text:span> note, a list of notes, loading status, and any validation errors.</text:p>
                </text:list-item>
              </text:list>
            </text:list-item>
          </text:list>
        </text:list-item>
      </text:list>
      <text:p text:style-name="P28"><text:soft-page-break/>The data flow <text:span text:style-name="T65">involves these</text:span> steps:</text:p>
      <text:list text:style-name="L24">
        <text:list-item>
          <text:p text:style-name="P284"><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84"><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84"><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81140750277289" text:continue-list="list181140977932656" text:style-name="L1">
        <text:list-item>
          <text:list>
            <text:list-item>
              <text:list>
                <text:list-item>
                  <text:p text:style-name="P153"><text:bookmark-start text:name="__RefHeading___Toc3777_117426026"/>Frontend <text:span text:style-name="T66">file structure</text:span><text:bookmark-end text:name="__RefHeading___Toc3777_117426026"/></text:p>
                  <text:p text:style-name="P203">Since the frontend of the application will be built with the React framework using JavaScript and TypeScript, the file structure will be predetermined by web application generation tools, such as Vite, <text:span text:style-name="T67">unlike on the backend</text:span>. Vite and similar tools provide a faster development experience for modern web projects. Running a simple command would create the basic components of a web ap<text:span text:style-name="T68">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204">node_modules</text:p>
        </text:list-item>
        <text:list-item>
          <text:p text:style-name="P204">components</text:p>
        </text:list-item>
        <text:list-item>
          <text:p text:style-name="P204">public</text:p>
        </text:list-item>
        <text:list-item>
          <text:p text:style-name="P204">src</text:p>
          <text:list>
            <text:list-item>
              <text:p text:style-name="P204">api</text:p>
            </text:list-item>
            <text:list-item>
              <text:p text:style-name="P205">types</text:p>
              <text:list>
                <text:list-item>
                  <text:p text:style-name="P205"><text:soft-page-break/>taskTypes.ts</text:p>
                </text:list-item>
              </text:list>
            </text:list-item>
            <text:list-item>
              <text:p text:style-name="P205">tasksApi.ts</text:p>
            </text:list-item>
            <text:list-item>
              <text:p text:style-name="P204">Pages</text:p>
              <text:list>
                <text:list-item>
                  <text:p text:style-name="P204">Tasks</text:p>
                  <text:list>
                    <text:list-item>
                      <text:p text:style-name="P204">Components</text:p>
                    </text:list-item>
                    <text:list-item>
                      <text:p text:style-name="P204">Tasks.tsx</text:p>
                    </text:list-item>
                    <text:list-item>
                      <text:p text:style-name="P204">useTasks.ts</text:p>
                    </text:list-item>
                  </text:list>
                </text:list-item>
                <text:list-item>
                  <text:p text:style-name="P204">Account</text:p>
                </text:list-item>
                <text:list-item>
                  <text:p text:style-name="P204">Dashboard</text:p>
                </text:list-item>
              </text:list>
            </text:list-item>
            <text:list-item>
              <text:p text:style-name="P204">index.css</text:p>
            </text:list-item>
            <text:list-item>
              <text:p text:style-name="P204">routes.tsx</text:p>
            </text:list-item>
            <text:list-item>
              <text:p text:style-name="P204">main.tsx</text:p>
            </text:list-item>
            <text:list-item>
              <text:p text:style-name="P204">etc</text:p>
            </text:list-item>
          </text:list>
        </text:list-item>
        <text:list-item>
          <text:p text:style-name="P204">index.html</text:p>
        </text:list-item>
        <text:list-item>
          <text:p text:style-name="P204">.gitignore</text:p>
        </text:list-item>
        <text:list-item>
          <text:p text:style-name="P204">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9">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6">interfaces and schemas for type safety and validation, as well as CRUD (create, re</text:span><text:span text:style-name="T70">ad</text:span><text:span text:style-name="T66">, update, delete) methods on predetermined backend endpoints.</text:span></text:p>
      <text:list xml:id="list181140915085678" text:continue-list="list181140750277289" text:style-name="L1">
        <text:list-item>
          <text:list>
            <text:list-item>
              <text:list>
                <text:list-item>
                  <text:p text:style-name="P153"/>
                </text:list-item>
                <text:list-item>
                  <text:p text:style-name="P153"/>
                </text:list-item>
              </text:list>
            </text:list-item>
            <text:list-item>
              <text:p text:style-name="P153"><text:bookmark-start text:name="__RefHeading___Toc3775_117426026"/>User Interface<text:bookmark-end text:name="__RefHeading___Toc3775_117426026"/></text:p>
              <text:list>
                <text:list-item>
                  <text:p text:style-name="P153"><text:bookmark-start text:name="__RefHeading___Toc3773_117426026"/>The 10 principles of good design<text:bookmark-end text:name="__RefHeading___Toc3773_117426026"/></text:p>
                </text:list-item>
              </text:list>
              <text:p text:style-name="P260"><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72">Good design is innovative</text:p>
        </text:list-item>
        <text:list-item>
          <text:p text:style-name="P273">Good design makes a product useful</text:p>
        </text:list-item>
        <text:list-item>
          <text:p text:style-name="P273">Good design is aesthetic</text:p>
        </text:list-item>
        <text:list-item>
          <text:p text:style-name="P273">Good design makes a product understandable</text:p>
        </text:list-item>
        <text:list-item>
          <text:p text:style-name="P273">Good design is unobtrusive</text:p>
        </text:list-item>
        <text:list-item>
          <text:p text:style-name="P273">Good design is honest</text:p>
        </text:list-item>
        <text:list-item>
          <text:p text:style-name="P273">Good design is long-lasting</text:p>
        </text:list-item>
        <text:list-item>
          <text:p text:style-name="P273">Good design is thorough down to the last detail</text:p>
        </text:list-item>
        <text:list-item>
          <text:p text:style-name="P273">Good design is environmentally friendly</text:p>
        </text:list-item>
        <text:list-item>
          <text:p text:style-name="P274">Good design is as little design as possible</text:p>
          <text:p text:style-name="P257">Even though not all of these principles can apply to digital designs or this specific scenario, they will still be referred to throughout the design process.</text:p>
        </text:list-item>
      </text:list>
      <text:list text:continue-list="list181140915085678" text:style-name="L1">
        <text:list-item>
          <text:list>
            <text:list-item>
              <text:list>
                <text:list-item>
                  <text:p text:style-name="P153"><text:bookmark-start text:name="__RefHeading___Toc3771_117426026"/>Design as an iterative process<text:bookmark-end text:name="__RefHeading___Toc3771_117426026"/></text:p>
                  <text:p text:style-name="P189">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53"><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53"><text:bookmark text:name="docs-internal-guid-0743045d-7fff-97d0-3700-a0947db25c55"/><text:bookmark-start text:name="__RefHeading___Toc3767_117426026"/><text:span text:style-name="T71">A generic note viewing and editing page, which supports organization by tagging, additional form fields and timestamps</text:span><text:span text:style-name="T76">.</text:span> <text:bookmark-end text:name="__RefHeading___Toc3767_117426026"/></text:p>
                      <text:list>
                        <text:list-item>
                          <text:p text:style-name="P153"><text:bookmark text:name="docs-internal-guid-0806f577-7fff-c638-6ac3-272ad1476604"/><text:bookmark-start text:name="__RefHeading___Toc3765_117426026"/>Viewing all notes <text:bookmark-end text:name="__RefHeading___Toc3765_117426026"/></text:p>
                          <text:p text:style-name="P211"><text:bookmark text:name="docs-internal-guid-75dbd106-7fff-fbf1-b13a-b7122e0052d4"/><text:span text:style-name="T58"><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83">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53"><text:bookmark-start text:name="__RefHeading___Toc3763_117426026"/>Editing a note<text:bookmark-end text:name="__RefHeading___Toc3763_117426026"/></text:p>
                          <text:p text:style-name="P195"><text:bookmark text:name="docs-internal-guid-4d7fa031-7fff-178f-0b2d-95a20e2d4e87"/>In the note editing page, the user will be able to alter the contents of each note, as long as organize tags, delete or archive it </text:p>
                          <text:p text:style-name="P195"><text:soft-page-break/></text:p>
                          <text:p text:style-name="P208"><text:bookmark text:name="docs-internal-guid-884591ff-7fff-9314-3c88-b38d6b70facf"/><text:span text:style-name="T58"><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53"><text:bookmark-start text:name="__RefHeading___Toc3761_117426026"/>An account page where the user can edit their details<text:bookmark-end text:name="__RefHeading___Toc3761_117426026"/></text:p>
                      <text:p text:style-name="P208"><text:bookmark text:name="docs-internal-guid-e31f6bc3-7fff-8b31-447a-7f8198dca0cd"/><text:span text:style-name="T58"><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95">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53"><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8"><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81139366605368" text:continue-numbering="true" text:style-name="L1">
        <text:list-item>
          <text:list>
            <text:list-item>
              <text:list>
                <text:list-item>
                  <text:list>
                    <text:list-header>
                      <text:p text:style-name="P196"/>
                      <text:p text:style-name="P197">This wireframe contains reusable components, such as alerts, a searching popup with an ability to search notes, select types and edit them and a navbar, which can be used by the user at any time to navigate through the website.</text:p>
                    </text:list-header>
                    <text:list-item>
                      <text:p text:style-name="P153"><text:bookmark-start text:name="__RefHeading___Toc3757_117426026"/>A note statistics page<text:bookmark-end text:name="__RefHeading___Toc3757_117426026"/></text:p>
                      <text:p text:style-name="P197">The requirement for accountability and statistics can be further expanded into a dashboard, which will contain widgets with statistics and other information. The general look for such a page should be as follows:</text:p>
                      <text:p text:style-name="P209"><text:bookmark text:name="docs-internal-guid-09b3dd7f-7fff-9478-aec6-6358626e5cc8"/><text:soft-page-break/><text:span text:style-name="T58"><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97">The page can be a grid with customizable widgets of various sizes. There are plenty of widget options, but most of them can be simplified to several types:</text:p>
                      <text:list>
                        <text:list-item>
                          <text:p text:style-name="P153"><text:bookmark-start text:name="__RefHeading___Toc3755_117426026"/>Charts<text:bookmark-end text:name="__RefHeading___Toc3755_117426026"/></text:p>
                          <text:p text:style-name="P209"><text:bookmark text:name="docs-internal-guid-d523f966-7fff-2f08-22b7-d924759a6ee4"/><text:span text:style-name="T58"><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97">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53"><text:bookmark-start text:name="__RefHeading___Toc3753_117426026"/><text:soft-page-break/>Numbers<text:bookmark-end text:name="__RefHeading___Toc3753_117426026"/><text:bookmark text:name="docs-internal-guid-9e1197e5-7fff-7391-5ae2-f95d8f77065b"/></text:p>
                          <text:p text:style-name="P221"><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217">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53"><text:bookmark text:name="docs-internal-guid-9e1197e5-7fff-7391-5ae2-f95d8f77065b Copy 1"/><text:bookmark-start text:name="__RefHeading___Toc3751_117426026"/>Progress Bars<text:bookmark-end text:name="__RefHeading___Toc3751_117426026"/></text:p>
                          <text:p text:style-name="P224"><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97"><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21"><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97">This idea may be expanded with the addition of milestones for goals, which may further motivate the user. Additionally, this example maybe used to highlight the ease of adapting these components for different sizes by stacking the milestones vertically:</text:p>
                          <text:p text:style-name="P221"><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99">It is also important to remember that these widgets are drafts/wireframes and will look differently after being implemented in code.</text:p>
                        </text:list-item>
                        <text:list-item>
                          <text:p text:style-name="P153"><text:bookmark-start text:name="__RefHeading___Toc3749_117426026"/>Streaks<text:bookmark-end text:name="__RefHeading___Toc3749_117426026"/></text:p>
                          <text:p text:style-name="P197">The following type can only be used to very specific notes that require daily commitment, allowing the user to visualise their progress in a simple way.</text:p>
                          <text:p text:style-name="P225"><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53"><text:bookmark-start text:name="__RefHeading___Toc3747_117426026"/>Mobile design<text:bookmark-end text:name="__RefHeading___Toc3747_117426026"/></text:p>
                          <text:p text:style-name="P198">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98">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26"><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226"><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98">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26"><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98">Other components such as widgets, editing screens or other pages without moving components or popups can be dynamically resized by the software or rearranged using adjustable grids for various display sizes</text:p>
                          <text:p text:style-name="P226"><text:soft-page-break/><text:span text:style-name="T5">Finally, some components, that were previously used as popups on wider screens, such as search popups or alerts now can take the full width of the device</text:span></text:p>
                          <text:p text:style-name="P226"><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53"><text:bookmark-start text:name="__RefHeading___Toc3745_117426026"/>Choosing the color and fonts<text:bookmark-end text:name="__RefHeading___Toc3745_117426026"/></text:p>
                  <text:list>
                    <text:list-item>
                      <text:p text:style-name="P153"><text:bookmark-start text:name="__RefHeading___Toc3743_117426026"/>Core color palette<text:bookmark-end text:name="__RefHeading___Toc3743_117426026"/></text:p>
                    </text:list-item>
                  </text:list>
                  <text:p text:style-name="P227">Foreground, background, primary, and other colors are essential components of any visual design, serving crucial roles in creating a functional, visually appealing, and accessible user experience.</text:p>
                  <text:p text:style-name="P227">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27">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85"><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85"><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85"><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86"><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0"><text:span text:style-name="Strong_20_Emphasis"><text:span text:style-name="T32">Background:</text:span></text:span><text:span text:style-name="T32"> </text:span></text:p>
      <text:list text:style-name="L28">
        <text:list-item>
          <text:p text:style-name="P288"><text:span text:style-name="T32">Light Mode: </text:span><text:span text:style-name="Source_20_Text"><text:span text:style-name="T32">0 0% 100%</text:span></text:span><text:span text:style-name="T32"> (white) </text:span></text:p>
        </text:list-item>
        <text:list-item>
          <text:p text:style-name="P288"><text:span text:style-name="T32">Dark Mode: </text:span><text:span text:style-name="Source_20_Text"><text:span text:style-name="T32">222.2 84% 4.9%</text:span></text:span><text:span text:style-name="T32"> (dark gray) </text:span></text:p>
        </text:list-item>
      </text:list>
      <text:p text:style-name="P60"><text:span text:style-name="Strong_20_Emphasis"><text:span text:style-name="T32">Foreground:</text:span></text:span><text:span text:style-name="T32"> </text:span></text:p>
      <text:list text:continue-numbering="true" text:style-name="L28">
        <text:list-item>
          <text:p text:style-name="P288"><text:span text:style-name="T32">Light Mode: </text:span><text:span text:style-name="Source_20_Text"><text:span text:style-name="T32">222.2 84% 4.9%</text:span></text:span><text:span text:style-name="T32"> (dark gray) </text:span></text:p>
        </text:list-item>
        <text:list-item>
          <text:p text:style-name="P288"><text:span text:style-name="T32">Dark Mode: </text:span><text:span text:style-name="Source_20_Text"><text:span text:style-name="T32">210 40% 98%</text:span></text:span><text:span text:style-name="T32"> (light gray) </text:span></text:p>
        </text:list-item>
      </text:list>
      <text:p text:style-name="P60"><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0"><text:span text:style-name="Strong_20_Emphasis"><text:span text:style-name="T32">Secondary:</text:span></text:span><text:span text:style-name="T32"> </text:span></text:p>
      <text:list text:continue-numbering="true" text:style-name="L28">
        <text:list-item>
          <text:p text:style-name="P288"><text:span text:style-name="T32">Light Mode: </text:span><text:span text:style-name="Source_20_Text"><text:span text:style-name="T32">210 40% 96.1%</text:span></text:span><text:span text:style-name="T32"> (light gray) </text:span></text:p>
        </text:list-item>
        <text:list-item>
          <text:p text:style-name="P28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Muted:</text:span></text:span><text:span text:style-name="T32"> </text:span></text:p>
      <text:list text:continue-numbering="true" text:style-name="L28">
        <text:list-item>
          <text:p text:style-name="P288"><text:span text:style-name="T32">Light Mode: </text:span><text:span text:style-name="Source_20_Text"><text:span text:style-name="T32">210 40% 96.1%</text:span></text:span><text:span text:style-name="T32"> (light gray) </text:span></text:p>
        </text:list-item>
        <text:list-item>
          <text:p text:style-name="P28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Accent:</text:span></text:span><text:span text:style-name="T32"> </text:span></text:p>
      <text:list text:continue-numbering="true" text:style-name="L28">
        <text:list-item>
          <text:p text:style-name="P288"><text:span text:style-name="T32">Light Mode: </text:span><text:span text:style-name="Source_20_Text"><text:span text:style-name="T32">210 40% 96.1%</text:span></text:span><text:span text:style-name="T32"> (light gray) </text:span></text:p>
        </text:list-item>
        <text:list-item>
          <text:p text:style-name="P28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Destructive:</text:span></text:span><text:span text:style-name="T32"> </text:span><text:span text:style-name="T35">(warning)</text:span></text:p>
      <text:list text:continue-numbering="true" text:style-name="L28">
        <text:list-item>
          <text:p text:style-name="P288"><text:span text:style-name="T32">Light Mode: </text:span><text:span text:style-name="Source_20_Text"><text:span text:style-name="T32">0 84.2% 60.2%</text:span></text:span><text:span text:style-name="T32"> (red) </text:span></text:p>
        </text:list-item>
        <text:list-item>
          <text:p text:style-name="P287"><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81141141457155" text:continue-list="list181139366605368" text:style-name="L1">
        <text:list-item>
          <text:list>
            <text:list-item>
              <text:list>
                <text:list-item>
                  <text:list>
                    <text:list-item>
                      <text:p text:style-name="P153"><text:bookmark-start text:name="__RefHeading___Toc3741_117426026"/><text:soft-page-break/>Typeface: <text:span text:style-name="T57">Open Sans</text:span><text:bookmark-end text:name="__RefHeading___Toc3741_117426026"/></text:p>
                      <text:list>
                        <text:list-item>
                          <text:p text:style-name="P153"><text:bookmark-start text:name="__RefHeading___Toc3739_117426026"/>Intro<text:span text:style-name="T57">d</text:span>uction<text:bookmark-end text:name="__RefHeading___Toc3739_117426026"/></text:p>
                        </text:list-item>
                      </text:list>
                    </text:list-item>
                  </text:list>
                </text:list-item>
              </text:list>
            </text:list-item>
          </text:list>
        </text:list-item>
      </text:list>
      <text:p text:style-name="P34">Sans-serif fonts, <text:span text:style-name="T57">which is the category that Open Sans is part of, is</text:span> characterized by their clean lines and lack of decorative flourishes (serifs), are commonly used <text:span text:style-name="T78">in web development </text:span>for several key reasons:</text:p>
      <text:list text:style-name="L29">
        <text:list-header>
          <text:p text:style-name="P222"><text:span text:style-name="T74">To begin with, sans</text:span><text:span text:style-name="T75"> fonts easier to read quickly </text:span><text:span text:style-name="T74">due to their simplicity</text:span><text:span text:style-name="T75"> and reduces eye strain, crucial for comfortable digital experiences. </text:span><text:span text:style-name="T74">Simplicity is</text:span><text:span text:style-name="T75"> often associated with technology, innovation, and minimalist design, </text:span><text:span text:style-name="T74">which would align well with the preferences of the target user base (students and professionals that may not have time to decypher a complex font). Finally, these fonts</text:span><text:span text:style-name="T75"> can be used effectively for headlines, body text, and interface elements, <text:s/></text:span><text:span text:style-name="T74">ensuring consistency throughout the design while adhering to modern web accessibility standards.</text:span></text:p>
        </text:list-header>
      </text:list>
      <text:list xml:id="list181140230188324" text:continue-list="list181141141457155" text:style-name="L1">
        <text:list-item>
          <text:list>
            <text:list-item>
              <text:list>
                <text:list-item>
                  <text:list>
                    <text:list-item>
                      <text:list>
                        <text:list-item>
                          <text:p text:style-name="P153"><text:bookmark-start text:name="__RefHeading___Toc3737_117426026"/>Character set support<text:bookmark-end text:name="__RefHeading___Toc3737_117426026"/></text:p>
                          <text:p text:style-name="P228"><text:span text:style-name="T57">F</text:span>ont's character set support <text:span text:style-name="T57">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229">Support for all Latin characters, including accented characters and diacritics</text:p>
                </text:list-item>
                <text:list-item>
                  <text:p text:style-name="P229">Support for common special characters such as punctuation, symbols, and mathematical symbols.</text:p>
                </text:list-item>
                <text:list-item>
                  <text:p text:style-name="P223"><text:span text:style-name="T72">Comprehensive Unicode support to ensure accurate rendering across different platforms and operating systems </text:span><text:span text:style-name="T73">and allowing users to write non-latin characters</text:span><text:span text:style-name="T72">.</text:span></text:p>
                </text:list-item>
              </text:list>
            </text:list-item>
          </text:list>
        </text:list-item>
      </text:list>
      <text:p text:style-name="P38"><text:span text:style-name="T72">L</text:span><text:span text:style-name="T7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1140230188324" text:style-name="L1">
        <text:list-item>
          <text:list>
            <text:list-item>
              <text:list>
                <text:list-item>
                  <text:list>
                    <text:list-item>
                      <text:list>
                        <text:list-item>
                          <text:p text:style-name="P153"><text:bookmark-start text:name="__RefHeading___Toc3735_117426026"/>Licensing<text:bookmark-end text:name="__RefHeading___Toc3735_117426026"/></text:p>
                          <text:p text:style-name="P230">Open Sans is an open-source font, licensed under the OFL (Open Font License), so I can use use it for free for both personal and commercial projects, completely eliminating any licensing costs.</text:p>
                        </text:list-item>
                        <text:list-item>
                          <text:p text:style-name="P153"><text:bookmark-start text:name="__RefHeading___Toc3733_117426026"/>Perfo<text:span text:style-name="T79">r</text:span>mance<text:bookmark-end text:name="__RefHeading___Toc3733_117426026"/></text:p>
                          <text:p text:style-name="P231">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54"><text:bookmark-start text:name="__RefHeading___Toc5720_2740364088"/>A<text:bookmark-end text:name="__RefHeading___Toc5720_2740364088"/></text:p>
                        </text:list-item>
                      </text:list>
                    </text:list-item>
                  </text:list>
                </text:list-item>
              </text:list>
            </text:list-item>
          </text:list>
        </text:list-item>
        <text:list-item>
          <text:p text:style-name="P154"><text:bookmark-start text:name="__RefHeading___Toc5718_2740364088"/>Technical solution<text:bookmark-end text:name="__RefHeading___Toc5718_2740364088"/></text:p>
          <text:list>
            <text:list-item>
              <text:p text:style-name="P155"><text:bookmark-start text:name="__RefHeading___Toc7341_3908388459"/>Backend<text:bookmark-end text:name="__RefHeading___Toc7341_3908388459"/></text:p>
              <text:list>
                <text:list-item>
                  <text:p text:style-name="P156"><text:bookmark-start text:name="__RefHeading___Toc11544_1229836567"/>app.py<text:bookmark-end text:name="__RefHeading___Toc11544_1229836567"/></text:p>
                </text:list-item>
              </text:list>
            </text:list-item>
          </text:list>
          <text:p text:style-name="P157"><text:span text:style-name="T80"/></text:p>
        </text:list-item>
      </text:list>
      <text:p text:style-name="P64">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0">         </text:p>
      <text:p text:style-name="P80">app = Flask(__name__)</text:p>
      <text:p text:style-name="P81">app.config.from_object(Config)</text:p>
      <text:p text:style-name="P61">    </text:p>
      <text:p text:style-name="P65">This creates the Flask application instance and loads configuration settings from the `Config` class.</text:p>
      <text:p text:style-name="P62"/>
      <text:p text:style-name="P82"><text:span text:style-name="T83">CORS(app, </text:span><text:span text:style-name="T85">resources</text:span><text:span text:style-name="T83">={</text:span><text:span text:style-name="T85">r</text:span><text:span text:style-name="T83">"/api/*": {"origins": ["http://localhost:5173"]}} , </text:span><text:span text:style-name="T85">supports_credentials</text:span><text:span text:style-name="T83">=True)</text:span></text:p>
      <text:p text:style-name="P61"><text:span text:style-name="T83"/></text:p>
      <text:p text:style-name="P65">This configures CORS to allow requests from `http://localhost:5173`, which is the default port for the React frontend during development. The `supports_credentials=True` allows sending cookies and authorization headers.</text:p>
      <text:p text:style-name="P62"/>
      <text:p text:style-name="P81">jwt = JWTManager(app)</text:p>
      <text:p text:style-name="P82">              </text:p>
      <text:p text:style-name="P82"><text:s/><text:span text:style-name="T83">conn = psycopg2.connect(</text:span></text:p>
      <text:p text:style-name="P82">                    <text:span text:style-name="T85">host</text:span><text:span text:style-name="T83">=Config.host,</text:span></text:p>
      <text:p text:style-name="P82">                    <text:span text:style-name="T85">database</text:span><text:span text:style-name="T83">=Config.database,</text:span></text:p>
      <text:p text:style-name="P82">                    <text:span text:style-name="T85">user</text:span><text:span text:style-name="T83">=Config.user,</text:span></text:p>
      <text:p text:style-name="P82">                    <text:span text:style-name="T85">password</text:span><text:span text:style-name="T83">=Config.password,</text:span></text:p>
      <text:p text:style-name="P82">                    <text:span text:style-name="T85">port</text:span><text:span text:style-name="T83">=Config.port</text:span></text:p>
      <text:p text:style-name="P82">                <text:span text:style-name="T83">)</text:span></text:p>
      <text:p text:style-name="P61"><text:span text:style-name="T83"/></text:p>
      <text:p text:style-name="P63"><text:span text:style-name="T87">This initializes the JWT manager for handling authenticatio</text:span><text:span text:style-name="T88">n and</text:span><text:span text:style-name="T87"> establishes a connection to the PostgreSQL database using credentials from the </text:span><text:span text:style-name="T88">configuration file</text:span></text:p>
      <text:p text:style-name="P62"><text:span text:style-name="T83"/></text:p>
      <text:p text:style-name="P63">               </text:p>
      <text:p text:style-name="P77">model = load_or_train_model()</text:p>
      <text:p text:style-name="P78">tokenization_manager = TokenizationTaskManager(Config,model)</text:p>
      <text:p text:style-name="P78">recents_manager = RecentNotesManager()</text:p>
      <text:p text:style-name="P61"><text:span text:style-name="T83"/></text:p>
      <text:p text:style-name="P67"><text:soft-page-break/><text:span text:style-name="T45">This section loads </text:span><text:span text:style-name="T50">the vectorization </text:span><text:span text:style-name="T45">model and initializes the `TokenizationTaskManager` and `RecentNotesManager`, <text:s/></text:span><text:span text:style-name="T51">modules that will encapsulate logic, concerning note vectorization and recent notes manaers</text:span><text:span text:style-name="T45">.</text:span></text:p>
      <text:p text:style-name="P62"><text:span text:style-name="T83"/></text:p>
      <text:p text:style-name="P81">notes = NoteApi(app, conn, tokenization_manager, recents_manager)</text:p>
      <text:p text:style-name="P81">tasks = TaskApi(app, conn, tokenization_manager, recents_manager)</text:p>
      <text:p text:style-name="P81">habits = HabitApi(app, conn, tokenization_manager, recents_manager)</text:p>
      <text:p text:style-name="P81">goals = GoalApi(app,  conn, tokenization_manager, recents_manager)</text:p>
      <text:p text:style-name="P83"/>
      <text:p text:style-name="P81">tag_routes(app, conn, tokenization_manager)</text:p>
      <text:p text:style-name="P81">user_routes(app, conn)</text:p>
      <text:p text:style-name="P81">archive_routes(app, conn, tokenization_manager)</text:p>
      <text:p text:style-name="P81">universal_routes(app, conn, model, recents_manager)</text:p>
      <text:p text:style-name="P61"><text:span text:style-name="T83"/></text:p>
      <text:p text:style-name="P67"><text:span text:style-name="T45">API endpoints for different resources (notes, tasks, habits, goals, tags, users, archive, and universal routes) </text:span><text:span text:style-name="T50">are initialised</text:span><text:span text:style-name="T45">. It passes the Flask app instance, the database connection, and other managers to the route handlers.</text:span></text:p>
      <text:p text:style-name="P62"><text:span text:style-name="T83"/></text:p>
      <text:p text:style-name="P82"><text:span text:style-name="T83">@app.errorhandler(</text:span><text:span text:style-name="T85">Exception</text:span><text:span text:style-name="T83">)</text:span></text:p>
      <text:p text:style-name="P82"><text:span text:style-name="T85">def</text:span><text:span text:style-name="T83"> handle_exception(</text:span><text:span text:style-name="T85">error</text:span><text:span text:style-name="T83">):</text:span></text:p>
      <text:p text:style-name="P82">        <text:span text:style-name="T83">return jsonify({'message': 'An error occurred', 'details': </text:span><text:span text:style-name="T85">str</text:span><text:span text:style-name="T83">(error)}), 500</text:span></text:p>
      <text:p text:style-name="P84"/>
      <text:p text:style-name="P81">@app.errorhandler(429)</text:p>
      <text:p text:style-name="P82"><text:span text:style-name="T85">def</text:span><text:span text:style-name="T83"> ratelimit_handler(</text:span><text:span text:style-name="T85">e</text:span><text:span text:style-name="T83">):</text:span></text:p>
      <text:p text:style-name="P82">         <text:span text:style-name="T83">return jsonify({'message': 'An error occurred', 'details' : "Rate limit exceeded"}), 429</text:span></text:p>
      <text:p text:style-name="P61"><text:span text:style-name="T83"/></text:p>
      <text:p text:style-name="P67"><text:s/><text:span text:style-name="T45">These define global error handlers for catching exceptions and rate limit errors, providing consistent JSON error responses.</text:span></text:p>
      <text:p text:style-name="P62"/>
      <text:p text:style-name="P61"><text:span text:style-name="T83"/></text:p>
      <text:p text:style-name="P81">if __name__ == '__main__':</text:p>
      <text:p text:style-name="P82">          <text:span text:style-name="T83">app.run(</text:span><text:span text:style-name="T85">debug</text:span><text:span text:style-name="T83">=True, </text:span><text:span text:style-name="T85">port</text:span><text:span text:style-name="T83">=5000)</text:span></text:p>
      <text:p text:style-name="P61"><text:span text:style-name="T84"/></text:p>
      <text:p text:style-name="P61"><text:span text:style-name="T87">This starts the Flask development server when the script is executed directly. The `debug=True` option enables debugging features, and the </text:span><text:span text:style-name="T88">development</text:span><text:span text:style-name="T87"> server runs on port 5000.</text:span></text:p>
      <text:list text:continue-numbering="true" text:style-name="L1">
        <text:list-item>
          <text:list>
            <text:list-item>
              <text:list>
                <text:list-item>
                  <text:p text:style-name="P150"><text:bookmark-start text:name="__RefHeading___Toc11542_1229836567"/>modules/universal.p<text:span text:style-name="T117">y</text:span><text:bookmark-end text:name="__RefHeading___Toc11542_1229836567"/></text:p>
                </text:list-item>
              </text:list>
            </text:list-item>
          </text:list>
        </text:list-item>
      </text:list>
      <text:p text:style-name="P87"><text:span text:style-name="Strong_20_Emphasis"><text:span text:style-name="T11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4"><text:line-break/><text:line-break/></text:span></text:span><text:span text:style-name="Strong_20_Emphasis"><text:span text:style-name="T90">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9">that will be talked about later</text:span></text:span></text:p>
      <text:list text:continue-numbering="true" text:style-name="L1">
        <text:list-item>
          <text:list>
            <text:list-item>
              <text:list>
                <text:list-item>
                  <text:list>
                    <text:list-item>
                      <text:p text:style-name="P150"><text:bookmark-start text:name="__RefHeading___Toc11540_1229836567"/>BaseNote class<text:bookmark-end text:name="__RefHeading___Toc11540_1229836567"/></text:p>
                    </text:list-item>
                  </text:list>
                </text:list-item>
              </text:list>
            </text:list-item>
          </text:list>
        </text:list-item>
      </text:list>
      <text:p text:style-name="P88"><text:span text:style-name="Strong_20_Emphasis"><text:span text:style-name="T77"><text:line-break/></text:span></text:span><text:span text:style-name="Strong_20_Emphasis"><text:span text:style-name="T11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7"><text:line-break/>```<text:line-break/><text:line-break/></text:span></text:span><text:span text:style-name="Strong_20_Emphasis"><text:span text:style-name="T89">The `BaseNote` class provides core functionality for managing notes, </text:span></text:span><text:span text:style-name="Strong_20_Emphasis"><text:span text:style-name="T91">that will be incorporated into other note types in the application</text:span></text:span><text:span text:style-name="Strong_20_Emphasis"><text:span text:style-name="T89">.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1">since the tag functionality is the same for all note types</text:span></text:span><text:span text:style-name="Strong_20_Emphasis"><text:span text:style-name="T89">.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50"><text:bookmark-start text:name="__RefHeading___Toc11538_1229836567"/>Universal note functionality<text:bookmark-end text:name="__RefHeading___Toc11538_1229836567"/></text:p>
                    </text:list-item>
                  </text:list>
                </text:list-item>
              </text:list>
            </text:list-item>
          </text:list>
        </text:list-item>
      </text:list>
      <text:p text:style-name="P89"><text:span text:style-name="Strong_20_Emphasis"><text:span text:style-name="T77"><text:line-break/></text:span></text:span><text:span text:style-name="Strong_20_Emphasis"><text:span text:style-name="T11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9"><text:span text:style-name="Strong_20_Emphasis"><text:span text:style-name="T119"><text:line-break/> <text:s text:c="3"/>@app.route('/api/recents', methods=['GET'])<text:line-break/> <text:s text:c="3"/>@jwt_required()<text:line-break/> <text:s text:c="3"/>@token_required<text:line-break/></text:span></text:span><text:soft-page-break/><text:span text:style-name="Strong_20_Emphasis"><text:span text:style-name="T119"> <text:s text:c="3"/>def get_recents():<text:line-break/> <text:s text:c="5"/># ... </text:span></text:span></text:p>
      <text:p text:style-name="P89"><text:span text:style-name="Strong_20_Emphasis"><text:span text:style-name="T119"><text:line-break/> <text:s text:c="3"/>@app.route('/api/calendar', methods=['GET'])<text:line-break/> <text:s text:c="3"/>@jwt_required()<text:line-break/> <text:s text:c="3"/>@token_required<text:line-break/> <text:s text:c="3"/>def get_calendar_notes():<text:line-break/> <text:s text:c="6"/># ... </text:span></text:span></text:p>
      <text:p text:style-name="P89"><text:span text:style-name="Strong_20_Emphasis"><text:span text:style-name="T11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7"><text:line-break/><text:line-break/></text:span></text:span><text:span text:style-name="Strong_20_Emphasis"><text:span text:style-name="T103">The `universal_routes` function sets up the API endpoints using Flask. It takes the Flask app instance, the database connection, a word2vec model </text:span></text:span><text:span text:style-name="Strong_20_Emphasis"><text:span text:style-name="T105">(for note vectorization)</text:span></text:span><text:span text:style-name="Strong_20_Emphasis"><text:span text:style-name="T103">, a `recents_manager`, and a `genai` object (</text:span></text:span><text:span text:style-name="Strong_20_Emphasis"><text:span text:style-name="T105">part of Google’s AI libraries)</text:span></text:span><text:span text:style-name="Strong_20_Emphasis"><text:span text:style-name="T10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5">Here is how each function works:</text:span></text:span></text:p>
      <text:list text:continue-numbering="true" text:style-name="L1">
        <text:list-item>
          <text:list>
            <text:list-item>
              <text:list>
                <text:list-item>
                  <text:list>
                    <text:list-item>
                      <text:p text:style-name="P150"><text:bookmark-start text:name="__RefHeading___Toc11536_1229836567"/>Searching<text:bookmark-end text:name="__RefHeading___Toc11536_1229836567"/></text:p>
                    </text:list-item>
                  </text:list>
                </text:list-item>
              </text:list>
            </text:list-item>
          </text:list>
        </text:list-item>
      </text:list>
      <text:p text:style-name="P90"><text:span text:style-name="Strong_20_Emphasis"><text:span text:style-name="T11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0"><text:span text:style-name="Strong_20_Emphasis"><text:span text:style-name="T11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9">WHERE n.user_id = %s AND n.archived = FALSE</text:span></text:span></text:p>
      <text:p text:style-name="P93"><text:span text:style-name="Source_20_Text"><text:span text:style-name="T122"><text:s text:c="24"/>AND (n.title ILIKE %s OR n.content ILIKE %s);</text:span></text:span></text:p>
      <text:p text:style-name="P93"><text:span text:style-name="Source_20_Text"><text:span text:style-name="T122"><text:s text:c="16"/>""", (user_id, f"%{search_query}%", f"%{search_query}%"))</text:span></text:span></text:p>
      <text:p text:style-name="P96"/>
      <text:p text:style-name="P93"><text:span text:style-name="Source_20_Text"><text:span text:style-name="T122"><text:s text:c="12"/>total = cur.fetchone()[0]</text:span></text:span></text:p>
      <text:p text:style-name="P93"><text:span text:style-name="Source_20_Text"><text:span text:style-name="T122"><text:s text:c="12"/>next_page = page + 1 if offset + per_page &lt; total else None</text:span></text:span></text:p>
      <text:p text:style-name="P96"/>
      <text:p text:style-name="P93"><text:span text:style-name="Source_20_Text"><text:span text:style-name="T122"><text:s text:c="12"/>if rows:</text:span></text:span></text:p>
      <text:p text:style-name="P93"><text:span text:style-name="Source_20_Text"><text:span text:style-name="T122"><text:s text:c="16"/>notes=process_universal_notes(rows,cur)</text:span></text:span></text:p>
      <text:p text:style-name="P96"/>
      <text:p text:style-name="P93"><text:span text:style-name="Source_20_Text"><text:span text:style-name="T122"><text:s text:c="12"/>return jsonify({'message': 'Notes retrieved successfully', 'data': notes,</text:span></text:span></text:p>
      <text:p text:style-name="P93"><text:span text:style-name="Source_20_Text"><text:span text:style-name="T122"><text:s text:c="28"/>'pagination': {</text:span></text:span></text:p>
      <text:p text:style-name="P93"><text:span text:style-name="Source_20_Text"><text:span text:style-name="T122"><text:s text:c="36"/>'total': total,</text:span></text:span></text:p>
      <text:p text:style-name="P93"><text:span text:style-name="Source_20_Text"><text:span text:style-name="T122"><text:s text:c="36"/>'page': page,</text:span></text:span></text:p>
      <text:p text:style-name="P93"><text:span text:style-name="Source_20_Text"><text:span text:style-name="T122"><text:s text:c="36"/>'perPage': per_page,</text:span></text:span></text:p>
      <text:p text:style-name="P93"><text:span text:style-name="Source_20_Text"><text:span text:style-name="T122"><text:s text:c="36"/>'nextPage': next_page</text:span></text:span></text:p>
      <text:p text:style-name="P93"><text:span text:style-name="Source_20_Text"><text:span text:style-name="T122"><text:s text:c="32"/>}</text:span></text:span></text:p>
      <text:p text:style-name="P93"><text:span text:style-name="Source_20_Text"><text:span text:style-name="T122"><text:s text:c="28"/>}), 200</text:span></text:span></text:p>
      <text:p text:style-name="P93"><text:span text:style-name="Source_20_Text"><text:span text:style-name="T122"><text:s text:c="8"/>except Exception as e:</text:span></text:span></text:p>
      <text:p text:style-name="P93"><text:span text:style-name="Source_20_Text"><text:span text:style-name="T122"><text:s text:c="12"/>conn.rollback()</text:span></text:span></text:p>
      <text:p text:style-name="P93"><text:span text:style-name="Source_20_Text"><text:span text:style-name="T122"><text:s text:c="12"/>print(f"An error occurred: {e}")</text:span></text:span></text:p>
      <text:p text:style-name="P93"><text:span text:style-name="Source_20_Text"><text:span text:style-name="T122"><text:s text:c="12"/>return jsonify({'message': 'An error occurred', 'error': str(e)}), 500</text:span></text:span></text:p>
      <text:p text:style-name="P93"><text:span text:style-name="Source_20_Text"><text:span text:style-name="T122"><text:s text:c="8"/>finally:</text:span></text:span></text:p>
      <text:p text:style-name="P94"><text:span text:style-name="Source_20_Text"><text:span text:style-name="T122"><text:s text:c="12"/>cur.close()</text:span></text:span></text:p>
      <text:p text:style-name="P95"><text:soft-page-break/><text:span text:style-name="T86">The </text:span><text:span text:style-name="Source_20_Text"><text:span text:style-name="T86">/api/search</text:span></text:span><text:span text:style-name="T86"> route handles searching for notes. It retrieves the user ID from the JWT (</text:span><text:span text:style-name="Source_20_Text"><text:span text:style-name="T86">g.userId</text:span></text:span><text:span text:style-name="T86">), gets the search query and mode (approximate or regular) from the request arguments, and sets up pagination. If the search mode is "approximate," it uses a cosine similarity search against pre-calculated note vectors (</text:span><text:span text:style-name="T108">more about it later</text:span><text:span text:style-name="T86">). Otherwise, it performs a standard case-insensitive search using </text:span><text:span text:style-name="Source_20_Text"><text:span text:style-name="T86">ILIKE</text:span></text:span><text:span text:style-name="T86"> on the note title and content. It fetches the results, </text:span><text:span text:style-name="T108">sorts them</text:span><text:span text:style-name="T86">, calculates the total number of results for pagination, and calls </text:span><text:span text:style-name="Source_20_Text"><text:span text:style-name="T86">process_universal_notes</text:span></text:span><text:span text:style-name="T86"> to format the data. Finally, it returns the notes and pagination information as a JSON response. </text:span></text:p>
      <text:list text:continue-numbering="true" text:style-name="L1">
        <text:list-item>
          <text:list>
            <text:list-item>
              <text:list>
                <text:list-item>
                  <text:list>
                    <text:list-item>
                      <text:p text:style-name="P150"><text:bookmark-start text:name="__RefHeading___Toc11534_1229836567"/>Recents<text:bookmark-end text:name="__RefHeading___Toc11534_1229836567"/></text:p>
                    </text:list-item>
                  </text:list>
                </text:list-item>
              </text:list>
            </text:list-item>
          </text:list>
        </text:list-item>
      </text:list>
      <text:p text:style-name="P44"><text:s text:c="2"/><text:span text:style-name="T127"><text:s/></text:span><text:span text:style-name="T119"><text:s text:c="2"/>@app.route('/api/recents', methods=['GET'])</text:span></text:p>
      <text:p text:style-name="P111"><text:s text:c="4"/>@jwt_required()</text:p>
      <text:p text:style-name="P111"><text:s text:c="4"/>@token_required</text:p>
      <text:p text:style-name="P111"><text:s text:c="4"/>def get_recents():</text:p>
      <text:p text:style-name="P111"><text:s text:c="8"/>try:</text:p>
      <text:p text:style-name="P111"><text:s text:c="12"/>userId=g.userId</text:p>
      <text:p text:style-name="P111"><text:s text:c="12"/>noteIds = recents_manager.get_recent_notes_for_user(userId)</text:p>
      <text:p text:style-name="P111"><text:s text:c="12"/>cur = conn.cursor(cursor_factory=psycopg2.extras.DictCursor)</text:p>
      <text:p text:style-name="P111"/>
      <text:p text:style-name="P111"><text:s text:c="12"/>notes = []</text:p>
      <text:p text:style-name="P111"><text:s text:c="12"/>for note_id in noteIds:</text:p>
      <text:p text:style-name="P111"><text:s text:c="16"/>cur.execute("""</text:p>
      <text:p text:style-name="P111"><text:s text:c="20"/>SELECT n.id AS note_id, n.title, n.content, n.type,</text:p>
      <text:p text:style-name="P111"><text:s text:c="24"/>t.id AS tagid,</text:p>
      <text:p text:style-name="P111"><text:s text:c="24"/>t.name,</text:p>
      <text:p text:style-name="P111"><text:s text:c="24"/>t.color</text:p>
      <text:p text:style-name="P111"><text:s text:c="20"/>FROM Notes n</text:p>
      <text:p text:style-name="P111"><text:s text:c="24"/>LEFT JOIN NoteTags nt ON n.id = nt.note_id</text:p>
      <text:p text:style-name="P111"><text:s text:c="24"/>LEFT JOIN Tags t ON nt.tag_id = t.id</text:p>
      <text:p text:style-name="P111"><text:s text:c="20"/>WHERE n.user_id = %s AND n.id = %s;</text:p>
      <text:p text:style-name="P111"><text:s text:c="16"/>""", (userId, note_id))</text:p>
      <text:p text:style-name="P111"/>
      <text:p text:style-name="P111"><text:s text:c="16"/>row = cur.fetchone()</text:p>
      <text:p text:style-name="P111"><text:s text:c="16"/>if row:</text:p>
      <text:p text:style-name="P111"><text:s text:c="20"/>note = process_universal_notes([row], cur)[0]</text:p>
      <text:p text:style-name="P111"><text:s text:c="20"/>notes.append(note)</text:p>
      <text:p text:style-name="P111"/>
      <text:p text:style-name="P111"><text:s text:c="12"/>return jsonify({'message': 'Recent notes retrieved successfully', 'data': notes}), 200</text:p>
      <text:p text:style-name="P111"><text:s text:c="8"/>except Exception as e:</text:p>
      <text:p text:style-name="P111"><text:s text:c="12"/>conn.rollback()</text:p>
      <text:p text:style-name="P111"><text:s text:c="12"/>raise</text:p>
      <text:p text:style-name="P114"/>
      <text:p text:style-name="P47">The /api/recents route retrieves recently accessed notes. <text:s/>It gets the user ID, uses the recents_manager to fetch a list of recent note IDs, and then retrieves the full note details from the database for each ID. <text:s/>It <text:span text:style-name="T128">works as an endpoint to retrieve recently accessed notes </text:span><text:soft-page-break/><text:span text:style-name="T128">by the user from the recents_manager(more about it later), then</text:span> format the notes and return them as a JSON response.</text:p>
      <text:list text:continue-numbering="true" text:style-name="L1">
        <text:list-item>
          <text:list>
            <text:list-item>
              <text:list>
                <text:list-item>
                  <text:list>
                    <text:list-item>
                      <text:p text:style-name="P289">Calendar functionality</text:p>
                    </text:list-item>
                  </text:list>
                </text:list-item>
              </text:list>
            </text:list-item>
          </text:list>
        </text:list-item>
      </text:list>
      <text:p text:style-name="P46"><text:span text:style-name="Source_20_Text"><text:span text:style-name="T122"><text:s/></text:span></text:span><text:span text:style-name="Source_20_Text"><text:span text:style-name="T119"><text:s text:c="3"/>@app.route('/api/calendar', methods=['GET'])</text:span></text:span></text:p>
      <text:p text:style-name="Preformatted_20_Text"><text:span text:style-name="Source_20_Text"><text:span text:style-name="T122"><text:s text:c="4"/>@jwt_required()</text:span></text:span></text:p>
      <text:p text:style-name="Preformatted_20_Text"><text:span text:style-name="Source_20_Text"><text:span text:style-name="T122"><text:s text:c="4"/>@token_required</text:span></text:span></text:p>
      <text:p text:style-name="Preformatted_20_Text"><text:span text:style-name="Source_20_Text"><text:span text:style-name="T122"><text:s text:c="4"/>def get_calendar_notes():</text:span></text:span></text:p>
      <text:p text:style-name="Preformatted_20_Text"><text:span text:style-name="Source_20_Text"><text:span text:style-name="T122"><text:s text:c="8"/>try:</text:span></text:span></text:p>
      <text:p text:style-name="Preformatted_20_Text"><text:span text:style-name="Source_20_Text"><text:span text:style-name="T122"><text:s text:c="12"/>userId = g.userId</text:span></text:span></text:p>
      <text:p text:style-name="Preformatted_20_Text"><text:span text:style-name="Source_20_Text"><text:span text:style-name="T122"><text:s text:c="12"/>start_date = request.args.get('startDate')</text:span></text:span></text:p>
      <text:p text:style-name="Preformatted_20_Text"><text:span text:style-name="Source_20_Text"><text:span text:style-name="T122"><text:s text:c="12"/>end_date = request.args.get('endDate')</text:span></text:span></text:p>
      <text:p text:style-name="P97"/>
      <text:p text:style-name="Preformatted_20_Text"><text:span text:style-name="Source_20_Text"><text:span text:style-name="T122"><text:s text:c="12"/># Convert start and end dates to datetime objects</text:span></text:span></text:p>
      <text:p text:style-name="Preformatted_20_Text"><text:span text:style-name="Source_20_Text"><text:span text:style-name="T122"><text:s text:c="12"/>start_date = datetime.fromisoformat(str(start_date))</text:span></text:span></text:p>
      <text:p text:style-name="Preformatted_20_Text"><text:span text:style-name="Source_20_Text"><text:span text:style-name="T122"><text:s text:c="12"/>end_date = datetime.fromisoformat(str(end_date))</text:span></text:span></text:p>
      <text:p text:style-name="P97"/>
      <text:p text:style-name="Preformatted_20_Text"><text:span text:style-name="Source_20_Text"><text:span text:style-name="T122"><text:s text:c="12"/>with conn.cursor(cursor_factory=psycopg2.extras.DictCursor) as cur:</text:span></text:span></text:p>
      <text:p text:style-name="Preformatted_20_Text"><text:span text:style-name="Source_20_Text"><text:span text:style-name="T122"><text:s text:c="16"/># Fetch notes from goals table</text:span></text:span></text:p>
      <text:p text:style-name="Preformatted_20_Text"><text:span text:style-name="Source_20_Text"><text:span text:style-name="T122"><text:s text:c="16"/>cur.execute("""</text:span></text:span></text:p>
      <text:p text:style-name="Preformatted_20_Text"><text:span text:style-name="Source_20_Text"><text:span text:style-name="T122"><text:s text:c="20"/>SELECT n.id AS note_id, n.title, n.content, n.type, g.due_date</text:span></text:span></text:p>
      <text:p text:style-name="Preformatted_20_Text"><text:span text:style-name="Source_20_Text"><text:span text:style-name="T122"><text:s text:c="20"/>FROM Notes n</text:span></text:span></text:p>
      <text:p text:style-name="Preformatted_20_Text"><text:span text:style-name="Source_20_Text"><text:span text:style-name="T122"><text:s text:c="20"/>JOIN Goals g ON n.id = g.note_id</text:span></text:span></text:p>
      <text:p text:style-name="Preformatted_20_Text"><text:span text:style-name="Source_20_Text"><text:span text:style-name="T122"><text:s text:c="20"/>WHERE n.user_id = %s AND g.due_date BETWEEN %s AND %s</text:span></text:span></text:p>
      <text:p text:style-name="Preformatted_20_Text"><text:span text:style-name="Source_20_Text"><text:span text:style-name="T122"><text:s text:c="16"/>""", (userId, start_date, end_date))</text:span></text:span></text:p>
      <text:p text:style-name="Preformatted_20_Text"><text:span text:style-name="Source_20_Text"><text:span text:style-name="T122"><text:s text:c="16"/>goal_notes = cur.fetchall()</text:span></text:span></text:p>
      <text:p text:style-name="P97"/>
      <text:p text:style-name="Preformatted_20_Text"><text:span text:style-name="Source_20_Text"><text:span text:style-name="T122"><text:s text:c="16"/># Fetch notes from tasks table</text:span></text:span></text:p>
      <text:p text:style-name="Preformatted_20_Text"><text:span text:style-name="Source_20_Text"><text:span text:style-name="T122"><text:s text:c="16"/>cur.execute("""</text:span></text:span></text:p>
      <text:p text:style-name="Preformatted_20_Text"><text:span text:style-name="Source_20_Text"><text:span text:style-name="T122"><text:s text:c="20"/>SELECT n.id AS note_id, n.title, n.type, n.content, t.due_date</text:span></text:span></text:p>
      <text:p text:style-name="Preformatted_20_Text"><text:span text:style-name="Source_20_Text"><text:span text:style-name="T122"><text:s text:c="20"/>FROM Notes n</text:span></text:span></text:p>
      <text:p text:style-name="Preformatted_20_Text"><text:span text:style-name="Source_20_Text"><text:span text:style-name="T122"><text:s text:c="20"/>JOIN Tasks t ON n.id = t.note_id</text:span></text:span></text:p>
      <text:p text:style-name="Preformatted_20_Text"><text:span text:style-name="Source_20_Text"><text:span text:style-name="T122"><text:s text:c="20"/>WHERE n.user_id = %s AND t.due_date BETWEEN %s AND %s</text:span></text:span></text:p>
      <text:p text:style-name="Preformatted_20_Text"><text:span text:style-name="Source_20_Text"><text:span text:style-name="T122"><text:s text:c="16"/>""", (userId, start_date, end_date))</text:span></text:span></text:p>
      <text:p text:style-name="Preformatted_20_Text"><text:span text:style-name="Source_20_Text"><text:span text:style-name="T122"><text:s text:c="16"/>task_notes = cur.fetchall()</text:span></text:span></text:p>
      <text:p text:style-name="P97"/>
      <text:p text:style-name="Preformatted_20_Text"><text:span text:style-name="Source_20_Text"><text:span text:style-name="T122"><text:s text:c="16"/># Combine results</text:span></text:span></text:p>
      <text:p text:style-name="Preformatted_20_Text"><text:span text:style-name="Source_20_Text"><text:span text:style-name="T122"><text:s text:c="16"/>notes = []</text:span></text:span></text:p>
      <text:p text:style-name="Preformatted_20_Text"><text:span text:style-name="Source_20_Text"><text:span text:style-name="T122"><text:s text:c="16"/>for row in goal_notes + task_notes:</text:span></text:span></text:p>
      <text:p text:style-name="Preformatted_20_Text"><text:span text:style-name="Source_20_Text"><text:span text:style-name="T122"><text:s text:c="20"/>note = {</text:span></text:span></text:p>
      <text:p text:style-name="Preformatted_20_Text"><text:span text:style-name="Source_20_Text"><text:span text:style-name="T122"><text:s text:c="24"/>'noteid': row['note_id'],</text:span></text:span></text:p>
      <text:p text:style-name="Preformatted_20_Text"><text:span text:style-name="Source_20_Text"><text:span text:style-name="T122"><text:s text:c="24"/>'title': row['title'][:50] + '...' if len(row['title']) &gt; 50 else row['title'],</text:span></text:span></text:p>
      <text:p text:style-name="Preformatted_20_Text"><text:span text:style-name="Source_20_Text"><text:span text:style-name="T122"><text:s text:c="24"/>'content': row['content'],</text:span></text:span></text:p>
      <text:p text:style-name="Preformatted_20_Text"><text:span text:style-name="Source_20_Text"><text:span text:style-name="T122"><text:s text:c="24"/>'due_date': row['due_date'],</text:span></text:span></text:p>
      <text:p text:style-name="Preformatted_20_Text"><text:span text:style-name="Source_20_Text"><text:span text:style-name="T122"><text:s text:c="24"/>'type': row['type'],</text:span></text:span></text:p>
      <text:p text:style-name="Preformatted_20_Text"><text:span text:style-name="Source_20_Text"><text:span text:style-name="T122"><text:s text:c="24"/>'tags' : []</text:span></text:span></text:p>
      <text:p text:style-name="Preformatted_20_Text"><text:span text:style-name="Source_20_Text"><text:span text:style-name="T122"><text:s text:c="20"/>}</text:span></text:span></text:p>
      <text:p text:style-name="Preformatted_20_Text"><text:span text:style-name="Source_20_Text"><text:span text:style-name="T122"><text:s text:c="20"/>#Select tags</text:span></text:span></text:p>
      <text:p text:style-name="Preformatted_20_Text"><text:span text:style-name="Source_20_Text"><text:span text:style-name="T122"><text:s text:c="20"/>cur.execute("""</text:span></text:span></text:p>
      <text:p text:style-name="Preformatted_20_Text"><text:span text:style-name="Source_20_Text"><text:span text:style-name="T122"><text:s text:c="24"/>SELECT</text:span></text:span></text:p>
      <text:p text:style-name="Preformatted_20_Text"><text:span text:style-name="Source_20_Text"><text:span text:style-name="T122"><text:s text:c="28"/>json_agg(json_build_object(</text:span></text:span></text:p>
      <text:p text:style-name="Preformatted_20_Text"><text:span text:style-name="Source_20_Text"><text:span text:style-name="T122"><text:s text:c="32"/>'tagid', tg.id,</text:span></text:span></text:p>
      <text:p text:style-name="Preformatted_20_Text"><text:span text:style-name="Source_20_Text"><text:span text:style-name="T122"><text:s text:c="32"/>'name', tg.name,</text:span></text:span></text:p>
      <text:p text:style-name="Preformatted_20_Text"><text:span text:style-name="Source_20_Text"><text:span text:style-name="T122"><text:s text:c="32"/>'color', tg.color</text:span></text:span></text:p>
      <text:p text:style-name="Preformatted_20_Text"><text:span text:style-name="Source_20_Text"><text:span text:style-name="T122"><text:s text:c="28"/>)) AS tags</text:span></text:span></text:p>
      <text:p text:style-name="Preformatted_20_Text"><text:soft-page-break/><text:span text:style-name="Source_20_Text"><text:span text:style-name="T122"><text:s text:c="24"/>FROM NoteTags nt</text:span></text:span></text:p>
      <text:p text:style-name="Preformatted_20_Text"><text:span text:style-name="Source_20_Text"><text:span text:style-name="T122"><text:s text:c="24"/>JOIN Tags tg ON nt.tag_id = tg.id</text:span></text:span></text:p>
      <text:p text:style-name="Preformatted_20_Text"><text:span text:style-name="Source_20_Text"><text:span text:style-name="T122"><text:s text:c="24"/>WHERE nt.note_id = %s</text:span></text:span></text:p>
      <text:p text:style-name="Preformatted_20_Text"><text:span text:style-name="Source_20_Text"><text:span text:style-name="T122"><text:s text:c="24"/>GROUP BY nt.note_id</text:span></text:span></text:p>
      <text:p text:style-name="Preformatted_20_Text"><text:span text:style-name="Source_20_Text"><text:span text:style-name="T122"><text:s text:c="20"/>""", (row['note_id'],))</text:span></text:span></text:p>
      <text:p text:style-name="Preformatted_20_Text"><text:span text:style-name="Source_20_Text"><text:span text:style-name="T122"><text:s text:c="20"/>note['tags'] = cur.fetchone()</text:span></text:span></text:p>
      <text:p text:style-name="Preformatted_20_Text"><text:span text:style-name="Source_20_Text"><text:span text:style-name="T122"><text:s text:c="20"/>notes.append(note)</text:span></text:span></text:p>
      <text:p text:style-name="P97"/>
      <text:p text:style-name="Preformatted_20_Text"><text:span text:style-name="Source_20_Text"><text:span text:style-name="T122"><text:s text:c="16"/>return jsonify({'message': 'Notes retrieved successfully', 'data': notes}), 200</text:span></text:span></text:p>
      <text:p text:style-name="P97"/>
      <text:p text:style-name="Preformatted_20_Text"><text:span text:style-name="Source_20_Text"><text:span text:style-name="T122"><text:s text:c="8"/>except Exception as e:</text:span></text:span></text:p>
      <text:p text:style-name="Preformatted_20_Text"><text:span text:style-name="Source_20_Text"><text:span text:style-name="T122"><text:s text:c="12"/>conn.rollback()</text:span></text:span></text:p>
      <text:p text:style-name="Preformatted_20_Text"><text:span text:style-name="Source_20_Text"><text:span text:style-name="T122"><text:s text:c="12"/>print(f"An error occurred: {e}")</text:span></text:span></text:p>
      <text:p text:style-name="P120"><text:span text:style-name="Source_20_Text"><text:span text:style-name="T122"><text:s text:c="12"/>return jsonify({'message': 'An error occurred', 'error': str(e)}), 500</text:span></text:span></text:p>
      <text:p text:style-name="Text_20_body"><text:span text:style-name="T86">The </text:span><text:span text:style-name="Source_20_Text"><text:span text:style-name="T86">/api/calendar</text:span></text:span><text:span text:style-name="T86"> route retrieves notes associated with goals and tasks that fall within a specified date range. It gets the start and end dates from the request arguments, converts them to </text:span><text:span text:style-name="Source_20_Text"><text:span text:style-name="T86">datetime</text:span></text:span><text:span text:style-name="T86"> objects, and then queries the </text:span><text:span text:style-name="Source_20_Text"><text:span text:style-name="T86">Goals</text:span></text:span><text:span text:style-name="T86"> and </text:span><text:span text:style-name="Source_20_Text"><text:span text:style-name="T86">Tasks</text:span></text:span><text:span text:style-name="T86"> tables to retrieve the relevant notes. It combines the results, truncates long titles, and fetches tags for each note. The notes with their due dates are then returned as a JSON response, </text:span><text:span text:style-name="T109">and will be displayed on the calenar component on the website.</text:span></text:p>
      <text:p text:style-name="P45"/>
      <text:list xml:id="list181139478536380" text:continue-numbering="true" text:style-name="L1">
        <text:list-item>
          <text:list>
            <text:list-item>
              <text:list>
                <text:list-item>
                  <text:list>
                    <text:list-item>
                      <text:p text:style-name="P289">Summarization</text:p>
                    </text:list-item>
                  </text:list>
                </text:list-item>
              </text:list>
            </text:list-item>
          </text:list>
        </text:list-item>
      </text:list>
      <text:p text:style-name="P112"><text:s text:c="4"/>@app.route('/api/summarize', methods=['POST'])</text:p>
      <text:p text:style-name="P112"><text:s text:c="4"/>@jwt_required()</text:p>
      <text:p text:style-name="P112"><text:s text:c="4"/>@token_required</text:p>
      <text:p text:style-name="P112"><text:s text:c="4"/>def summarize():</text:p>
      <text:p text:style-name="P112"><text:s text:c="12"/>try:</text:p>
      <text:p text:style-name="P112"><text:s text:c="88"/></text:p>
      <text:p text:style-name="P112"><text:s text:c="16"/>gemini_schema = GeminiSummarySchema()</text:p>
      <text:p text:style-name="P112"><text:s text:c="16"/>data = gemini_schema.load(request.json)</text:p>
      <text:p text:style-name="P112"><text:s text:c="16"/>title <text:s/>= data['title']</text:p>
      <text:p text:style-name="P112"><text:s text:c="16"/>selection = <text:s/>data['selection']</text:p>
      <text:p text:style-name="P112"/>
      <text:p text:style-name="P112"><text:s text:c="16"/>model = genai.GenerativeModel("gemini-2.0-flash")</text:p>
      <text:p text:style-name="P112"><text:s text:c="16"/>response = model.generate_content("""</text:p>
      <text:p text:style-name="P112"><text:s text:c="20"/>Please summarize the following extract from a note titled <text:tab/><text:tab/><text:tab/><text:tab/>{title}, delimeted by three backticks:</text:p>
      <text:p text:style-name="P112"/>
      <text:p text:style-name="P112"><text:s text:c="20"/>```{selection}```</text:p>
      <text:p text:style-name="P112"/>
      <text:p text:style-name="P112"><text:s text:c="20"/>Please include:</text:p>
      <text:p text:style-name="P112"/>
      <text:p text:style-name="P112"><text:s text:c="24"/>Key points: What are the most important things mentioned in <text:tab/><text:tab/><text:tab/><text:tab/>the extract?</text:p>
      <text:p text:style-name="P112"/>
      <text:p text:style-name="P112"><text:s text:c="24"/>Context: How does this extract relate to the note as a <text:tab/><text:tab/><text:tab/><text:tab/><text:tab/>whole?</text:p>
      <text:p text:style-name="P112"><text:soft-page-break/></text:p>
      <text:p text:style-name="P112"><text:s text:c="24"/>Purpose: What is the purpose of this particular extract <text:tab/><text:tab/><text:tab/><text:tab/>within the note?</text:p>
      <text:p text:style-name="P112"/>
      <text:p text:style-name="P112"><text:s text:c="20"/>Keep the summary concise, clear and below 1000 characters.</text:p>
      <text:p text:style-name="P112"><text:s text:c="20"/>""".format(title=title, selection=selection),</text:p>
      <text:p text:style-name="P112"><text:s text:c="20"/># stream=True,</text:p>
      <text:p text:style-name="P112"><text:s text:c="20"/>generation_config = genai.types.GenerationConfig(</text:p>
      <text:p text:style-name="P112"><text:s text:c="24"/>temperature=0.2,</text:p>
      <text:p text:style-name="P112"><text:s text:c="24"/>top_p=0.95,</text:p>
      <text:p text:style-name="P112"><text:s text:c="24"/>max_output_tokens=256,</text:p>
      <text:p text:style-name="P112"><text:s text:c="20"/>),</text:p>
      <text:p text:style-name="P112"/>
      <text:p text:style-name="P112"><text:s text:c="20"/>)</text:p>
      <text:p text:style-name="P112"><text:s text:c="16"/>return jsonify({'message': 'Summary generated successfully', 'data': response}), 200</text:p>
      <text:p text:style-name="P112"><text:s text:c="12"/>except Exception as e:</text:p>
      <text:p text:style-name="P112"><text:s text:c="16"/>raise</text:p>
      <text:p text:style-name="P112"/>
      <text:p text:style-name="P121"><text:span text:style-name="T81">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2">with the following properties:</text:span></text:p>
      <text:p text:style-name="P121"><text:span text:style-name="T110"/></text:p>
      <text:list text:style-name="L31">
        <text:list-item>
          <text:p text:style-name="P290"><text:span text:style-name="T129">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91"><text:span text:style-name="Source_20_Text"><text:span text:style-name="T111">top_p=0.95</text:span></text:span><text:span text:style-name="T110">: This is the nucleus sampling parameter. Nucleus sampling considers the most likely words whose</text:span><text:span text:style-name="T112"> </text:span><text:span text:style-name="Emphasis"><text:span text:style-name="T112">cumulative</text:span></text:span><text:span text:style-name="T110"> probability exceeds </text:span><text:span text:style-name="Source_20_Text"><text:span text:style-name="T110">top_p</text:span></text:span><text:span text:style-name="T11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92"><text:span text:style-name="Strong_20_Emphasis"><text:span text:style-name="Source_20_Text"><text:span text:style-name="T110">max_output_tokens=256</text:span></text:span></text:span><text:span text:style-name="T11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6"/>
      <text:list text:continue-list="list181139478536380" text:style-name="L1">
        <text:list-item>
          <text:list>
            <text:list-item>
              <text:list>
                <text:list-item>
                  <text:p text:style-name="P150"><text:bookmark-start text:name="__RefHeading___Toc11532_1229836567"/>modules/notes.py<text:bookmark-end text:name="__RefHeading___Toc11532_1229836567"/></text:p>
                </text:list-item>
              </text:list>
            </text:list-item>
          </text:list>
        </text:list-item>
      </text:list>
      <text:p text:style-name="P122"><text:span text:style-name="Strong_20_Emphasis"><text:span text:style-name="T98">Ge</text:span></text:span><text:span text:style-name="Strong_20_Emphasis"><text:span text:style-name="T92">n</text:span></text:span><text:span text:style-name="Strong_20_Emphasis"><text:span text:style-name="T104">e</text:span></text:span><text:span text:style-name="Strong_20_Emphasis"><text:span text:style-name="T106">rally, most endpoints </text:span></text:span><text:span text:style-name="Strong_20_Emphasis"><text:span text:style-name="T92">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2">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2"><text:span text:style-name="Strong_20_Emphasis"><text:span text:style-name="T92"/></text:span></text:p>
      <text:p text:style-name="P124"><text:span text:style-name="Strong_20_Emphasis"><text:span text:style-name="T120">from datetime import datetime</text:span></text:span></text:p>
      <text:p text:style-name="P124"><text:span text:style-name="Strong_20_Emphasis"><text:span text:style-name="T120">import os</text:span></text:span></text:p>
      <text:p text:style-name="P124"><text:span text:style-name="Strong_20_Emphasis"><text:span text:style-name="T120">import sys</text:span></text:span></text:p>
      <text:p text:style-name="P124"><text:span text:style-name="Strong_20_Emphasis"><text:span text:style-name="T120">from flask import Blueprint, g, jsonify, request</text:span></text:span></text:p>
      <text:p text:style-name="P124"><text:span text:style-name="Strong_20_Emphasis"><text:span text:style-name="T120">from flask_jwt_extended import jwt_required</text:span></text:span></text:p>
      <text:p text:style-name="P124"><text:span text:style-name="Strong_20_Emphasis"><text:span text:style-name="T120"/></text:span></text:p>
      <text:p text:style-name="P124"><text:span text:style-name="Strong_20_Emphasis"><text:span text:style-name="T120">from modules.universal import BaseNote</text:span></text:span></text:p>
      <text:p text:style-name="P124"><text:span text:style-name="Strong_20_Emphasis"><text:span text:style-name="T120">from utils.userDeleteGraph import delete_notes_with_backoff, delete_user_data_with_backoff</text:span></text:span></text:p>
      <text:p text:style-name="P124"><text:span text:style-name="Strong_20_Emphasis"><text:span text:style-name="T120">sys.path.append(os.path.abspath(os.path.join(os.path.dirname(__file__), os.path.pardir)))</text:span></text:span></text:p>
      <text:p text:style-name="P124"><text:span text:style-name="Strong_20_Emphasis"><text:span text:style-name="T120">from formsValidation import BaseSchema</text:span></text:span></text:p>
      <text:p text:style-name="P124"><text:span text:style-name="Strong_20_Emphasis"><text:span text:style-name="T120">from utils.utils import token_required</text:span></text:span></text:p>
      <text:p text:style-name="P124"><text:span text:style-name="Strong_20_Emphasis"><text:span text:style-name="T120">import psycopg2</text:span></text:span></text:p>
      <text:p text:style-name="P124"><text:span text:style-name="Strong_20_Emphasis"><text:span text:style-name="T120"/></text:span></text:p>
      <text:p text:style-name="P124"><text:span text:style-name="Strong_20_Emphasis"><text:span text:style-name="T120">class NoteApi(BaseNote):</text:span></text:span></text:p>
      <text:p text:style-name="P124"><text:span text:style-name="Strong_20_Emphasis"><text:span text:style-name="T120"><text:s text:c="4"/>def __init__(self, app, conn, tokenization_manager, recents_manager):</text:span></text:span></text:p>
      <text:p text:style-name="P124"><text:span text:style-name="Strong_20_Emphasis"><text:span text:style-name="T120"><text:s text:c="8"/>super().__init__(app, conn, tokenization_manager, recents_manager)</text:span></text:span></text:p>
      <text:p text:style-name="P124"><text:span text:style-name="Strong_20_Emphasis"><text:span text:style-name="T120"><text:s text:c="8"/>self.note_schema = BaseSchema()</text:span></text:span></text:p>
      <text:p text:style-name="P124"><text:span text:style-name="Strong_20_Emphasis"><text:span text:style-name="T120"><text:s text:c="8"/>self.note_routes()</text:span></text:span></text:p>
      <text:p text:style-name="P124"><text:span text:style-name="Strong_20_Emphasis"><text:span text:style-name="T120"/></text:span></text:p>
      <text:p text:style-name="P124"><text:span text:style-name="Strong_20_Emphasis"><text:span text:style-name="T120"><text:s text:c="4"/>def tokenize(self,noteId,title,content):</text:span></text:span></text:p>
      <text:p text:style-name="P124"><text:span text:style-name="Strong_20_Emphasis"><text:span text:style-name="T120"><text:s text:c="8"/>text = [title, content]</text:span></text:span></text:p>
      <text:p text:style-name="P124"><text:span text:style-name="Strong_20_Emphasis"><text:span text:style-name="T120"><text:s text:c="8"/>priority = sum(len(string) for string in text)</text:span></text:span></text:p>
      <text:p text:style-name="P124"><text:span text:style-name="Strong_20_Emphasis"><text:span text:style-name="T120"><text:s text:c="8"/>self.tokenization_manager.add_note(</text:span></text:span></text:p>
      <text:p text:style-name="P124"><text:span text:style-name="Strong_20_Emphasis"><text:span text:style-name="T120"><text:s text:c="12"/>text=text,</text:span></text:span></text:p>
      <text:p text:style-name="P124"><text:span text:style-name="Strong_20_Emphasis"><text:span text:style-name="T120"><text:s text:c="12"/>priority=priority,</text:span></text:span></text:p>
      <text:p text:style-name="P124"><text:span text:style-name="Strong_20_Emphasis"><text:span text:style-name="T120"><text:s text:c="12"/>note_id=noteId</text:span></text:span></text:p>
      <text:p text:style-name="P124"><text:span text:style-name="Strong_20_Emphasis"><text:span text:style-name="T120"><text:s text:c="12"/>)</text:span></text:span></text:p>
      <text:p text:style-name="P124"><text:span text:style-name="Strong_20_Emphasis"><text:span text:style-name="T93">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4"><text:span text:style-name="Strong_20_Emphasis"><text:span text:style-name="T93"/></text:span></text:p>
      <text:p text:style-name="P125"><text:span text:style-name="Strong_20_Emphasis"><text:span text:style-name="T94">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25">from marshmallow import Schema, fields, ValidationError</text:span></text:span></text:p>
      <text:p text:style-name="P125"><text:soft-page-break/><text:span text:style-name="Strong_20_Emphasis"><text:span text:style-name="T125"/></text:span></text:p>
      <text:p text:style-name="P125"><text:span text:style-name="Strong_20_Emphasis"><text:span text:style-name="T125"># Base Schema for common fields</text:span></text:span></text:p>
      <text:p text:style-name="P125"><text:span text:style-name="Strong_20_Emphasis"><text:span text:style-name="T125">class BaseSchema(Schema):</text:span></text:span></text:p>
      <text:p text:style-name="P125"><text:span text:style-name="Strong_20_Emphasis"><text:span text:style-name="T125"><text:s text:c="4"/>title = fields.Str(required=True, validate=lambda s: 100 &gt;= len(s) &gt; 0)</text:span></text:span></text:p>
      <text:p text:style-name="P125"><text:span text:style-name="Strong_20_Emphasis"><text:span text:style-name="T125"><text:s text:c="4"/>content = fields.Str(required=False, validate=lambda s: len(s) &lt;= 1000)</text:span></text:span></text:p>
      <text:p text:style-name="P125"><text:span text:style-name="Strong_20_Emphasis"><text:span text:style-name="T125"><text:s text:c="4"/>tags = fields.List(fields.UUID(), required=False)</text:span></text:span></text:p>
      <text:p text:style-name="P125"><text:span text:style-name="Strong_20_Emphasis"><text:span text:style-name="T125"><text:s text:c="4"/>noteid = fields.UUID(required=False)</text:span></text:span></text:p>
      <text:p text:style-name="P124"><text:span text:style-name="Strong_20_Emphasis"><text:span text:style-name="T94"/></text:span></text:p>
      <text:p text:style-name="P124"><text:span text:style-name="Strong_20_Emphasis"><text:span text:style-name="T90"><text:line-break/></text:span></text:span><text:span text:style-name="Strong_20_Emphasis"><text:span text:style-name="T93">Additionally, </text:span></text:span><text:span text:style-name="Source_20_Text"><text:span text:style-name="T93">note_routes</text:span></text:span><text:span text:style-name="Strong_20_Emphasis"><text:span text:style-name="T93"> method defines the following API endpoints. </text:span></text:span><text:span text:style-name="Strong_20_Emphasis"><text:span text:style-name="T95">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3">:</text:span></text:span></text:p>
      <text:p text:style-name="P124"><text:span text:style-name="Strong_20_Emphasis"><text:span text:style-name="T93"/></text:span></text:p>
      <text:list text:continue-numbering="true" text:style-name="L1">
        <text:list-item>
          <text:list>
            <text:list-item>
              <text:list>
                <text:list-item>
                  <text:list>
                    <text:list-item>
                      <text:p text:style-name="P158"><text:bookmark-start text:name="__RefHeading___Toc11530_1229836567"/>Create Note<text:bookmark-end text:name="__RefHeading___Toc11530_1229836567"/></text:p>
                    </text:list-item>
                  </text:list>
                </text:list-item>
              </text:list>
            </text:list-item>
          </text:list>
        </text:list-item>
      </text:list>
      <text:p text:style-name="P122"><text:span text:style-name="Source_20_Text"><text:span text:style-name="T101">I</text:span></text:span><text:span text:style-name="Source_20_Text"><text:span text:style-name="T100">/api/notes/create</text:span></text:span><text:span text:style-name="Strong_20_Emphasis"><text:span text:style-name="T100"> (POST):</text:span></text:span><text:span text:style-name="T100"> Creates a new note. It validates the request data using </text:span><text:span text:style-name="Source_20_Text"><text:span text:style-name="T100">self.note_schema.load()</text:span></text:span><text:span text:style-name="T100">, retrieves the user ID from the JWT, creates the note in the database using the </text:span><text:span text:style-name="Source_20_Text"><text:span text:style-name="T100">create_note</text:span></text:span><text:span text:style-name="T100"> method (inherited from </text:span><text:span text:style-name="Source_20_Text"><text:span text:style-name="T100">BaseNote</text:span></text:span><text:span text:style-name="T100">), adds the note text to the tokenization manager, commits the transaction, and returns the new note's ID </text:span><text:span text:style-name="T101">It uses the functions from BaseNote, as there are no extra properties in the Notes type</text:span><text:span text:style-name="T100">:</text:span></text:p>
      <text:p text:style-name="P98"><text:s text:c="8"/>@self.app.route('/api/notes/create', methods=['POST'])</text:p>
      <text:p text:style-name="P98"><text:s text:c="8"/>@jwt_required()</text:p>
      <text:p text:style-name="P98"><text:s text:c="8"/>@token_required</text:p>
      <text:p text:style-name="P98"><text:s text:c="8"/>def create_note():</text:p>
      <text:p text:style-name="P98"><text:s text:c="12"/>try:</text:p>
      <text:p text:style-name="P98"><text:s text:c="16"/>userId = str(g.userId)</text:p>
      <text:p text:style-name="P98"><text:s text:c="16"/>data = self.note_schema.load(request.get_json())</text:p>
      <text:p text:style-name="P98"><text:s text:c="16"/>title = data['title']</text:p>
      <text:p text:style-name="P98"><text:s text:c="16"/>tags = data['tags']</text:p>
      <text:p text:style-name="P98"><text:s text:c="16"/>content = data['content']</text:p>
      <text:p text:style-name="P98"><text:s text:c="16"/>with self.conn.cursor(cursor_factory=psycopg2.extras.DictCursor) as cur:</text:p>
      <text:p text:style-name="P98"><text:s text:c="20"/>noteId = self.create_note(cur, userId, title, content, 'note', tags)</text:p>
      <text:p text:style-name="P98"/>
      <text:p text:style-name="P98"><text:s text:c="16"/>self.tokenize(noteId,title,content)</text:p>
      <text:p text:style-name="P98"><text:s text:c="16"/>self.conn.commit()</text:p>
      <text:p text:style-name="P98"/>
      <text:p text:style-name="P98"><text:s text:c="16"/>return jsonify({</text:p>
      <text:p text:style-name="P98"><text:s text:c="20"/>'message': 'Note created successfully',</text:p>
      <text:p text:style-name="P98"><text:s text:c="20"/>'data': {</text:p>
      <text:p text:style-name="P98"><text:s text:c="24"/>'noteid': noteId,</text:p>
      <text:p text:style-name="P98"><text:s text:c="20"/>}</text:p>
      <text:p text:style-name="P98"><text:s text:c="16"/>}), 200</text:p>
      <text:p text:style-name="P98"><text:s text:c="12"/>except Exception as error:</text:p>
      <text:p text:style-name="P98"><text:soft-page-break/><text:s text:c="16"/>self.conn.rollback()</text:p>
      <text:p text:style-name="P98"><text:s text:c="16"/>print('Error during transaction', error)</text:p>
      <text:p text:style-name="P98"><text:s text:c="16"/>raise</text:p>
      <text:p text:style-name="P98"><text:s text:c="12"/>finally:</text:p>
      <text:p text:style-name="P123"><text:span text:style-name="T122"><text:s text:c="16"/>cur.close()</text:span><text:span text:style-name="T100"><text:line-break/></text:span></text:p>
      <text:list text:continue-numbering="true" text:style-name="L1">
        <text:list-item>
          <text:list>
            <text:list-item>
              <text:list>
                <text:list-item>
                  <text:list>
                    <text:list-item>
                      <text:p text:style-name="P158"><text:bookmark-start text:name="__RefHeading___Toc11528_1229836567"/>Update Note<text:bookmark-end text:name="__RefHeading___Toc11528_1229836567"/></text:p>
                    </text:list-item>
                  </text:list>
                </text:list-item>
              </text:list>
            </text:list-item>
          </text:list>
        </text:list-item>
      </text:list>
      <text:p text:style-name="P127"><text:span text:style-name="Source_20_Text"><text:span text:style-name="T100">/api/notes/update</text:span></text:span><text:span text:style-name="Strong_20_Emphasis"><text:span text:style-name="T100"> (PUT):</text:span></text:span><text:span text:style-name="T100"> Updates an existing note. It validates the request data, retrieves the note ID, title, content, and tags, updates the note in the database, updates the note's tags, updates the tokenization manager, commits the transaction, and returns a success message.</text:span></text:p>
      <text:p text:style-name="P99"><text:s text:c="8"/>@self.app.route('/api/notes/update', methods=['PUT'])</text:p>
      <text:p text:style-name="P99"><text:s text:c="8"/>@jwt_required()</text:p>
      <text:p text:style-name="P99"><text:s text:c="8"/>@token_required</text:p>
      <text:p text:style-name="P99"><text:s text:c="8"/>def update_note():</text:p>
      <text:p text:style-name="P99"><text:s text:c="12"/>try:</text:p>
      <text:p text:style-name="P99"><text:s text:c="16"/>userId = str(g.userId) <text:s/># Convert userId to string</text:p>
      <text:p text:style-name="P99"><text:s text:c="16"/>note = self.note_schema.load(request.get_json())</text:p>
      <text:p text:style-name="P99"/>
      <text:p text:style-name="P99"><text:s text:c="16"/>note_id = str(note['noteid'])</text:p>
      <text:p text:style-name="P99"><text:s text:c="16"/>title = note['title']</text:p>
      <text:p text:style-name="P99"><text:s text:c="16"/>content = note['content']</text:p>
      <text:p text:style-name="P99"><text:s text:c="16"/>tags = note.get('tags', [])</text:p>
      <text:p text:style-name="P99"/>
      <text:p text:style-name="P99"><text:s text:c="16"/>with self.conn.cursor(cursor_factory=psycopg2.extras.DictCursor) as cur:</text:p>
      <text:p text:style-name="P99"/>
      <text:p text:style-name="P99"><text:s text:c="20"/>cur.execute("""</text:p>
      <text:p text:style-name="P99"><text:s text:c="24"/>UPDATE Notes</text:p>
      <text:p text:style-name="P99"><text:s text:c="24"/>SET title = %s, content = %s</text:p>
      <text:p text:style-name="P99"><text:s text:c="24"/>WHERE id = %s AND user_id = %s</text:p>
      <text:p text:style-name="P99"><text:s text:c="20"/>""", (title, content, note_id, userId))</text:p>
      <text:p text:style-name="P99"/>
      <text:p text:style-name="P99"><text:s text:c="20"/>self.update_notetags(cur, note_id, tags)</text:p>
      <text:p text:style-name="P99"/>
      <text:p text:style-name="P99"><text:s text:c="20"/>self.tokenize(note_id, title, content)</text:p>
      <text:p text:style-name="P99"><text:s text:c="20"/>self.conn.commit()</text:p>
      <text:p text:style-name="P99"/>
      <text:p text:style-name="P99"><text:s text:c="20"/>return jsonify({'message': 'Note updated successfully', 'data': None}), 200</text:p>
      <text:p text:style-name="P99"><text:s text:c="12"/>except Exception as e:</text:p>
      <text:p text:style-name="P99"><text:s text:c="16"/>self.conn.rollback()</text:p>
      <text:p text:style-name="P99"><text:s text:c="16"/>print(f"An error occurred: {e}")</text:p>
      <text:p text:style-name="P99"><text:s text:c="16"/>raise</text:p>
      <text:p text:style-name="P99"><text:s text:c="12"/>finally:</text:p>
      <text:p text:style-name="P99"><text:soft-page-break/><text:s text:c="16"/>cur.close()</text:p>
      <text:list text:continue-numbering="true" text:style-name="L1">
        <text:list-item>
          <text:list>
            <text:list-item>
              <text:list>
                <text:list-item>
                  <text:list>
                    <text:list-item>
                      <text:p text:style-name="P158"><text:bookmark-start text:name="__RefHeading___Toc11526_1229836567"/>Delete Note<text:bookmark-end text:name="__RefHeading___Toc11526_1229836567"/></text:p>
                    </text:list-item>
                  </text:list>
                </text:list-item>
              </text:list>
            </text:list-item>
          </text:list>
        </text:list-item>
      </text:list>
      <text:p text:style-name="P127"><text:span text:style-name="Source_20_Text"><text:span text:style-name="T100">/api/notes/delete</text:span></text:span><text:span text:style-name="Strong_20_Emphasis"><text:span text:style-name="T100"> (PUT):</text:span></text:span><text:span text:style-name="T100"> Deletes a note. It retrieves the note ID from the request, and uses </text:span><text:span text:style-name="Source_20_Text"><text:span text:style-name="T100">delete_notes_with_backoff</text:span></text:span><text:span text:style-name="Source_20_Text"><text:span text:style-name="T102">(more about it later)</text:span></text:span><text:span text:style-name="T100"> to attempt deletion with retries, handles NoteTags table before Notes table. It also removes the note from the tokenization manager, </text:span><text:span text:style-name="T102">if it is currently awaiting tokenization</text:span><text:span text:style-name="T100">. It returns a success message or an error message if deletion fails after retries.</text:span></text:p>
      <text:p text:style-name="P100"><text:s text:c="8"/>@self.app.route('/api/notes/delete', methods=['PUT'])</text:p>
      <text:p text:style-name="P100"><text:s text:c="8"/>@jwt_required()</text:p>
      <text:p text:style-name="P100"><text:s text:c="8"/>@token_required</text:p>
      <text:p text:style-name="P100"><text:s text:c="8"/>def delete_note():</text:p>
      <text:p text:style-name="P100"><text:s text:c="12"/>try:</text:p>
      <text:p text:style-name="P100"><text:s text:c="16"/>userId = g.userId</text:p>
      <text:p text:style-name="P100"><text:s text:c="16"/>data = request.get_json()</text:p>
      <text:p text:style-name="P100"><text:s text:c="16"/>note_id = data['noteId']</text:p>
      <text:p text:style-name="P100"><text:s text:c="16"/>stack = [12,2] #NoteTags, Notes</text:p>
      <text:p text:style-name="P100"><text:s text:c="16"/>stack.reverse()</text:p>
      <text:p text:style-name="P100"><text:s text:c="16"/>if delete_notes_with_backoff(self.conn, note_id, stack):</text:p>
      <text:p text:style-name="P100"><text:s text:c="20"/>self.tokenization_manager.delete_note_by_id(note_id)</text:p>
      <text:p text:style-name="P100"><text:s text:c="20"/>return jsonify({'message': 'Note deleted successfully'}), 200</text:p>
      <text:p text:style-name="P100"><text:s text:c="16"/>else:</text:p>
      <text:p text:style-name="P100"><text:s text:c="20"/>return jsonify({'message': 'Failed to delete note data after multiple retries'}), 500</text:p>
      <text:p text:style-name="P100"><text:s text:c="12"/>except Exception as e:</text:p>
      <text:p text:style-name="P100"><text:s text:c="16"/>self.conn.rollback()</text:p>
      <text:p text:style-name="P100"><text:s text:c="16"/>raise</text:p>
      <text:list text:continue-numbering="true" text:style-name="L1">
        <text:list-item>
          <text:list>
            <text:list-item>
              <text:list>
                <text:list-item>
                  <text:list>
                    <text:list-item>
                      <text:p text:style-name="P158"><text:bookmark-start text:name="__RefHeading___Toc11524_1229836567"/>Get a specific note<text:bookmark-end text:name="__RefHeading___Toc11524_1229836567"/></text:p>
                    </text:list-item>
                  </text:list>
                </text:list-item>
              </text:list>
            </text:list-item>
          </text:list>
        </text:list-item>
      </text:list>
      <text:p text:style-name="P128"><text:span text:style-name="Source_20_Text"><text:span text:style-name="T100">/api/note</text:span></text:span><text:span text:style-name="Strong_20_Emphasis"><text:span text:style-name="T100"> (GET):</text:span></text:span><text:span text:style-name="T100"> Retrieves a single note by ID. It retrieves the user ID and note ID from the request, fetches the full note details along with its tags using </text:span><text:span text:style-name="Source_20_Text"><text:span text:style-name="T100">self.tags_cte</text:span></text:span><text:span text:style-name="T100">, and adds the note to the </text:span><text:span text:style-name="Source_20_Text"><text:span text:style-name="T100">recents_manager</text:span></text:span><text:span text:style-name="T100"> (for tracking recently viewed notes). It returns the note details or a 404 error if the note is not found. It also uses the </text:span><text:span text:style-name="Source_20_Text"><text:span text:style-name="T100">self.tags_cte</text:span></text:span><text:span text:style-name="T100"> to efficiently retrieve tags.</text:span></text:p>
      <text:p text:style-name="P101"/>
      <text:p text:style-name="P101"><text:s text:c="8"/>@self.app.route('/api/note', methods=['GET'])</text:p>
      <text:p text:style-name="P101"><text:s text:c="8"/>@jwt_required()</text:p>
      <text:p text:style-name="P101"><text:s text:c="8"/>@token_required</text:p>
      <text:p text:style-name="P101"><text:s text:c="8"/>def get_note():</text:p>
      <text:p text:style-name="P101"><text:s text:c="12"/>try:</text:p>
      <text:p text:style-name="P101"><text:s text:c="16"/>userId = g.userId</text:p>
      <text:p text:style-name="P101"><text:s text:c="16"/>noteid = request.args.get('noteid')</text:p>
      <text:p text:style-name="P101"/>
      <text:p text:style-name="P101"><text:s text:c="16"/>with self.conn.cursor(cursor_factory=psycopg2.extras.DictCursor) as cur:</text:p>
      <text:p text:style-name="P101"/>
      <text:p text:style-name="P101"><text:s text:c="20"/>cur.execute(f"""</text:p>
      <text:p text:style-name="P101"><text:s text:c="24"/>WITH {self.tags_cte}</text:p>
      <text:p text:style-name="P101"><text:soft-page-break/><text:s text:c="24"/>SELECT</text:p>
      <text:p text:style-name="P101"><text:s text:c="28"/>n.id AS note_id,</text:p>
      <text:p text:style-name="P101"><text:s text:c="28"/>n.title AS note_title,</text:p>
      <text:p text:style-name="P101"><text:s text:c="28"/>n.content AS note_content,</text:p>
      <text:p text:style-name="P101"><text:s text:c="28"/>n.created_at AS note_created_at,</text:p>
      <text:p text:style-name="P101"><text:s text:c="28"/>n.type AS note_type,</text:p>
      <text:p text:style-name="P101"><text:s text:c="28"/>COALESCE(tags_cte.tags, '[]') AS tags</text:p>
      <text:p text:style-name="P101"><text:s text:c="24"/>FROM Notes n</text:p>
      <text:p text:style-name="P101"><text:s text:c="24"/>LEFT JOIN TagsCTE tags_cte ON n.id = tags_cte.note_id</text:p>
      <text:p text:style-name="P101"><text:s text:c="24"/>WHERE n.user_id = %s AND n.id = %s AND n.type = 'note' AND n.archived = FALSE</text:p>
      <text:p text:style-name="P101"><text:s text:c="20"/>""", (userId, noteid))</text:p>
      <text:p text:style-name="P101"/>
      <text:p text:style-name="P101"><text:s text:c="20"/>row = cur.fetchone()</text:p>
      <text:p text:style-name="P101"><text:s text:c="20"/>if not row:</text:p>
      <text:p text:style-name="P101"><text:s text:c="24"/>return jsonify({'message': "Note not found"}), 404</text:p>
      <text:p text:style-name="P101"/>
      <text:p text:style-name="P101"><text:s text:c="20"/>note = {</text:p>
      <text:p text:style-name="P101"><text:s text:c="24"/>'noteid': row['note_id'],</text:p>
      <text:p text:style-name="P101"><text:s text:c="24"/>'title': row['note_title'],</text:p>
      <text:p text:style-name="P101"><text:s text:c="24"/>'content': row['note_content'],</text:p>
      <text:p text:style-name="P101"><text:s text:c="24"/>'tags': row['tags']</text:p>
      <text:p text:style-name="P101"><text:s text:c="20"/>}</text:p>
      <text:p text:style-name="P101"><text:s text:c="20"/>self.recents_manager.add_note_for_user(userId, noteid)</text:p>
      <text:p text:style-name="P101"><text:s text:c="20"/>return jsonify({"note": note, 'message': "Note fetched successfully"}), 200</text:p>
      <text:p text:style-name="P101"/>
      <text:p text:style-name="P101"><text:s text:c="12"/>except Exception as e:</text:p>
      <text:p text:style-name="P101"><text:s text:c="16"/>self.conn.rollback()</text:p>
      <text:p text:style-name="P101"><text:s text:c="16"/>print(f"An error occurred: {e}")</text:p>
      <text:p text:style-name="P101"><text:s text:c="16"/>return jsonify({'message': 'An error occurred', 'error': str(e)}), 500</text:p>
      <text:p text:style-name="P101"/>
      <text:p text:style-name="P101"><text:s text:c="12"/>finally:</text:p>
      <text:p text:style-name="P101"><text:s text:c="16"/>cur.close()</text:p>
      <text:list text:continue-numbering="true" text:style-name="L1">
        <text:list-item>
          <text:list>
            <text:list-item>
              <text:list>
                <text:list-item>
                  <text:list>
                    <text:list-item>
                      <text:p text:style-name="P150"><text:bookmark-start text:name="__RefHeading___Toc11522_1229836567"/>Get Note previews<text:bookmark-end text:name="__RefHeading___Toc11522_1229836567"/></text:p>
                    </text:list-item>
                  </text:list>
                </text:list-item>
              </text:list>
            </text:list-item>
          </text:list>
        </text:list-item>
      </text:list>
      <text:p text:style-name="P128"><text:span text:style-name="Source_20_Text"><text:span text:style-name="T100">/api/notes/previews</text:span></text:span><text:span text:style-name="Strong_20_Emphasis"><text:span text:style-name="T100"> (GET):</text:span></text:span><text:span text:style-name="T100">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2">This is implemented to reduce the amount of data being transmitted when many notes are loaded, which will speed up loading time</text:span><text:span text:style-name="T100">. It returns the previews and pagination information as a JSON response. The query uses a </text:span><text:span text:style-name="T102">Tag CTE</text:span><text:span text:style-name="T100">, </text:span><text:span text:style-name="Source_20_Text"><text:span text:style-name="T100">self.tags_cte</text:span></text:span><text:span text:style-name="T100">, defined in the </text:span><text:span text:style-name="Source_20_Text"><text:span text:style-name="T100">BaseNote</text:span></text:span><text:span text:style-name="T100"> class.</text:span></text:p>
      <text:p text:style-name="P102"><text:s text:c="8"/>@self.app.route('/api/notes/previews', methods=['GET'])</text:p>
      <text:p text:style-name="P102"><text:s text:c="8"/>@jwt_required()</text:p>
      <text:p text:style-name="P102"><text:s text:c="8"/>@token_required</text:p>
      <text:p text:style-name="P102"><text:s text:c="8"/>def get_note_previews():</text:p>
      <text:p text:style-name="P102"><text:soft-page-break/><text:s text:c="12"/>try:</text:p>
      <text:p text:style-name="P102"><text:s text:c="16"/>userId = g.userId</text:p>
      <text:p text:style-name="P102"><text:s text:c="16"/># Pagination</text:p>
      <text:p text:style-name="P102"><text:s text:c="16"/>page = int(request.args.get('pageParam', 1)) <text:s/># Default to page 1</text:p>
      <text:p text:style-name="P102"><text:s text:c="16"/>per_page = int(request.args.get('per_page', 5)) <text:s/># Default to 10 items per page</text:p>
      <text:p text:style-name="P102"><text:s text:c="16"/>offset = (page - 1) * per_page</text:p>
      <text:p text:style-name="P102"/>
      <text:p text:style-name="P102"><text:s text:c="16"/>with self.conn.cursor(cursor_factory=psycopg2.extras.DictCursor) as cur:</text:p>
      <text:p text:style-name="P102"><text:s text:c="20"/># Fetch the total count of notes for pagination metadata</text:p>
      <text:p text:style-name="P102"><text:s text:c="20"/>total,nextPage = self.fetch_total_notes(cur, 'note', userId, page, offset, per_page)</text:p>
      <text:p text:style-name="P102"/>
      <text:p text:style-name="P102"><text:s text:c="20"/>cur.execute(f"""</text:p>
      <text:p text:style-name="P102"><text:s text:c="24"/>WITH {self.tags_cte}</text:p>
      <text:p text:style-name="P102"><text:s text:c="24"/>SELECT</text:p>
      <text:p text:style-name="P102"><text:s text:c="28"/>n.id AS note_id,</text:p>
      <text:p text:style-name="P102"><text:s text:c="28"/>n.title AS title,</text:p>
      <text:p text:style-name="P102"><text:s text:c="28"/>n.content AS content,</text:p>
      <text:p text:style-name="P102"><text:s text:c="28"/>n.type AS type,</text:p>
      <text:p text:style-name="P102"><text:s text:c="28"/>COALESCE(tags_cte.tags, '[]') AS tags</text:p>
      <text:p text:style-name="P102"><text:s text:c="24"/>FROM Notes n</text:p>
      <text:p text:style-name="P102"><text:s text:c="24"/>LEFT JOIN TagsCTE tags_cte ON n.id = tags_cte.note_id</text:p>
      <text:p text:style-name="P102"><text:s text:c="24"/>WHERE n.user_id = %s AND n.type = 'note' AND n.archived = FALSE</text:p>
      <text:p text:style-name="P102"><text:s text:c="24"/>ORDER BY n.updated_at DESC</text:p>
      <text:p text:style-name="P102"><text:s text:c="24"/>LIMIT %s OFFSET %s</text:p>
      <text:p text:style-name="P102"><text:s text:c="20"/>""", (userId, per_page, offset))</text:p>
      <text:p text:style-name="P102"/>
      <text:p text:style-name="P102"><text:s text:c="20"/>rows = cur.fetchall()</text:p>
      <text:p text:style-name="P102"><text:s text:c="20"/>notes = []</text:p>
      <text:p text:style-name="P102"><text:s text:c="20"/>for row in rows:</text:p>
      <text:p text:style-name="P102"><text:s text:c="24"/>note = {</text:p>
      <text:p text:style-name="P102"><text:s text:c="28"/>'noteid': row['note_id'],</text:p>
      <text:p text:style-name="P102"><text:s text:c="28"/>'title': row['title'][:100] + '...' if len(row['title']) &gt; 100 else row['title'],</text:p>
      <text:p text:style-name="P102"><text:s text:c="28"/>'content': row['content'][:200] + '...' if len(row['content']) &gt; 200 else row['content'],</text:p>
      <text:p text:style-name="P102"><text:s text:c="28"/>'tags': row['tags']</text:p>
      <text:p text:style-name="P102"><text:s text:c="24"/>}</text:p>
      <text:p text:style-name="P102"><text:s text:c="24"/>notes.append(note)</text:p>
      <text:p text:style-name="P102"/>
      <text:p text:style-name="P102"><text:s text:c="20"/>return jsonify({"notes": notes,</text:p>
      <text:p text:style-name="P102"><text:s text:c="36"/>'pagination': {</text:p>
      <text:p text:style-name="P102"><text:s text:c="40"/>'total': total,</text:p>
      <text:p text:style-name="P102"><text:soft-page-break/><text:s text:c="40"/>'page': page,</text:p>
      <text:p text:style-name="P102"><text:s text:c="40"/>'perPage': per_page,</text:p>
      <text:p text:style-name="P102"><text:s text:c="40"/>'nextPage': nextPage</text:p>
      <text:p text:style-name="P102"><text:s text:c="36"/>}}), 200</text:p>
      <text:p text:style-name="P102"/>
      <text:p text:style-name="P102"><text:s text:c="12"/>except Exception as e:</text:p>
      <text:p text:style-name="P102"><text:s text:c="16"/>self.conn.rollback()</text:p>
      <text:p text:style-name="P102"><text:s text:c="16"/>print(f"An error occurred: {e}")</text:p>
      <text:p text:style-name="P102"><text:s text:c="16"/>return jsonify({'message': 'An error occurred', 'error': str(e)}), 500</text:p>
      <text:p text:style-name="P102"/>
      <text:p text:style-name="P102"><text:s text:c="12"/>finally:</text:p>
      <text:p text:style-name="P116"><text:s text:c="16"/>cur.close()</text:p>
      <text:p text:style-name="P126"/>
      <text:list text:continue-numbering="true" text:style-name="L1">
        <text:list-item>
          <text:list>
            <text:list-item>
              <text:list>
                <text:list-item>
                  <text:p text:style-name="P159"><text:bookmark-start text:name="__RefHeading___Toc7339_3908388459"/>modules/tasks.py<text:bookmark-end text:name="__RefHeading___Toc7339_3908388459"/></text:p>
                </text:list-item>
              </text:list>
            </text:list-item>
          </text:list>
        </text:list-item>
      </text:list>
      <text:p text:style-name="P129">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60"><text:bookmark-start text:name="__RefHeading___Toc8726_529430363"/>Initialization<text:bookmark-end text:name="__RefHeading___Toc8726_529430363"/></text:p>
                    </text:list-item>
                  </text:list>
                </text:list-item>
              </text:list>
            </text:list-item>
          </text:list>
        </text:list-item>
      </text:list>
      <text:p text:style-name="P118">class TaskApi(BaseNote):</text:p>
      <text:p text:style-name="P118"><text:s text:c="4"/>def __init__(self, app, conn, tokenization_manager, recents_manager):</text:p>
      <text:p text:style-name="P118"><text:s text:c="8"/>super().__init__(app, conn, tokenization_manager, recents_manager)</text:p>
      <text:p text:style-name="P118"><text:s text:c="8"/>self.task_schema = TaskSchema()</text:p>
      <text:p text:style-name="P118"><text:s text:c="8"/>self.task_routes()</text:p>
      <text:p text:style-name="P118"/>
      <text:p text:style-name="P118"><text:s text:c="8"/>self.subtasks_cte = """SubtasksCTE AS (</text:p>
      <text:p text:style-name="P118"><text:s text:c="20"/>SELECT</text:p>
      <text:p text:style-name="P118"><text:s text:c="24"/>st.task_id,</text:p>
      <text:p text:style-name="P118"><text:s text:c="24"/>json_agg(json_build_object(</text:p>
      <text:p text:style-name="P118"><text:s text:c="28"/>'subtaskid', st.id,</text:p>
      <text:p text:style-name="P118"><text:s text:c="28"/>'description', st.description,</text:p>
      <text:p text:style-name="P118"><text:s text:c="28"/>'completed', st.completed,</text:p>
      <text:p text:style-name="P118"><text:s text:c="28"/>'index', st.st_index</text:p>
      <text:p text:style-name="P118"><text:s text:c="24"/>)) AS subtasks</text:p>
      <text:p text:style-name="P118"><text:s text:c="20"/>FROM Subtasks st</text:p>
      <text:p text:style-name="P118"><text:s text:c="20"/>GROUP BY st.task_id</text:p>
      <text:p text:style-name="P118"><text:s text:c="16"/>)"""</text:p>
      <text:p text:style-name="P118"/>
      <text:p text:style-name="P118"><text:s text:c="4"/>def tokenize(self,noteId,title,content,subtasks):</text:p>
      <text:p text:style-name="P118"><text:s text:c="8"/>text = [title, content] + [subtask['description'] for subtask in subtasks] if subtasks else [title, content]</text:p>
      <text:p text:style-name="P118"><text:s text:c="8"/>priority = sum(len(string) for string in text)</text:p>
      <text:p text:style-name="P118"><text:soft-page-break/><text:s text:c="8"/>self.tokenization_manager.add_note(</text:p>
      <text:p text:style-name="P118"><text:s text:c="12"/>text=text,</text:p>
      <text:p text:style-name="P118"><text:s text:c="12"/>priority=priority,</text:p>
      <text:p text:style-name="P118"><text:s text:c="12"/>note_id=noteId</text:p>
      <text:p text:style-name="P115"><text:s text:c="12"/>)</text:p>
      <text:p text:style-name="P68">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60"><text:bookmark-start text:name="__RefHeading___Toc8724_529430363"/>Task creation<text:bookmark-end text:name="__RefHeading___Toc8724_529430363"/></text:p>
                    </text:list-item>
                  </text:list>
                </text:list-item>
              </text:list>
            </text:list-item>
          </text:list>
        </text:list-item>
      </text:list>
      <text:p text:style-name="P119"><text:s text:c="6"/><text:span text:style-name="T127"><text:s/>@self.app.route('/api/tasks/create', methods=['POST'])</text:span></text:p>
      <text:p text:style-name="P103"><text:s text:c="8"/>@jwt_required()</text:p>
      <text:p text:style-name="P103"><text:s text:c="8"/>@token_required</text:p>
      <text:p text:style-name="P103"><text:s text:c="8"/>def create_task():</text:p>
      <text:p text:style-name="P103"><text:s text:c="12"/>try:</text:p>
      <text:p text:style-name="P103"><text:s text:c="16"/>userId = str(g.userId) <text:s/># Convert UUID to string if userId is a UUID</text:p>
      <text:p text:style-name="P103"/>
      <text:p text:style-name="P103"><text:s text:c="16"/>data = self.task_schema.load(request.get_json())</text:p>
      <text:p text:style-name="P103"/>
      <text:p text:style-name="P103"><text:s text:c="16"/>title = data['title']</text:p>
      <text:p text:style-name="P103"><text:s text:c="16"/>tags = data['tags']</text:p>
      <text:p text:style-name="P103"><text:s text:c="16"/>content = data['content']</text:p>
      <text:p text:style-name="P103"><text:s text:c="16"/>subtasks = data['subtasks']</text:p>
      <text:p text:style-name="P103"><text:s text:c="16"/>due_date = data.get('due_date')</text:p>
      <text:p text:style-name="P103"/>
      <text:p text:style-name="P103"><text:s text:c="16"/>with self.conn.cursor(cursor_factory=psycopg2.extras.DictCursor) as cur:</text:p>
      <text:p text:style-name="P103"><text:s text:c="20"/>noteId = self.create_note(cur, userId, title, content, 'task', tags)</text:p>
      <text:p text:style-name="P103"/>
      <text:p text:style-name="P103"><text:s text:c="20"/>cur.execute( #Insert into Tasks table</text:p>
      <text:p text:style-name="P103"><text:s text:c="24"/>"""</text:p>
      <text:p text:style-name="P103"><text:s text:c="24"/>INSERT INTO Tasks (note_id, completed, due_date)</text:p>
      <text:p text:style-name="P103"><text:s text:c="24"/>VALUES (%s, %s, %s) RETURNING id</text:p>
      <text:p text:style-name="P103"><text:s text:c="24"/>""",</text:p>
      <text:p text:style-name="P103"><text:s text:c="24"/>(noteId, False, due_date)</text:p>
      <text:p text:style-name="P103"><text:s text:c="20"/>)</text:p>
      <text:p text:style-name="P103"><text:s text:c="20"/>taskId = cur.fetchone()[0]</text:p>
      <text:p text:style-name="P103"><text:s text:c="20"/>new_subtasks = None</text:p>
      <text:p text:style-name="P103"><text:s text:c="20"/>if subtasks:</text:p>
      <text:p text:style-name="P103"><text:s text:c="24"/>subtask_tuples = [</text:p>
      <text:p text:style-name="P103"><text:s text:c="28"/>(taskId, subtask['description'], False, subtask['index'])</text:p>
      <text:p text:style-name="P103"><text:s text:c="28"/>for subtask in subtasks</text:p>
      <text:p text:style-name="P103"><text:s text:c="24"/>]</text:p>
      <text:p text:style-name="P103"><text:s text:c="24"/>cur.executemany(</text:p>
      <text:p text:style-name="P103"><text:soft-page-break/><text:s text:c="28"/>"""</text:p>
      <text:p text:style-name="P103"><text:s text:c="28"/>INSERT INTO Subtasks (task_id, description, completed, st_index)</text:p>
      <text:p text:style-name="P103"><text:s text:c="28"/>VALUES (%s, %s, %s, %s)</text:p>
      <text:p text:style-name="P103"><text:s text:c="28"/>RETURNING id, task_id, description, completed, st_index</text:p>
      <text:p text:style-name="P103"><text:s text:c="28"/>""",</text:p>
      <text:p text:style-name="P103"><text:s text:c="28"/>subtask_tuples</text:p>
      <text:p text:style-name="P103"><text:s text:c="24"/>)</text:p>
      <text:p text:style-name="P103"><text:s text:c="24"/>cur.execute(</text:p>
      <text:p text:style-name="P103"><text:s text:c="28"/>"""</text:p>
      <text:p text:style-name="P103"><text:s text:c="28"/>SELECT id, task_id, description, completed, st_index</text:p>
      <text:p text:style-name="P103"><text:s text:c="28"/>FROM Subtasks</text:p>
      <text:p text:style-name="P103"><text:s text:c="28"/>WHERE task_id = %s</text:p>
      <text:p text:style-name="P103"><text:s text:c="28"/>""",</text:p>
      <text:p text:style-name="P103"><text:s text:c="28"/>(taskId,)</text:p>
      <text:p text:style-name="P103"><text:s text:c="24"/>)</text:p>
      <text:p text:style-name="P103"><text:s text:c="24"/>new_subtasks = cur.fetchall()</text:p>
      <text:p text:style-name="P103"/>
      <text:p text:style-name="P103"/>
      <text:p text:style-name="P103"><text:s text:c="16"/>self.tokenize(noteId,title,content,subtasks)</text:p>
      <text:p text:style-name="P103"><text:s text:c="16"/>self.conn.commit()</text:p>
      <text:p text:style-name="P103"><text:s text:c="16"/>return jsonify({</text:p>
      <text:p text:style-name="P103"><text:s text:c="20"/>'message': 'Task created successfully',</text:p>
      <text:p text:style-name="P103"><text:s text:c="20"/>'data': {</text:p>
      <text:p text:style-name="P103"><text:s text:c="24"/>'noteid': noteId,</text:p>
      <text:p text:style-name="P103"><text:s text:c="24"/>'taskid': taskId,</text:p>
      <text:p text:style-name="P103"><text:s text:c="24"/>'subtasks': new_subtasks</text:p>
      <text:p text:style-name="P103"><text:s text:c="20"/>}</text:p>
      <text:p text:style-name="P103"><text:s text:c="16"/>}), 200</text:p>
      <text:p text:style-name="P103"><text:s text:c="12"/>except Exception as error:</text:p>
      <text:p text:style-name="P103"><text:s text:c="16"/>self.conn.rollback()</text:p>
      <text:p text:style-name="P103"><text:s text:c="16"/>print('Error during transaction', error)</text:p>
      <text:p text:style-name="P103"><text:s text:c="16"/>raise</text:p>
      <text:p text:style-name="P103"><text:s text:c="12"/>finally:</text:p>
      <text:p text:style-name="P103"><text:s text:c="16"/>cur.close()</text:p>
      <text:p text:style-name="P69">The task creation goes as follows:</text:p>
      <text:p text:style-name="P69">Firstly, the ID of the user that sent this request is taken and stored, along with the data that had been passed in the request. This data is validated via the following schemas, that inherit the BaseNote schema:<text:line-break/><text:line-break/><text:span text:style-name="T131"># Subtask Schema</text:span></text:p>
      <text:p text:style-name="P85">class SubtaskSchema(Schema):</text:p>
      <text:p text:style-name="P85"><text:s text:c="4"/>subtaskid = fields.UUID(required=False)</text:p>
      <text:p text:style-name="P85"><text:s text:c="4"/>description = fields.Str(required=True, validate=lambda s: 500 &gt;= len(s) &gt; 0)</text:p>
      <text:p text:style-name="P85"><text:s text:c="4"/>completed = fields.Bool(required=True)</text:p>
      <text:p text:style-name="P85"><text:s text:c="4"/>index = fields.Int(required=True)</text:p>
      <text:p text:style-name="P85"><text:soft-page-break/></text:p>
      <text:p text:style-name="P85"># Task Schema</text:p>
      <text:p text:style-name="P85">class TaskSchema(BaseSchema):</text:p>
      <text:p text:style-name="P85"><text:s text:c="4"/>taskid = fields.UUID(required=False)</text:p>
      <text:p text:style-name="P85"><text:s text:c="4"/>due_date = fields.Str(required=False, allow_none=True)</text:p>
      <text:p text:style-name="P85"><text:s text:c="4"/>subtasks = fields.List(fields.Nested(SubtaskSchema), required=False, allow_none=True)</text:p>
      <text:p text:style-name="P85"><text:s text:c="4"/>completed = fields.Bool(required=False)</text:p>
      <text:p text:style-name="P85"/>
      <text:p text:style-name="P69">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0">Finally, any user-entered data is sent for tokenization and the database-generated IDs are returned in a JSON request to be used to correctly display the new notes on the frontend.</text:p>
      <text:p text:style-name="P70"/>
      <text:list text:continue-numbering="true" text:style-name="L1">
        <text:list-item>
          <text:list>
            <text:list-item>
              <text:list>
                <text:list-item>
                  <text:list>
                    <text:list-item>
                      <text:p text:style-name="P161"><text:bookmark-start text:name="__RefHeading___Toc8722_529430363"/>Updating tasks<text:bookmark-end text:name="__RefHeading___Toc8722_529430363"/></text:p>
                    </text:list-item>
                  </text:list>
                </text:list-item>
              </text:list>
            </text:list-item>
          </text:list>
        </text:list-item>
      </text:list>
      <text:p text:style-name="P104"><text:s text:c="7"/>@self.app.route('/api/tasks/update', methods=['PUT'])</text:p>
      <text:p text:style-name="P104"><text:s text:c="8"/>@jwt_required()</text:p>
      <text:p text:style-name="P104"><text:s text:c="8"/>@token_required</text:p>
      <text:p text:style-name="P104"><text:s text:c="8"/>def update_task():</text:p>
      <text:p text:style-name="P104"><text:s text:c="12"/>try:</text:p>
      <text:p text:style-name="P104"><text:s text:c="16"/>userId = str(g.userId) <text:s/># Convert userId to string</text:p>
      <text:p text:style-name="P104"><text:s text:c="16"/>task = self.task_schema.load(request.get_json())</text:p>
      <text:p text:style-name="P104"/>
      <text:p text:style-name="P104"><text:s text:c="16"/>note_id = str(task['noteid']) <text:s/># Convert note_id to string</text:p>
      <text:p text:style-name="P104"><text:s text:c="16"/>task_id = str(task['taskid']) <text:s/># Convert task_id to string</text:p>
      <text:p text:style-name="P104"><text:s text:c="16"/>title = task['title']</text:p>
      <text:p text:style-name="P104"><text:s text:c="16"/>content = task['content']</text:p>
      <text:p text:style-name="P104"><text:s text:c="16"/>due_date = task.get('due_date')</text:p>
      <text:p text:style-name="P104"><text:s text:c="16"/>subtasks = task.get('subtasks', [])</text:p>
      <text:p text:style-name="P104"><text:s text:c="16"/>tags = task.get('tags', [])</text:p>
      <text:p text:style-name="P104"/>
      <text:p text:style-name="P104"><text:s text:c="16"/>with self.conn.cursor(cursor_factory=psycopg2.extras.DictCursor ) as cur:</text:p>
      <text:p text:style-name="P104"><text:s text:c="20"/>if not verify_task_ownership(userId, task_id, cur):</text:p>
      <text:p text:style-name="P104"><text:s text:c="24"/>return jsonify({'message': 'You do not have permission to update this task'}), 403</text:p>
      <text:p text:style-name="P104"/>
      <text:p text:style-name="P104"><text:s text:c="20"/>cur.execute("""</text:p>
      <text:p text:style-name="P104"><text:s text:c="24"/>UPDATE Notes</text:p>
      <text:p text:style-name="P104"><text:s text:c="24"/>SET title = %s, content = %s</text:p>
      <text:p text:style-name="P104"><text:s text:c="24"/>WHERE id = %s AND user_id = %s</text:p>
      <text:p text:style-name="P104"><text:s text:c="20"/>""", (title, content, note_id, <text:s/>userId))</text:p>
      <text:p text:style-name="P104"><text:soft-page-break/></text:p>
      <text:p text:style-name="P104"><text:s text:c="20"/>cur.execute("""</text:p>
      <text:p text:style-name="P104"><text:s text:c="24"/>UPDATE Tasks</text:p>
      <text:p text:style-name="P104"><text:s text:c="24"/>SET due_date = %s</text:p>
      <text:p text:style-name="P104"><text:s text:c="24"/>WHERE id = %s</text:p>
      <text:p text:style-name="P104"><text:s text:c="20"/>""", (due_date, task_id))</text:p>
      <text:p text:style-name="P104"/>
      <text:p text:style-name="P104"><text:s text:c="20"/>cur.execute("DELETE FROM Subtasks WHERE task_id = %s", (task_id,))</text:p>
      <text:p text:style-name="P104"><text:s text:c="20"/>for subtask in task.get('subtasks', []):</text:p>
      <text:p text:style-name="P104"><text:s text:c="24"/>cur.execute("""</text:p>
      <text:p text:style-name="P104"><text:s text:c="28"/>INSERT INTO Subtasks (task_id, description, completed, st_index)</text:p>
      <text:p text:style-name="P104"><text:s text:c="28"/>VALUES (%s, %s, %s, %s)</text:p>
      <text:p text:style-name="P104"><text:s text:c="24"/>""", (task_id, subtask['description'], subtask['completed'], subtask['index']))</text:p>
      <text:p text:style-name="P104"/>
      <text:p text:style-name="P104"><text:s text:c="20"/>self.update_notetags(cur, note_id, tags)</text:p>
      <text:p text:style-name="P104"/>
      <text:p text:style-name="P104"><text:s text:c="20"/>self.tokenize(note_id, title, content, subtasks)</text:p>
      <text:p text:style-name="P104"><text:s text:c="20"/>self.conn.commit()</text:p>
      <text:p text:style-name="P104"/>
      <text:p text:style-name="P104"><text:s text:c="20"/>return jsonify({'message': 'Task updated successfully', 'data': None}), 200</text:p>
      <text:p text:style-name="P104"><text:s text:c="12"/>except Exception as e:</text:p>
      <text:p text:style-name="P104"><text:s text:c="16"/>self.conn.rollback()</text:p>
      <text:p text:style-name="P104"><text:s text:c="16"/>print(f"An error occurred: {e}")</text:p>
      <text:p text:style-name="P104"><text:s text:c="16"/>raise</text:p>
      <text:p text:style-name="P104"><text:s text:c="12"/>finally:</text:p>
      <text:p text:style-name="P104"><text:s text:c="16"/>cur.close()</text:p>
      <text:list text:continue-numbering="true" text:style-name="L1">
        <text:list-item>
          <text:list>
            <text:list-item>
              <text:list>
                <text:list-item>
                  <text:list>
                    <text:list-header>
                      <text:p text:style-name="P293"/>
                    </text:list-header>
                  </text:list>
                </text:list-item>
              </text:list>
            </text:list-item>
          </text:list>
        </text:list-item>
      </text:list>
      <text:p text:style-name="P130"><text:span text:style-name="Strong_20_Emphasis"><text:span text:style-name="T96">The data is received in a similar method: the user ID is retrieved and the data is validated using a schema mentioned above. However, when updating tasks, </text:span></text:span><text:span text:style-name="Strong_20_Emphasis"><text:span text:style-name="T97">a special function runs to verify that the task and subtask being altered indeed belong to the user that tries to alter them, to avoid any mishaps or attacks:<text:line-break/><text:line-break/></text:span></text:span><text:span text:style-name="Strong_20_Emphasis"><text:span text:style-name="T121">def verify_subtask_ownership(user_id, subtask_id, cur):</text:span></text:span></text:p>
      <text:p text:style-name="P130"><text:span text:style-name="Strong_20_Emphasis"><text:span text:style-name="T120"><text:s text:c="4"/>cur.execute("""</text:span></text:span></text:p>
      <text:p text:style-name="P130"><text:span text:style-name="Strong_20_Emphasis"><text:span text:style-name="T120"><text:s text:c="8"/>SELECT st.id</text:span></text:span></text:p>
      <text:p text:style-name="P130"><text:span text:style-name="Strong_20_Emphasis"><text:span text:style-name="T120"><text:s text:c="8"/>FROM Subtasks st</text:span></text:span></text:p>
      <text:p text:style-name="P130"><text:span text:style-name="Strong_20_Emphasis"><text:span text:style-name="T120"><text:s text:c="8"/>JOIN Tasks t ON st.task_id = t.id</text:span></text:span></text:p>
      <text:p text:style-name="P130"><text:span text:style-name="Strong_20_Emphasis"><text:span text:style-name="T120"><text:s text:c="8"/>JOIN Notes n ON t.note_id = n.id</text:span></text:span></text:p>
      <text:p text:style-name="P130"><text:span text:style-name="Strong_20_Emphasis"><text:span text:style-name="T120"><text:s text:c="8"/>WHERE st.id = %s AND n.user_id = %s</text:span></text:span></text:p>
      <text:p text:style-name="P130"><text:span text:style-name="Strong_20_Emphasis"><text:span text:style-name="T120"><text:s text:c="4"/>""", (subtask_id, user_id))</text:span></text:span></text:p>
      <text:p text:style-name="P130"><text:soft-page-break/><text:span text:style-name="Strong_20_Emphasis"><text:span text:style-name="T120"><text:s text:c="4"/>return cur.fetchone() is not None</text:span></text:span></text:p>
      <text:p text:style-name="P130"><text:span text:style-name="Strong_20_Emphasis"><text:span text:style-name="T120"/></text:span></text:p>
      <text:p text:style-name="P130"><text:span text:style-name="Strong_20_Emphasis"><text:span text:style-name="T120">def verify_task_ownership(user_id, task_id, cur):</text:span></text:span></text:p>
      <text:p text:style-name="P130"><text:span text:style-name="Strong_20_Emphasis"><text:span text:style-name="T120"><text:s text:c="4"/></text:span></text:span></text:p>
      <text:p text:style-name="P130"><text:span text:style-name="Strong_20_Emphasis"><text:span text:style-name="T120"><text:s text:c="4"/>query = """</text:span></text:span></text:p>
      <text:p text:style-name="P130"><text:span text:style-name="Strong_20_Emphasis"><text:span text:style-name="T120"><text:s text:c="4"/>SELECT Notes.user_id</text:span></text:span></text:p>
      <text:p text:style-name="P130"><text:span text:style-name="Strong_20_Emphasis"><text:span text:style-name="T120"><text:s text:c="4"/>FROM Tasks</text:span></text:span></text:p>
      <text:p text:style-name="P130"><text:span text:style-name="Strong_20_Emphasis"><text:span text:style-name="T120"><text:s text:c="4"/>JOIN Notes ON Tasks.note_id = Notes.id</text:span></text:span></text:p>
      <text:p text:style-name="P130"><text:span text:style-name="Strong_20_Emphasis"><text:span text:style-name="T120"><text:s text:c="4"/>WHERE Tasks.id = %s</text:span></text:span></text:p>
      <text:p text:style-name="P130"><text:span text:style-name="Strong_20_Emphasis"><text:span text:style-name="T120"><text:s text:c="4"/>"""</text:span></text:span></text:p>
      <text:p text:style-name="P130"><text:span text:style-name="Strong_20_Emphasis"><text:span text:style-name="T120"><text:s text:c="4"/>cur.execute(query, (task_id,))</text:span></text:span></text:p>
      <text:p text:style-name="P130"><text:span text:style-name="Strong_20_Emphasis"><text:span text:style-name="T120"><text:s text:c="4"/>result = cur.fetchone()</text:span></text:span></text:p>
      <text:p text:style-name="P130"><text:span text:style-name="Strong_20_Emphasis"><text:span text:style-name="T120"/></text:span></text:p>
      <text:p text:style-name="P130"><text:span text:style-name="Strong_20_Emphasis"><text:span text:style-name="T120"><text:s text:c="4"/>if (len(result)&lt;1) or (result['user_id'] != user_id):</text:span></text:span></text:p>
      <text:p text:style-name="P130"><text:span text:style-name="Strong_20_Emphasis"><text:span text:style-name="T120"><text:s text:c="8"/>print("False")</text:span></text:span></text:p>
      <text:p text:style-name="P130"><text:span text:style-name="Strong_20_Emphasis"><text:span text:style-name="T120"><text:s text:c="8"/>return False</text:span></text:span></text:p>
      <text:p text:style-name="P130"><text:span text:style-name="Strong_20_Emphasis"><text:span text:style-name="T120"><text:s text:c="4"/>return True</text:span></text:span><text:span text:style-name="Strong_20_Emphasis"><text:span text:style-name="T90"><text:line-break/></text:span></text:span><text:span text:style-name="Strong_20_Emphasis"><text:span text:style-name="T104"><text:line-break/></text:span></text:span><text:span text:style-name="Strong_20_Emphasis"><text:span text:style-name="T99">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4">. </text:span></text:span><text:span text:style-name="Strong_20_Emphasis"><text:span text:style-name="T107">Finally, corresponding tags are updated, user content is sent for tokenization and a success code is returned.</text:span></text:span></text:p>
      <text:p text:style-name="P92"><text:span text:style-name="Strong_20_Emphasis"><text:span text:style-name="T103"/></text:span></text:p>
      <text:list text:continue-numbering="true" text:style-name="L1">
        <text:list-item>
          <text:list>
            <text:list-item>
              <text:list>
                <text:list-item>
                  <text:list>
                    <text:list-item>
                      <text:p text:style-name="P162"><text:bookmark-start text:name="__RefHeading___Toc8720_529430363"/>Deleting a task<text:bookmark-end text:name="__RefHeading___Toc8720_529430363"/></text:p>
                    </text:list-item>
                  </text:list>
                </text:list-item>
              </text:list>
            </text:list-item>
          </text:list>
        </text:list-item>
      </text:list>
      <text:p text:style-name="P105"><text:s text:c="8"/>@self.app.route('/api/tasks/delete', methods=['PUT'])</text:p>
      <text:p text:style-name="P105"><text:s text:c="8"/>@jwt_required()</text:p>
      <text:p text:style-name="P105"><text:s text:c="8"/>@token_required</text:p>
      <text:p text:style-name="P105"><text:s text:c="8"/>def delete_task():</text:p>
      <text:p text:style-name="P105"><text:s text:c="12"/>try:</text:p>
      <text:p text:style-name="P105"><text:s text:c="16"/>userId = g.userId</text:p>
      <text:p text:style-name="P105"><text:s text:c="16"/>data = request.get_json()</text:p>
      <text:p text:style-name="P105"><text:s text:c="16"/>taskId = data['taskId']</text:p>
      <text:p text:style-name="P105"><text:s text:c="16"/>noteId = data['noteId']</text:p>
      <text:p text:style-name="P105"><text:s text:c="16"/>with self.conn.cursor(cursor_factory=psycopg2.extras.DictCursor) as cur:</text:p>
      <text:p text:style-name="P105"><text:s text:c="20"/>if verify_task_ownership(userId, taskId, cur) == False:</text:p>
      <text:p text:style-name="P105"><text:s text:c="24"/>return jsonify({'message': 'You do not have permission to update this task'}), 403</text:p>
      <text:p text:style-name="P105"/>
      <text:p text:style-name="P105"><text:s text:c="20"/>stack =[12,11,10,2] #NoteTags, Subtasks, Tasks, Notes</text:p>
      <text:p text:style-name="P105"><text:s text:c="20"/>stack.reverse()</text:p>
      <text:p text:style-name="P105"><text:soft-page-break/><text:s text:c="20"/>if delete_notes_with_backoff(self.conn, noteId, stack):</text:p>
      <text:p text:style-name="P105"><text:s text:c="24"/>self.tokenization_manager.delete_note_by_id(noteId)</text:p>
      <text:p text:style-name="P105"><text:s text:c="24"/>return jsonify({'message': 'Task deleted successfully'}), 200</text:p>
      <text:p text:style-name="P105"><text:s text:c="20"/>else:</text:p>
      <text:p text:style-name="P105"><text:s text:c="24"/>return jsonify({'message': 'Failed to delete task data after multiple retries'}), 500</text:p>
      <text:p text:style-name="P105"><text:s text:c="12"/>except Exception as e:</text:p>
      <text:p text:style-name="P105"><text:s text:c="16"/>self.conn.rollback()</text:p>
      <text:p text:style-name="P105"><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62"><text:bookmark-start text:name="__RefHeading___Toc8718_529430363"/>Toggling task fields<text:bookmark-end text:name="__RefHeading___Toc8718_529430363"/></text:p>
                    </text:list-item>
                  </text:list>
                </text:list-item>
              </text:list>
            </text:list-item>
          </text:list>
        </text:list-item>
      </text:list>
      <text:p text:style-name="P105"><text:s text:c="8"/>@self.app.route('/api/tasks/toggle', methods=['PUT'])</text:p>
      <text:p text:style-name="P105"><text:s text:c="8"/>@jwt_required()</text:p>
      <text:p text:style-name="P105"><text:s text:c="8"/>@token_required</text:p>
      <text:p text:style-name="P105"><text:s text:c="8"/>def toggle_task_fields():</text:p>
      <text:p text:style-name="P105"><text:s text:c="12"/>try:</text:p>
      <text:p text:style-name="P105"><text:s text:c="16"/>userId = g.userId</text:p>
      <text:p text:style-name="P105"><text:s text:c="16"/>data = request.get_json()</text:p>
      <text:p text:style-name="P105"><text:s text:c="16"/>taskId = data.get('taskid')</text:p>
      <text:p text:style-name="P105"><text:s text:c="16"/>subtaskId = data.get('subtaskid')</text:p>
      <text:p text:style-name="P105"/>
      <text:p text:style-name="P105"><text:s text:c="16"/>with self.conn.cursor(cursor_factory=psycopg2.extras.DictCursor) as cur:</text:p>
      <text:p text:style-name="P105"><text:s text:c="20"/>if not verify_task_ownership(userId, taskId, cur):</text:p>
      <text:p text:style-name="P105"><text:s text:c="24"/>return jsonify({'message': 'You do not have permission to update this task'}), 403</text:p>
      <text:p text:style-name="P105"/>
      <text:p text:style-name="P105"><text:s text:c="20"/>if not subtaskId:</text:p>
      <text:p text:style-name="P105"><text:s text:c="24"/>toggle_task_sql = """</text:p>
      <text:p text:style-name="P105"><text:s text:c="28"/>UPDATE Tasks</text:p>
      <text:p text:style-name="P105"><text:s text:c="28"/>SET completed = NOT completed,</text:p>
      <text:p text:style-name="P105"><text:s text:c="32"/>completion_timestamp = CASE</text:p>
      <text:p text:style-name="P105"><text:s text:c="36"/>WHEN completed THEN NULL <text:s/>-- If the task is being uncompleted, set timestamp to NULL</text:p>
      <text:p text:style-name="P105"><text:s text:c="36"/>ELSE CURRENT_TIMESTAMP <text:s text:c="3"/>-- If the task is being completed, set timestamp to current date and time</text:p>
      <text:p text:style-name="P105"><text:s text:c="32"/>END</text:p>
      <text:p text:style-name="P105"><text:s text:c="28"/>WHERE id = %s</text:p>
      <text:p text:style-name="P105"><text:s text:c="24"/>"""</text:p>
      <text:p text:style-name="P105"><text:s text:c="24"/>cur.execute(toggle_task_sql, (taskId,))</text:p>
      <text:p text:style-name="P105"/>
      <text:p text:style-name="P105"><text:s text:c="24"/>cur.execute("""</text:p>
      <text:p text:style-name="P105"><text:soft-page-break/><text:s text:c="28"/>SELECT completed</text:p>
      <text:p text:style-name="P105"><text:s text:c="28"/>FROM Tasks</text:p>
      <text:p text:style-name="P105"><text:s text:c="28"/>WHERE id = %s</text:p>
      <text:p text:style-name="P105"><text:s text:c="24"/>""", (taskId,))</text:p>
      <text:p text:style-name="P105"><text:s text:c="24"/>task_completed = cur.fetchone()['completed']</text:p>
      <text:p text:style-name="P105"><text:s text:c="24"/>try:</text:p>
      <text:p text:style-name="P105"><text:s text:c="28"/>cur.execute("""</text:p>
      <text:p text:style-name="P105"><text:s text:c="32"/>SELECT total_completed_tasks</text:p>
      <text:p text:style-name="P105"><text:s text:c="32"/>FROM taskstatistics</text:p>
      <text:p text:style-name="P105"><text:s text:c="32"/>WHERE user_id = %s</text:p>
      <text:p text:style-name="P105"><text:s text:c="28"/>""", (userId,))</text:p>
      <text:p text:style-name="P105"><text:s text:c="28"/>total_completed_tasks = cur.fetchone()['total_completed_tasks']</text:p>
      <text:p text:style-name="P105"><text:s text:c="28"/>cur.execute("""</text:p>
      <text:p text:style-name="P105"><text:s text:c="32"/>UPDATE taskstatistics</text:p>
      <text:p text:style-name="P105"><text:s text:c="32"/>SET total_completed_tasks = %s</text:p>
      <text:p text:style-name="P105"><text:s text:c="32"/>WHERE user_id = %s</text:p>
      <text:p text:style-name="P105"><text:s text:c="28"/>""", (total_completed_tasks + 1 if task_completed else (total_completed_tasks - 1 if total_completed_tasks-1&gt;0 else 0), userId))</text:p>
      <text:p text:style-name="P105"><text:s text:c="24"/>except:</text:p>
      <text:p text:style-name="P105"><text:s text:c="28"/>cur.execute("""</text:p>
      <text:p text:style-name="P105"><text:s text:c="32"/>INSERT INTO taskstatistics (user_id, total_completed_tasks)</text:p>
      <text:p text:style-name="P105"><text:s text:c="32"/>VALUES (%s, %s)</text:p>
      <text:p text:style-name="P105"><text:s text:c="28"/>""", (userId, 1))</text:p>
      <text:p text:style-name="P105"/>
      <text:p text:style-name="P105"><text:s text:c="20"/>if subtaskId and verify_subtask_ownership(userId, subtaskId, cur):</text:p>
      <text:p text:style-name="P105"><text:s text:c="24"/>toggle_subtask_sql = """</text:p>
      <text:p text:style-name="P105"><text:s text:c="28"/>UPDATE Subtasks</text:p>
      <text:p text:style-name="P105"><text:s text:c="28"/>SET completed = NOT completed</text:p>
      <text:p text:style-name="P105"><text:s text:c="28"/>WHERE id = %s AND task_id = %s</text:p>
      <text:p text:style-name="P105"><text:s text:c="24"/>"""</text:p>
      <text:p text:style-name="P105"><text:s text:c="24"/>cur.execute(toggle_subtask_sql, (subtaskId, taskId))</text:p>
      <text:p text:style-name="P105"/>
      <text:p text:style-name="P105"><text:s text:c="20"/>self.conn.commit()</text:p>
      <text:p text:style-name="P105"><text:s text:c="20"/>return jsonify({'message': 'Field toggled successfully', "data": None}), 200</text:p>
      <text:p text:style-name="P105"/>
      <text:p text:style-name="P105"><text:s text:c="12"/>except Exception as e:</text:p>
      <text:p text:style-name="P105"><text:s text:c="16"/>self.conn.rollback()</text:p>
      <text:p text:style-name="P105"><text:s text:c="16"/>print(f"An error occurred: {e}")</text:p>
      <text:p text:style-name="P105"><text:s text:c="16"/>return jsonify({'message': 'An error occurred', 'error': str(e)}), 500</text:p>
      <text:p text:style-name="P105"/>
      <text:p text:style-name="P105"><text:s text:c="12"/>finally:</text:p>
      <text:p text:style-name="P105"><text:soft-page-break/><text:s text:c="16"/>cur.close()</text:p>
      <text:p text:style-name="P105"/>
      <text:p text:style-name="P74">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5">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5">Lastly, as always, any changes in the database are commited and sufficient error or success codes are sent back to the user.</text:p>
      <text:list text:continue-numbering="true" text:style-name="L1">
        <text:list-item>
          <text:list>
            <text:list-item>
              <text:list>
                <text:list-item>
                  <text:list>
                    <text:list-item>
                      <text:p text:style-name="P163"><text:bookmark-start text:name="__RefHeading___Toc8716_529430363"/>Task Previews<text:bookmark-end text:name="__RefHeading___Toc8716_529430363"/></text:p>
                    </text:list-item>
                  </text:list>
                </text:list-item>
              </text:list>
            </text:list-item>
          </text:list>
        </text:list-item>
      </text:list>
      <text:p text:style-name="P106">@self.app.route('/api/tasks/previews', methods=['GET'])</text:p>
      <text:p text:style-name="P106">@jwt_required()</text:p>
      <text:p text:style-name="P106">@token_required</text:p>
      <text:p text:style-name="P106">def get_task_previews():</text:p>
      <text:p text:style-name="P106"><text:s text:c="4"/>try:</text:p>
      <text:p text:style-name="P106"><text:s text:c="8"/>userId = g.userId</text:p>
      <text:p text:style-name="P106"><text:s text:c="8"/># Pagination</text:p>
      <text:p text:style-name="P106"><text:s text:c="8"/>page = int(request.args.get('pageParam', 1)) <text:s/># Default to page 1</text:p>
      <text:p text:style-name="P106"><text:s text:c="8"/>per_page = int(request.args.get('per_page', 5)) <text:s/># Default to 5 items per page</text:p>
      <text:p text:style-name="P106"><text:s text:c="8"/>offset = (page - 1) * per_page</text:p>
      <text:p text:style-name="P106"><text:s text:c="8"/>with self.conn.cursor(cursor_factory=psycopg2.extras.DictCursor) as cur:</text:p>
      <text:p text:style-name="P106"><text:s text:c="12"/># Fetch the total count of tasks for pagination metadata</text:p>
      <text:p text:style-name="P106"><text:s text:c="12"/>total,nextPage = self.fetch_total_notes(cur, 'task', userId, page, offset, per_page)</text:p>
      <text:p text:style-name="P106"><text:s text:c="12"/>cur.execute(f"""</text:p>
      <text:p text:style-name="P106"><text:s text:c="16"/>WITH {self.subtasks_cte},</text:p>
      <text:p text:style-name="P106"><text:s text:c="16"/>{self.tags_cte}</text:p>
      <text:p text:style-name="P106"><text:s text:c="16"/>SELECT</text:p>
      <text:p text:style-name="P106"><text:s text:c="20"/>n.id AS note_id,</text:p>
      <text:p text:style-name="P106"><text:s text:c="20"/>n.title AS title,</text:p>
      <text:p text:style-name="P106"><text:s text:c="20"/>n.content AS content,</text:p>
      <text:p text:style-name="P106"><text:s text:c="20"/>t.id AS task_id,</text:p>
      <text:p text:style-name="P106"><text:soft-page-break/><text:s text:c="20"/>t.completed AS task_completed,</text:p>
      <text:p text:style-name="P106"><text:s text:c="20"/>t.due_date AS task_due_date,</text:p>
      <text:p text:style-name="P106"><text:s text:c="20"/>COALESCE(stc.subtasks, '[]') AS subtasks,</text:p>
      <text:p text:style-name="P106"><text:s text:c="20"/>COALESCE(tgc.tags, '[]') AS tags</text:p>
      <text:p text:style-name="P106"><text:s text:c="16"/>FROM Notes n</text:p>
      <text:p text:style-name="P106"><text:s text:c="16"/>LEFT JOIN Tasks t ON n.id = t.note_id</text:p>
      <text:p text:style-name="P106"><text:s text:c="16"/>LEFT JOIN SubtasksCTE stc ON t.id = stc.task_id</text:p>
      <text:p text:style-name="P106"><text:s text:c="16"/>LEFT JOIN TagsCTE tgc ON n.id = tgc.note_id</text:p>
      <text:p text:style-name="P106"><text:s text:c="16"/>WHERE n.user_id = %s AND n.type = 'task' AND n.archived = FALSE</text:p>
      <text:p text:style-name="P106"><text:s text:c="16"/>ORDER BY n.updated_at DESC</text:p>
      <text:p text:style-name="P106"><text:s text:c="16"/>LIMIT %s OFFSET %s</text:p>
      <text:p text:style-name="P106"><text:s text:c="12"/>""", (userId, per_page</text:p>
      <text:p text:style-name="P106"><text:s text:c="16"/>, offset</text:p>
      <text:p text:style-name="P106"><text:s text:c="16"/>))</text:p>
      <text:p text:style-name="P106"><text:s text:c="12"/>rows = cur.fetchall()</text:p>
      <text:p text:style-name="P106"><text:s text:c="12"/>tasks = []</text:p>
      <text:p text:style-name="P106"><text:s text:c="12"/>for row in rows:</text:p>
      <text:p text:style-name="P106"><text:s text:c="16"/>task = {</text:p>
      <text:p text:style-name="P106"><text:s text:c="20"/>'noteid': row['note_id'],</text:p>
      <text:p text:style-name="P106"><text:s text:c="20"/>'taskid': row['task_id'],</text:p>
      <text:p text:style-name="P106"><text:s text:c="20"/>'title': row['title'][:100] + '...' if len(row['title']) &gt; 100 else row['title'],</text:p>
      <text:p text:style-name="P106"><text:s text:c="20"/>'content': row['content'][:200] + '...' if len(row['content']) &gt; 200 else row['content'],</text:p>
      <text:p text:style-name="P106"><text:s text:c="20"/>'completed': row['task_completed'],</text:p>
      <text:p text:style-name="P106"><text:s text:c="20"/>'due_date': row['task_due_date'],</text:p>
      <text:p text:style-name="P106"><text:s text:c="20"/>'subtasks': row['subtasks'],</text:p>
      <text:p text:style-name="P106"><text:s text:c="20"/>'tags': row['tags']</text:p>
      <text:p text:style-name="P106"><text:s text:c="16"/>}</text:p>
      <text:p text:style-name="P106"><text:s text:c="16"/>tasks.append(task)</text:p>
      <text:p text:style-name="P106"><text:s text:c="12"/>return jsonify({"tasks": tasks,</text:p>
      <text:p text:style-name="P106"><text:s text:c="28"/>'pagination': {</text:p>
      <text:p text:style-name="P106"><text:s text:c="32"/>'total': total,</text:p>
      <text:p text:style-name="P106"><text:s text:c="32"/>'page': page,</text:p>
      <text:p text:style-name="P106"><text:s text:c="32"/>'perPage': per_page,</text:p>
      <text:p text:style-name="P106"><text:s text:c="32"/>'nextPage': nextPage</text:p>
      <text:p text:style-name="P106"><text:s text:c="28"/>}}), 200</text:p>
      <text:p text:style-name="P106"><text:s text:c="4"/>except Exception as e:</text:p>
      <text:p text:style-name="P106"><text:s text:c="8"/>self.conn.rollback()</text:p>
      <text:p text:style-name="P106"><text:s text:c="8"/>print(f"An error occurred: {e}")</text:p>
      <text:p text:style-name="P106"><text:s text:c="8"/>return jsonify({'message': 'An error occurred', 'error': str(e)}), 500</text:p>
      <text:p text:style-name="P106"><text:s text:c="4"/>finally:</text:p>
      <text:p text:style-name="P106"><text:s text:c="8"/>cur.close()</text:p>
      <text:p text:style-name="P73"/>
      <text:p text:style-name="P75"><text:soft-page-break/>As stated previously in the Notes module, previews are useful to reduce the size of the notes being loaded by removing unnecessary detail, which will anyways be invisible to the user <text:span text:style-name="T132">on the page where all the notes are shown.</text:span></text:p>
      <text:p text:style-name="P76">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63"><text:bookmark-start text:name="__RefHeading___Toc8714_529430363"/>Retrieving a single task<text:bookmark-end text:name="__RefHeading___Toc8714_529430363"/></text:p>
                    </text:list-item>
                  </text:list>
                </text:list-item>
              </text:list>
            </text:list-item>
          </text:list>
        </text:list-item>
      </text:list>
      <text:p text:style-name="P86"/>
      <text:p text:style-name="P86">@self.app.route('/api/task', methods=['GET'])</text:p>
      <text:p text:style-name="P86">@jwt_required()</text:p>
      <text:p text:style-name="P86">@token_required</text:p>
      <text:p text:style-name="P86">def get_task():</text:p>
      <text:p text:style-name="P86"><text:s text:c="4"/>try:</text:p>
      <text:p text:style-name="P86"><text:s text:c="8"/>userId = g.userId</text:p>
      <text:p text:style-name="P86"><text:s text:c="8"/>noteid = request.args.get('noteid')</text:p>
      <text:p text:style-name="P86"/>
      <text:p text:style-name="P86"><text:s text:c="8"/>with self.conn.cursor(cursor_factory=psycopg2.extras.DictCursor) as cur:</text:p>
      <text:p text:style-name="P86"><text:s text:c="12"/>cur.execute(f"""</text:p>
      <text:p text:style-name="P86"><text:s text:c="16"/>WITH {self.subtasks_cte},</text:p>
      <text:p text:style-name="P86"><text:s text:c="16"/>{self.tags_cte}</text:p>
      <text:p text:style-name="P86"><text:s text:c="16"/>SELECT</text:p>
      <text:p text:style-name="P86"><text:s text:c="16"/>n.id AS note_id,</text:p>
      <text:p text:style-name="P86"><text:s text:c="16"/>n.title AS note_title,</text:p>
      <text:p text:style-name="P86"><text:s text:c="16"/>n.content AS note_content,</text:p>
      <text:p text:style-name="P86"><text:s text:c="16"/>n.created_at AS task_created_at,</text:p>
      <text:p text:style-name="P86"><text:s text:c="16"/>t.id AS task_id,</text:p>
      <text:p text:style-name="P86"><text:s text:c="16"/>t.completed AS task_completed,</text:p>
      <text:p text:style-name="P86"><text:s text:c="16"/>t.due_date AS task_due_date,</text:p>
      <text:p text:style-name="P86"><text:s text:c="16"/>COALESCE(stc.subtasks, '[]') AS subtasks,</text:p>
      <text:p text:style-name="P86"><text:s text:c="16"/>COALESCE(tgc.tags, '[]') AS tags</text:p>
      <text:p text:style-name="P86"><text:s text:c="12"/>FROM Notes n</text:p>
      <text:p text:style-name="P86"><text:s text:c="12"/>LEFT JOIN Tasks t ON n.id = t.note_id</text:p>
      <text:p text:style-name="P86"><text:soft-page-break/><text:s text:c="12"/>LEFT JOIN SubtasksCTE stc ON t.id = stc.task_id</text:p>
      <text:p text:style-name="P86"><text:s text:c="12"/>LEFT JOIN TagsCTE tgc ON n.id = tgc.note_id</text:p>
      <text:p text:style-name="P86"><text:s text:c="12"/>WHERE n.user_id = %s AND n.id = %s AND n.type = 'task' AND n.archived = FALSE</text:p>
      <text:p text:style-name="P86"><text:s text:c="8"/>""", (userId, noteid))</text:p>
      <text:p text:style-name="P86"/>
      <text:p text:style-name="P86"><text:s text:c="12"/>row = cur.fetchone()</text:p>
      <text:p text:style-name="P86"><text:s text:c="12"/>if not row:</text:p>
      <text:p text:style-name="P86"><text:s text:c="16"/>return jsonify({'message': "Task not found"}), 404</text:p>
      <text:p text:style-name="P86"/>
      <text:p text:style-name="P86"><text:s text:c="12"/>task = {</text:p>
      <text:p text:style-name="P86"><text:s text:c="16"/>'noteid': row['note_id'],</text:p>
      <text:p text:style-name="P86"><text:s text:c="16"/>'taskid': row['task_id'],</text:p>
      <text:p text:style-name="P86"><text:s text:c="16"/>'title': row['note_title'],</text:p>
      <text:p text:style-name="P86"><text:s text:c="16"/>'content': row['note_content'],</text:p>
      <text:p text:style-name="P86"><text:s text:c="16"/>'completed': row['task_completed'],</text:p>
      <text:p text:style-name="P86"><text:s text:c="16"/>'due_date': row['task_due_date'],</text:p>
      <text:p text:style-name="P86"><text:s text:c="16"/>'subtasks': row['subtasks'],</text:p>
      <text:p text:style-name="P86"><text:s text:c="16"/>'tags': row['tags']</text:p>
      <text:p text:style-name="P86"><text:s text:c="12"/>}</text:p>
      <text:p text:style-name="P86"/>
      <text:p text:style-name="P86"><text:s text:c="12"/>self.recents_manager.add_note_for_user(userId, noteid)</text:p>
      <text:p text:style-name="P86"><text:s text:c="12"/>return jsonify({"task": task, 'message': "Task fetched successfully"}), 200</text:p>
      <text:p text:style-name="P86"/>
      <text:p text:style-name="P86"><text:s text:c="4"/>except Exception as e:</text:p>
      <text:p text:style-name="P86"><text:s text:c="8"/>self.conn.rollback()</text:p>
      <text:p text:style-name="P86"><text:s text:c="8"/>print(f"An error occurred: {e}")</text:p>
      <text:p text:style-name="P86"><text:s text:c="8"/>return jsonify({'message': 'An error occurred', 'error': str(e)}), 500</text:p>
      <text:p text:style-name="P86"/>
      <text:p text:style-name="P86"><text:s text:c="4"/>finally:</text:p>
      <text:p text:style-name="P86"><text:s text:c="8"/>cur.close()</text:p>
      <text:p text:style-name="P86"/>
      <text:p text:style-name="P71">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64"><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64"><text:bookmark-start text:name="__RefHeading___Toc8710_529430363"/><text:soft-page-break/>Archive <text:span text:style-name="T133">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7"><text:s text:c="4"/>@app.route('/api/notes/archive', methods=['PUT'])</text:p>
      <text:p text:style-name="P117"><text:s text:c="4"/>@jwt_required()</text:p>
      <text:p text:style-name="P117"><text:s text:c="4"/>@token_required</text:p>
      <text:p text:style-name="P117"><text:s text:c="4"/>def archive():</text:p>
      <text:p text:style-name="P117"><text:s text:c="8"/>try:</text:p>
      <text:p text:style-name="P117"><text:s text:c="12"/>userId = g.userId</text:p>
      <text:p text:style-name="P117"><text:s text:c="12"/>cur = conn.cursor()</text:p>
      <text:p text:style-name="P117"><text:s text:c="12"/>data = request.get_json()</text:p>
      <text:p text:style-name="P117"><text:s text:c="12"/>note_id = data.get('noteId')</text:p>
      <text:p text:style-name="P117"/>
      <text:p text:style-name="P117"><text:s text:c="12"/>cur.execute(</text:p>
      <text:p text:style-name="P117"><text:s text:c="16"/>"UPDATE Notes SET archived = TRUE WHERE id = %s AND user_id = %s",</text:p>
      <text:p text:style-name="P117"><text:s text:c="16"/>(note_id, userId)</text:p>
      <text:p text:style-name="P117"><text:s text:c="12"/>)</text:p>
      <text:p text:style-name="P117"><text:s text:c="12"/>conn.commit()</text:p>
      <text:p text:style-name="P117"><text:s text:c="12"/>return jsonify({'message': 'Note archived successfully'}), 200</text:p>
      <text:p text:style-name="P117"><text:s text:c="8"/>except Exception as e:</text:p>
      <text:p text:style-name="P117"><text:s text:c="12"/>conn.rollback()</text:p>
      <text:p text:style-name="P117"><text:s text:c="12"/>raise</text:p>
      <text:p text:style-name="P117"><text:s text:c="8"/>finally:</text:p>
      <text:p text:style-name="P117"><text:s text:c="12"/>cur.close() <text:s text:c="4"/></text:p>
      <text:p text:style-name="P117">@app.route('/api/notes/restore', methods=['PUT'])</text:p>
      <text:p text:style-name="P117">@jwt_required()</text:p>
      <text:p text:style-name="P117">@token_required</text:p>
      <text:p text:style-name="P117"><text:s text:c="4"/>def restore():</text:p>
      <text:p text:style-name="P117"><text:s text:c="8"/>try:</text:p>
      <text:p text:style-name="P117"><text:s text:c="12"/>userId = g.userId</text:p>
      <text:p text:style-name="P117"><text:s text:c="12"/>cur = conn.cursor()</text:p>
      <text:p text:style-name="P117"><text:s text:c="12"/>data = request.get_json()</text:p>
      <text:p text:style-name="P117"><text:s text:c="12"/>note_id = data.get('noteId')</text:p>
      <text:p text:style-name="P117"><text:s text:c="12"/>cur.execute(</text:p>
      <text:p text:style-name="P117"><text:s text:c="16"/>"UPDATE Notes SET archived = FALSE WHERE id = %s AND user_id = %s",</text:p>
      <text:p text:style-name="P117"><text:soft-page-break/><text:s text:c="16"/>(note_id, userId)</text:p>
      <text:p text:style-name="P117"><text:s text:c="12"/>)</text:p>
      <text:p text:style-name="P117"><text:s text:c="12"/>conn.commit()</text:p>
      <text:p text:style-name="P117"><text:s text:c="12"/>return jsonify({'message': 'Note restored successfully'}), 200</text:p>
      <text:p text:style-name="P117"><text:s text:c="8"/>except Exception as e:</text:p>
      <text:p text:style-name="P117"><text:s text:c="12"/>conn.rollback()</text:p>
      <text:p text:style-name="P117"><text:s text:c="12"/>raise</text:p>
      <text:p text:style-name="P117"><text:s text:c="8"/>finally:</text:p>
      <text:p text:style-name="P117"><text:s text:c="12"/>cur.close()</text:p>
      <text:list text:continue-numbering="true" text:style-name="L1">
        <text:list-item>
          <text:list>
            <text:list-item>
              <text:list>
                <text:list-item>
                  <text:list>
                    <text:list-item>
                      <text:p text:style-name="P164"><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22"><text:line-break/> <text:s text:c="3"/>@app.route('/api/notes/archive', methods=['GET'])</text:span></text:p>
      <text:p text:style-name="P107"><text:s text:c="4"/>@jwt_required()</text:p>
      <text:p text:style-name="P107"><text:s text:c="4"/>@token_required</text:p>
      <text:p text:style-name="P107"><text:s text:c="4"/>def getAll():</text:p>
      <text:p text:style-name="P107"><text:s text:c="8"/>try:</text:p>
      <text:p text:style-name="P107"><text:s text:c="12"/>userId = g.userId</text:p>
      <text:p text:style-name="P107"><text:s text:c="12"/>page = request.args.get('pageParam', 1, type=int)</text:p>
      <text:p text:style-name="P107"><text:s text:c="12"/>per_page = request.args.get('per_page', 10, type=int)</text:p>
      <text:p text:style-name="P107"><text:s text:c="12"/>offset = (page - 1) * per_page</text:p>
      <text:p text:style-name="P107"/>
      <text:p text:style-name="P107"><text:s text:c="12"/>cur = conn.cursor(cursor_factory=psycopg2.extras.DictCursor)</text:p>
      <text:p text:style-name="P107"/>
      <text:p text:style-name="P107"><text:s text:c="12"/>cur.execute("""</text:p>
      <text:p text:style-name="P107"><text:s text:c="20"/>SELECT COUNT(DISTINCT n.id) AS total</text:p>
      <text:p text:style-name="P107"><text:s text:c="20"/>FROM Notes n</text:p>
      <text:p text:style-name="P107"><text:s text:c="20"/>WHERE n.user_id = %s AND n.archived = TRUE</text:p>
      <text:p text:style-name="P107"><text:s text:c="16"/>""", (userId,))</text:p>
      <text:p text:style-name="P107"><text:s text:c="12"/>total = cur.fetchone()['total']</text:p>
      <text:p text:style-name="P107"/>
      <text:p text:style-name="P107"><text:s text:c="12"/>cur.execute(</text:p>
      <text:p text:style-name="P107"><text:s text:c="16"/>"""</text:p>
      <text:p text:style-name="P107"><text:s text:c="16"/>SELECT n.id AS note_id, n.title, n.content, n.type,</text:p>
      <text:p text:style-name="P107"><text:s text:c="16"/>t.id AS tagid,</text:p>
      <text:p text:style-name="P107"><text:s text:c="16"/>t.name,</text:p>
      <text:p text:style-name="P107"><text:s text:c="16"/>t.color</text:p>
      <text:p text:style-name="P107"><text:s text:c="16"/>FROM Notes n</text:p>
      <text:p text:style-name="P107"><text:s text:c="16"/>LEFT JOIN NoteTags nt ON n.id = nt.note_id</text:p>
      <text:p text:style-name="P107"><text:s text:c="16"/>LEFT JOIN Tags t ON nt.tag_id = t.id</text:p>
      <text:p text:style-name="P107"><text:s text:c="16"/>WHERE n.user_id = %s AND n.archived = TRUE</text:p>
      <text:p text:style-name="P107"><text:s text:c="16"/>LIMIT %s OFFSET %s</text:p>
      <text:p text:style-name="P107"><text:soft-page-break/><text:s text:c="16"/>""",</text:p>
      <text:p text:style-name="P107"><text:s text:c="16"/>(userId, per_page + 1, offset) <text:s/># Fetch one more note than the limit</text:p>
      <text:p text:style-name="P107"><text:s text:c="12"/>)</text:p>
      <text:p text:style-name="P107"><text:s text:c="12"/>rows = cur.fetchall()</text:p>
      <text:p text:style-name="P107"><text:s text:c="12"/>if rows:</text:p>
      <text:p text:style-name="P107"><text:s text:c="16"/>notes = process_universal_notes(rows,cur)</text:p>
      <text:p text:style-name="P107"/>
      <text:p text:style-name="P107"><text:s text:c="12"/># Determine if there is a next page</text:p>
      <text:p text:style-name="P107"><text:s text:c="12"/>if len(notes) &gt; per_page:</text:p>
      <text:p text:style-name="P107"><text:s text:c="16"/>next_page = page + 1</text:p>
      <text:p text:style-name="P107"><text:s text:c="16"/>notes = notes[:per_page] <text:s/># Return only the number of notes requested</text:p>
      <text:p text:style-name="P107"><text:s text:c="12"/>else:</text:p>
      <text:p text:style-name="P107"><text:s text:c="16"/>next_page = None</text:p>
      <text:p text:style-name="P107"/>
      <text:p text:style-name="P107"><text:s text:c="12"/>return jsonify({'message': 'Archived notes retrieved successfully', 'data': notes, </text:p>
      <text:p text:style-name="P107"><text:s text:c="28"/>'pagination': {</text:p>
      <text:p text:style-name="P107"><text:s text:c="36"/>'total': total,</text:p>
      <text:p text:style-name="P107"><text:s text:c="36"/>'page': page,</text:p>
      <text:p text:style-name="P107"><text:s text:c="36"/>'perPage': per_page,</text:p>
      <text:p text:style-name="P107"><text:s text:c="36"/>'nextPage': next_page</text:p>
      <text:p text:style-name="P107"><text:s text:c="32"/>}}), 200</text:p>
      <text:p text:style-name="P107"><text:s text:c="8"/>except Exception as e:</text:p>
      <text:p text:style-name="P107"><text:s text:c="12"/>conn.rollback()</text:p>
      <text:p text:style-name="P107"><text:s text:c="12"/>raise</text:p>
      <text:p text:style-name="P107"><text:s text:c="8"/>finally:</text:p>
      <text:p text:style-name="P107"><text:s text:c="12"/>cur.close()</text:p>
      <text:p text:style-name="P72">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65"><text:bookmark-start text:name="__RefHeading___Toc8706_529430363"/>modules/tags.py<text:bookmark-end text:name="__RefHeading___Toc8706_529430363"/></text:p>
                </text:list-item>
              </text:list>
            </text:list-item>
          </text:list>
        </text:list-item>
      </text:list>
      <text:p text:style-name="P5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66"><text:bookmark-start text:name="__RefHeading___Toc8734_529430363"/><text:soft-page-break/>CRUD tags<text:bookmark-end text:name="__RefHeading___Toc8734_529430363"/></text:p>
                    </text:list-item>
                  </text:list>
                </text:list-item>
              </text:list>
            </text:list-item>
          </text:list>
        </text:list-item>
      </text:list>
      <text:p text:style-name="P113">#TAG MODULE</text:p>
      <text:p text:style-name="P113">from datetime import datetime</text:p>
      <text:p text:style-name="P113">from flask import Blueprint, g, jsonify, request</text:p>
      <text:p text:style-name="P113">from flask_jwt_extended import jwt_required</text:p>
      <text:p text:style-name="P113">import psycopg2.extras</text:p>
      <text:p text:style-name="P113"/>
      <text:p text:style-name="P113">import os</text:p>
      <text:p text:style-name="P113">import sys</text:p>
      <text:p text:style-name="P113">sys.path.append(os.path.abspath(os.path.join(os.path.dirname(__file__), os.path.pardir)))</text:p>
      <text:p text:style-name="P113">from utils.utils import merge_sort, token_required, verify_tag_ownership</text:p>
      <text:p text:style-name="P113">from formsValidation import TagSchema</text:p>
      <text:p text:style-name="P113"/>
      <text:p text:style-name="P132">Firstly, all modules from libraries like datetime, flask and psycopg2 are imported. Additionaly, any custom functions and schemas are imported from other modules.</text:p>
      <text:p text:style-name="P113"/>
      <text:p text:style-name="P113">def tag_routes(app, conn, model):</text:p>
      <text:p text:style-name="P113"/>
      <text:p text:style-name="P113"><text:s text:c="4"/>@app.route('/api/tags/create', methods=['POST'])</text:p>
      <text:p text:style-name="P113"><text:s text:c="4"/>@jwt_required()</text:p>
      <text:p text:style-name="P113"><text:s text:c="4"/>@token_required</text:p>
      <text:p text:style-name="P113"><text:s text:c="4"/>def create_tag():</text:p>
      <text:p text:style-name="P113"><text:s text:c="8"/>cur = None</text:p>
      <text:p text:style-name="P113"><text:s text:c="8"/>try:</text:p>
      <text:p text:style-name="P113"><text:s text:c="12"/>userId = g.userId</text:p>
      <text:p text:style-name="P113"><text:s text:c="12"/>tag_schema = TagSchema()</text:p>
      <text:p text:style-name="P113"><text:s text:c="12"/>data = tag_schema.load(request.get_json()) #Deserialize the incoming data</text:p>
      <text:p text:style-name="P113"><text:s text:c="12"/>tag_name = data['name']</text:p>
      <text:p text:style-name="P113"><text:s text:c="12"/>tag_color = data['color']</text:p>
      <text:p text:style-name="P113"/>
      <text:p text:style-name="P113"><text:s text:c="12"/>cur = conn.cursor() # Create a cursor object</text:p>
      <text:p text:style-name="P113"><text:s text:c="12"/>cur.execute(</text:p>
      <text:p text:style-name="P113"><text:s text:c="16"/>"INSERT INTO Tags (name, color, user_id) VALUES (%s, %s, %s) RETURNING id",</text:p>
      <text:p text:style-name="P113"><text:s text:c="16"/>(tag_name, tag_color, userId)</text:p>
      <text:p text:style-name="P113"><text:s text:c="12"/>)</text:p>
      <text:p text:style-name="P113"><text:s text:c="12"/>tag_id = cur.fetchone()[0]</text:p>
      <text:p text:style-name="P113"/>
      <text:p text:style-name="P113"><text:s text:c="12"/>conn.commit() # Commit the transaction</text:p>
      <text:p text:style-name="P113"><text:s text:c="12"/>return jsonify({'message': 'Tag created successfully', 'data': {'id': tag_id}}), 200</text:p>
      <text:p text:style-name="P113"><text:s text:c="8"/>except Exception as error:</text:p>
      <text:p text:style-name="P113"><text:s text:c="12"/>if conn:</text:p>
      <text:p text:style-name="P113"><text:s text:c="16"/>conn.rollback()</text:p>
      <text:p text:style-name="P113"><text:s text:c="12"/>print('Error during transaction', error)</text:p>
      <text:p text:style-name="P113"><text:s text:c="12"/>return jsonify({'message': 'Failed to create tag'}), 500</text:p>
      <text:p text:style-name="P113"><text:s text:c="8"/>finally:</text:p>
      <text:p text:style-name="P113"><text:soft-page-break/><text:s text:c="12"/>if cur:</text:p>
      <text:p text:style-name="P113"><text:s text:c="16"/>cur.close()</text:p>
      <text:p text:style-name="P79">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3"><text:s text:c="4"/>@app.route('/api/tags/', methods=['GET'])</text:p>
      <text:p text:style-name="P113"><text:s text:c="4"/>@jwt_required()</text:p>
      <text:p text:style-name="P113"><text:s text:c="4"/>@token_required</text:p>
      <text:p text:style-name="P113"><text:s text:c="4"/>def getAll_tags():</text:p>
      <text:p text:style-name="P113"><text:s text:c="8"/>try:</text:p>
      <text:p text:style-name="P113"><text:s text:c="12"/>userId = g.userId # Get the user id from the g object</text:p>
      <text:p text:style-name="P113"><text:s text:c="12"/>with conn:</text:p>
      <text:p text:style-name="P113"><text:s text:c="16"/>with conn.cursor(cursor_factory=psycopg2.extras.DictCursor) as cur: # Create a cursor object</text:p>
      <text:p text:style-name="P113"><text:s text:c="20"/>cur.execute(</text:p>
      <text:p text:style-name="P113"><text:s text:c="24"/>"SELECT id AS tagid, name, color FROM Tags WHERE user_id = %s", # Query to fetch all tags</text:p>
      <text:p text:style-name="P113"><text:s text:c="24"/>(userId,)</text:p>
      <text:p text:style-name="P113"><text:s text:c="20"/>)</text:p>
      <text:p text:style-name="P113"><text:s text:c="20"/>rows = cur.fetchall()</text:p>
      <text:p text:style-name="P113"><text:s text:c="20"/>sorted_tags = merge_sort(rows, key=lambda tag: tag['name']) #Mergesort to sort tags by name</text:p>
      <text:p text:style-name="P113"><text:s text:c="20"/>tags = [{'tagid':tag['tagid'], 'name': tag['name'], 'color': tag['color']} for tag in sorted_tags]</text:p>
      <text:p text:style-name="P113"/>
      <text:p text:style-name="P113"><text:s text:c="12"/>return jsonify({'message': 'Tags fetched successfully', 'data': tags}), 200</text:p>
      <text:p text:style-name="P113"><text:s text:c="8"/>except Exception as e:</text:p>
      <text:p text:style-name="P113"><text:s text:c="12"/>return jsonify({'message': 'Failed to fetch tags'}), 500</text:p>
      <text:p text:style-name="P113"/>
      <text:p text:style-name="P131">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3"><text:s text:c="4"/>@app.route('/api/tags/&lt;int:note_id&gt;', methods=['GET'])</text:p>
      <text:p text:style-name="P113"><text:s text:c="4"/>@jwt_required()</text:p>
      <text:p text:style-name="P113"><text:s text:c="4"/>@token_required</text:p>
      <text:p text:style-name="P113"><text:s text:c="4"/>def getTags():</text:p>
      <text:p text:style-name="P113"><text:s text:c="8"/>try:</text:p>
      <text:p text:style-name="P113"><text:s text:c="12"/>userId = g. userId</text:p>
      <text:p text:style-name="P113"/>
      <text:p text:style-name="P113"><text:s text:c="12"/>cur = conn.cursor(cursorclass=psycopg2.extras.DictCursor) # Create a cursor object</text:p>
      <text:p text:style-name="P113"/>
      <text:p text:style-name="P113"><text:s text:c="12"/>note_id = request.args.get('note_id')</text:p>
      <text:p text:style-name="P113"><text:soft-page-break/><text:s text:c="12"/>cur.execute(</text:p>
      <text:p text:style-name="P113"><text:s text:c="16"/>"SELECT t.id AS t.tagid, t.name, t.color FROM Tags t JOIN NoteTags nt ON t.id = nt.tag_id WHERE nt.note_id = %s AND t.user_id = %s",</text:p>
      <text:p text:style-name="P113"><text:s text:c="16"/>(note_id, userId)</text:p>
      <text:p text:style-name="P113"><text:s text:c="12"/>)</text:p>
      <text:p text:style-name="P113"><text:s text:c="12"/>tags = cur.fetchall()</text:p>
      <text:p text:style-name="P113"><text:s text:c="12"/>conn.commit() # Commit the transaction</text:p>
      <text:p text:style-name="P113"><text:s text:c="12"/>return jsonify({'message': 'Tags fetched successfully', 'data': tags}),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3">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3"/>
      <text:p text:style-name="P113"><text:s text:c="4"/>@app.route('/api/tags/edit', methods=['PUT'])</text:p>
      <text:p text:style-name="P113"><text:s text:c="4"/>@jwt_required()</text:p>
      <text:p text:style-name="P113"><text:s text:c="4"/>@token_required</text:p>
      <text:p text:style-name="P113"><text:s text:c="4"/>def editTag():</text:p>
      <text:p text:style-name="P113"><text:s text:c="8"/>cur = None</text:p>
      <text:p text:style-name="P113"><text:s text:c="8"/>try:</text:p>
      <text:p text:style-name="P113"><text:s text:c="12"/>tag_schema = TagSchema()</text:p>
      <text:p text:style-name="P113"><text:s text:c="12"/>userId = g.userId</text:p>
      <text:p text:style-name="P113"><text:s text:c="12"/>data = tag_schema.load(request.get_json()) # Deserialize the incoming data</text:p>
      <text:p text:style-name="P113"><text:s text:c="12"/>tag_id = str(data['tagid'])</text:p>
      <text:p text:style-name="P113"><text:s text:c="12"/>name = data['name']</text:p>
      <text:p text:style-name="P113"><text:s text:c="12"/>color = data['color']</text:p>
      <text:p text:style-name="P113"><text:s text:c="12"/>cur = conn.cursor(cursor_factory=psycopg2.extras.DictCursor)# Create a cursor object</text:p>
      <text:p text:style-name="P113"><text:s text:c="12"/>if verify_tag_ownership(userId, tag_id, cur) is False: <text:s/># Check if the user has permission to update the tag</text:p>
      <text:p text:style-name="P113"><text:s text:c="16"/>return jsonify({'message': 'You do not have permission to update this tag'}), 403</text:p>
      <text:p text:style-name="P113"/>
      <text:p text:style-name="P113"><text:s text:c="12"/>cur.execute(</text:p>
      <text:p text:style-name="P113"><text:s text:c="16"/>"UPDATE Tags SET name = %s, color = %s WHERE id = %s", (name, color, tag_id),</text:p>
      <text:p text:style-name="P113"><text:s text:c="12"/>)</text:p>
      <text:p text:style-name="P113"><text:s text:c="12"/>conn.commit()</text:p>
      <text:p text:style-name="P113"><text:s text:c="12"/>return jsonify({'message': 'Tag updated successfully', 'data': None}), 200</text:p>
      <text:p text:style-name="P113"><text:s text:c="8"/>except Exception as e:</text:p>
      <text:p text:style-name="P113"><text:s text:c="12"/>if cur is not None:</text:p>
      <text:p text:style-name="P113"><text:soft-page-break/><text:s text:c="16"/>conn.rollback()</text:p>
      <text:p text:style-name="P113"><text:s text:c="12"/>return jsonify({'message': 'An error occurred', 'error': str(e)}), 500</text:p>
      <text:p text:style-name="P113"><text:s text:c="8"/>finally:</text:p>
      <text:p text:style-name="P113"><text:s text:c="12"/>if cur is not None:</text:p>
      <text:p text:style-name="P113"><text:s text:c="16"/>cur.close()</text:p>
      <text:p text:style-name="P113"/>
      <text:p text:style-name="P133">To edit the tag, apart from the deserialization, creation of cursor objects and other techniques like error handling, a function is used to validate that the tag indeed belongs to the user.</text:p>
      <text:p text:style-name="P113"><text:s text:c="4"/>@app.route('/api/tags/delete', methods=['PUT'])</text:p>
      <text:p text:style-name="P113"><text:s text:c="4"/>@jwt_required()</text:p>
      <text:p text:style-name="P113"><text:s text:c="4"/>@token_required</text:p>
      <text:p text:style-name="P113"><text:s text:c="4"/>def deleteTag():</text:p>
      <text:p text:style-name="P113"><text:s text:c="8"/>try:</text:p>
      <text:p text:style-name="P113"><text:s text:c="12"/>userId = g.userId</text:p>
      <text:p text:style-name="P113"/>
      <text:p text:style-name="P113"><text:s text:c="12"/>cur = conn.cursor()</text:p>
      <text:p text:style-name="P113"><text:s text:c="12"/>data = request.get_json() # Deserialize the incoming data</text:p>
      <text:p text:style-name="P113"><text:s text:c="12"/>tag_id = data['tagid']</text:p>
      <text:p text:style-name="P113"/>
      <text:p text:style-name="P113"><text:s text:c="12"/>if not verify_tag_ownership(userId, tag_id, cur):</text:p>
      <text:p text:style-name="P113"><text:s text:c="16"/>return jsonify({'message': 'You do not have permission to update this tag'}), 403</text:p>
      <text:p text:style-name="P113"/>
      <text:p text:style-name="P113"><text:s text:c="12"/># Perform deletion operations</text:p>
      <text:p text:style-name="P113"><text:s text:c="12"/>cur.execute("DELETE FROM Tags WHERE id = %s AND user_id = %s", (tag_id, userId))</text:p>
      <text:p text:style-name="P113"><text:s text:c="12"/>cur.execute("DELETE FROM NoteTags WHERE tag_id = %s", (tag_id,))</text:p>
      <text:p text:style-name="P113"><text:s text:c="12"/>conn.commit()</text:p>
      <text:p text:style-name="P113"/>
      <text:p text:style-name="P113"><text:s text:c="12"/>return jsonify({'message': 'Tag deleted successfully', 'data': None}),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1">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66"><text:bookmark-start text:name="__RefHeading___Toc8732_529430363"/>Linking Tags<text:bookmark-end text:name="__RefHeading___Toc8732_529430363"/></text:p>
                    </text:list-item>
                  </text:list>
                </text:list-item>
              </text:list>
            </text:list-item>
          </text:list>
        </text:list-item>
      </text:list>
      <text:p text:style-name="P108"><text:s text:c="4"/>@app.route('/api/tags/add', methods=['POST'])</text:p>
      <text:p text:style-name="P108"><text:s text:c="4"/>@jwt_required()</text:p>
      <text:p text:style-name="P108"><text:s text:c="4"/>@token_required</text:p>
      <text:p text:style-name="P108"><text:s text:c="4"/>def addTag():</text:p>
      <text:p text:style-name="P108"><text:s text:c="8"/>try:</text:p>
      <text:p text:style-name="P108"><text:s text:c="12"/>userId = g. userId</text:p>
      <text:p text:style-name="P108"><text:s text:c="12"/>cur = conn.cursor()</text:p>
      <text:p text:style-name="P108"><text:soft-page-break/><text:s text:c="12"/>data = request.get_json() # Deserialize the incoming data</text:p>
      <text:p text:style-name="P108"><text:s text:c="12"/>note_id = data['note_id']</text:p>
      <text:p text:style-name="P108"><text:s text:c="12"/>tag_id = data['tagid']</text:p>
      <text:p text:style-name="P108"><text:s text:c="12"/>if verify_tag_ownership(userId, tag_id, cur) is False: # Check if the user has permission to update the tag</text:p>
      <text:p text:style-name="P108"><text:s text:c="16"/>return jsonify({'message': 'You do not have permission to update this tag'}), 403</text:p>
      <text:p text:style-name="P108"/>
      <text:p text:style-name="P108"><text:s text:c="12"/>cur.execute (</text:p>
      <text:p text:style-name="P108"><text:s text:c="16"/>"INSERT INTO NoteTags (note_id, tag_id) VALUES (%s, %s)", (note_id, tag_id),</text:p>
      <text:p text:style-name="P108"><text:s text:c="12"/>)</text:p>
      <text:p text:style-name="P108"><text:s text:c="12"/>conn.commit() # Commit the transaction</text:p>
      <text:p text:style-name="P108"><text:s text:c="12"/>cur.close()</text:p>
      <text:p text:style-name="P108"><text:s text:c="12"/>return jsonify({'message': 'Tag added successfully', 'data': None}), 200</text:p>
      <text:p text:style-name="P108"><text:s text:c="8"/>except Exception as e:</text:p>
      <text:p text:style-name="P108"><text:s text:c="12"/>conn.rollback()</text:p>
      <text:p text:style-name="P108"><text:s text:c="12"/>cur.close()</text:p>
      <text:p text:style-name="P108"><text:s text:c="12"/>raise</text:p>
      <text:p text:style-name="P108"/>
      <text:p text:style-name="P131">Linking tags does not even require editing the Tags table, as everything is done in the NoteTags table before verifying that the tags belong to the user trying to link them. No data needs to be sent to the user.</text:p>
      <text:list xml:id="list181141091733991" text:continue-numbering="true" text:style-name="L1">
        <text:list-item>
          <text:list>
            <text:list-item>
              <text:list>
                <text:list-item>
                  <text:p text:style-name="P167"><text:bookmark-start text:name="__RefHeading___Toc8730_529430363"/>Widget-related modules<text:bookmark-end text:name="__RefHeading___Toc8730_529430363"/></text:p>
                  <text:list>
                    <text:list-item>
                      <text:p text:style-name="P167"><text:bookmark-start text:name="__RefHeading___Toc11647_2646048504"/>models/widget.py<text:bookmark-end text:name="__RefHeading___Toc11647_2646048504"/></text:p>
                    </text:list-item>
                  </text:list>
                </text:list-item>
              </text:list>
            </text:list-item>
          </text:list>
        </text:list-item>
      </text:list>
      <text:p text:style-name="P109">from abc import ABC, abstractmethod</text:p>
      <text:p text:style-name="P109">from dataclasses import dataclass</text:p>
      <text:p text:style-name="P109">from typing import Dict</text:p>
      <text:p text:style-name="P109"/>
      <text:p text:style-name="P109"/>
      <text:p text:style-name="P109">@dataclass</text:p>
      <text:p text:style-name="P109">class WidgetData:</text:p>
      <text:p text:style-name="P109"><text:s text:c="4"/>id: int</text:p>
      <text:p text:style-name="P109"><text:s text:c="4"/>widget_id: str</text:p>
      <text:p text:style-name="P109"><text:s text:c="4"/>title: str</text:p>
      <text:p text:style-name="P109"><text:s text:c="4"/>data_source_type: str</text:p>
      <text:p text:style-name="P109"><text:s text:c="4"/>data_source_id: str</text:p>
      <text:p text:style-name="P109"><text:s text:c="4"/>configuration: Dict</text:p>
      <text:p text:style-name="P109"><text:s text:c="4"/>source_data: Dict = None</text:p>
      <text:p text:style-name="P109"/>
      <text:p text:style-name="P109">class Widget(ABC):</text:p>
      <text:p text:style-name="P109"><text:s text:c="4"/>@abstractmethod</text:p>
      <text:p text:style-name="P109"><text:s text:c="4"/>def get_source_data(self, cur, user_id):</text:p>
      <text:p text:style-name="P109"><text:s text:c="8"/>pass</text:p>
      <text:p text:style-name="P109"/>
      <text:p text:style-name="P109">class NumberWidget(Widget):</text:p>
      <text:p text:style-name="P109"><text:soft-page-break/><text:s text:c="4"/>def get_source_data(self, cur, user_id):</text:p>
      <text:p text:style-name="P109"><text:s text:c="8"/>cur.execute('SELECT streak FROM habits WHERE note_id = %s', (self.data_source_id,))</text:p>
      <text:p text:style-name="P109"><text:s text:c="8"/>streak = cur.fetchone()</text:p>
      <text:p text:style-name="P109"><text:s text:c="8"/>return {'streak': streak[0] if streak else 0}</text:p>
      <text:p text:style-name="P109"/>
      <text:p text:style-name="P109">class ChartWidget(Widget):</text:p>
      <text:p text:style-name="P109"><text:s text:c="4"/>def get_source_data(self, cur, user_id):</text:p>
      <text:p text:style-name="P109"><text:s text:c="8"/>source_mapping = {</text:p>
      <text:p text:style-name="P109"><text:s text:c="12"/>'task': ('tasks', 'completion_timestamp'),</text:p>
      <text:p text:style-name="P109"><text:s text:c="12"/>'habit': ('habitcompletion', 'completion_date'),</text:p>
      <text:p text:style-name="P109"><text:s text:c="12"/>'goal': ('goals', 'completion_timestamp')</text:p>
      <text:p text:style-name="P109"><text:s text:c="8"/>}</text:p>
      <text:p text:style-name="P109"/>
      <text:p text:style-name="P109"><text:s text:c="8"/>if self.data_source_type not in source_mapping:</text:p>
      <text:p text:style-name="P109"><text:s text:c="12"/>return {}</text:p>
      <text:p text:style-name="P109"/>
      <text:p text:style-name="P109"><text:s text:c="8"/>table, date_column = source_mapping[self.data_source_type]</text:p>
      <text:p text:style-name="P109"/>
      <text:p text:style-name="P109"><text:s text:c="8"/>cur.execute("""</text:p>
      <text:p text:style-name="P109"><text:s text:c="12"/>SELECT DATE_TRUNC('month', t.{}) as month, COUNT(*) as count</text:p>
      <text:p text:style-name="P109"><text:s text:c="12"/>FROM {} t</text:p>
      <text:p text:style-name="P109"><text:s text:c="12"/>JOIN notes n ON t.note_id = n.id</text:p>
      <text:p text:style-name="P109"><text:s text:c="12"/>WHERE n.user_id = %s</text:p>
      <text:p text:style-name="P109"><text:s text:c="12"/>AND t.{} &gt;= NOW() - INTERVAL '6 months'</text:p>
      <text:p text:style-name="P109"><text:s text:c="12"/>GROUP BY month</text:p>
      <text:p text:style-name="P109"><text:s text:c="12"/>ORDER BY month DESC</text:p>
      <text:p text:style-name="P109"><text:s text:c="8"/>""".format(date_column, table, date_column), (user_id,))</text:p>
      <text:p text:style-name="P109"/>
      <text:p text:style-name="P109"><text:s text:c="8"/>return {'monthly_data': cur.fetchall()}</text:p>
      <text:p text:style-name="P109"/>
      <text:p text:style-name="P109">class ProgressWidget(Widget):</text:p>
      <text:p text:style-name="P109"><text:s text:c="4"/>def get_source_data(self, cur, user_id):</text:p>
      <text:p text:style-name="P109"><text:s text:c="8"/># Get total and completed milestones for a goal</text:p>
      <text:p text:style-name="P109"><text:s text:c="8"/>cur.execute("""</text:p>
      <text:p text:style-name="P109"><text:s text:c="12"/>SELECT</text:p>
      <text:p text:style-name="P109"><text:s text:c="16"/>COUNT(*) as total_milestones,</text:p>
      <text:p text:style-name="P109"><text:s text:c="16"/>SUM(CASE WHEN completed = TRUE THEN 1 ELSE 0 END) as completed_milestones</text:p>
      <text:p text:style-name="P109"><text:s text:c="12"/>FROM milestones m</text:p>
      <text:p text:style-name="P109"><text:s text:c="12"/>JOIN goals g ON m.goal_id = g.id</text:p>
      <text:p text:style-name="P109"><text:s text:c="12"/>WHERE g.note_id = %s</text:p>
      <text:p text:style-name="P109"><text:s text:c="8"/>""", (self.data_source_id,))</text:p>
      <text:p text:style-name="P109"/>
      <text:p text:style-name="P109"><text:s text:c="8"/>result = cur.fetchone()</text:p>
      <text:p text:style-name="P109"><text:s text:c="8"/>if not result:</text:p>
      <text:p text:style-name="P109"><text:s text:c="12"/>return {'total_milestones': 0, 'completed_milestones': 0}</text:p>
      <text:p text:style-name="P109"/>
      <text:p text:style-name="P109"><text:s text:c="8"/>return {</text:p>
      <text:p text:style-name="P109"><text:s text:c="12"/>'total_milestones': result[0],</text:p>
      <text:p text:style-name="P109"><text:soft-page-break/><text:s text:c="12"/>'completed_milestones': result[1] or 0</text:p>
      <text:p text:style-name="P109"><text:s text:c="8"/>}</text:p>
      <text:p text:style-name="P109"/>
      <text:p text:style-name="P109">class HabitWeekWidget(Widget):</text:p>
      <text:p text:style-name="P109"><text:s text:c="4"/>def get_source_data(self, cur, user_id):</text:p>
      <text:p text:style-name="P109"><text:s text:c="8"/># Get last 7 days of habit completions</text:p>
      <text:p text:style-name="P109"><text:s text:c="8"/>cur.execute("""</text:p>
      <text:p text:style-name="P109"><text:s text:c="12"/>SELECT completion_date::date</text:p>
      <text:p text:style-name="P109"><text:s text:c="12"/>FROM habitcompletion</text:p>
      <text:p text:style-name="P109"><text:s text:c="12"/>WHERE habit_id = %s</text:p>
      <text:p text:style-name="P109"><text:s text:c="12"/>AND completion_date &gt;= NOW() - INTERVAL '7 days'</text:p>
      <text:p text:style-name="P109"><text:s text:c="12"/>ORDER BY completion_date DESC</text:p>
      <text:p text:style-name="P109"><text:s text:c="8"/>""", (self.data_source_id,))</text:p>
      <text:p text:style-name="P109"/>
      <text:p text:style-name="P109"><text:s text:c="8"/>completions = {row[0] for row in cur.fetchall()}</text:p>
      <text:p text:style-name="P109"/>
      <text:p text:style-name="P109"><text:s text:c="8"/># Create boolean array for last 7 days</text:p>
      <text:p text:style-name="P109"><text:s text:c="8"/>today = datetime.now().date()</text:p>
      <text:p text:style-name="P109"><text:s text:c="8"/>weekly_completions = [</text:p>
      <text:p text:style-name="P109"><text:s text:c="12"/>(today - timedelta(days=i)) in completions</text:p>
      <text:p text:style-name="P109"><text:s text:c="12"/>for i in range(7)</text:p>
      <text:p text:style-name="P109"><text:s text:c="8"/>]</text:p>
      <text:p text:style-name="P109"/>
      <text:p text:style-name="P109"><text:s text:c="8"/>return {'weekly_completions': weekly_completions}</text:p>
      <text:p text:style-name="P109"/>
      <text:p text:style-name="P109">def create_widget(widget_type):</text:p>
      <text:p text:style-name="P109"><text:s text:c="4"/>"""Factory method to create appropriate widget instance"""</text:p>
      <text:p text:style-name="P109"><text:s text:c="4"/>widget_types = {</text:p>
      <text:p text:style-name="P109"><text:s text:c="8"/>'Number': NumberWidget,</text:p>
      <text:p text:style-name="P109"><text:s text:c="8"/>'Chart': ChartWidget,</text:p>
      <text:p text:style-name="P109"><text:s text:c="8"/>'Progress': ProgressWidget,</text:p>
      <text:p text:style-name="P109"><text:s text:c="8"/>'HabitWeek': HabitWeekWidget</text:p>
      <text:p text:style-name="P109"><text:s text:c="4"/>}</text:p>
      <text:p text:style-name="P109"><text:s text:c="4"/>return widget_types.get(widget_type, Widget)()</text:p>
      <text:p text:style-name="P109"/>
      <text:p text:style-name="Text_20_body"><text:span text:style-name="T134">Since there are several predetermined widget types we need to first define</text:span> define the data structures and abstract base class for widgets <text:span text:style-name="T134">to make the subsequent creation of other widget types easier. The base class for a widget will look as follows:</text:span></text:p>
      <text:list text:style-name="L33">
        <text:list-header>
          <text:p text:style-name="P294"><text:span text:style-name="Source_20_Text"><text:span text:style-name="T124">WidgetData:</text:span></text:span></text:p>
          <text:list>
            <text:list-item>
              <text:p text:style-name="P295"><text:span text:style-name="Source_20_Text"><text:span text:style-name="T122">id</text:span></text:span><text:span text:style-name="T122">: </text:span><text:span text:style-name="T123">A UUID type ID for a widget</text:span><text:span text:style-name="T122"> </text:span></text:p>
            </text:list-item>
            <text:list-item>
              <text:p text:style-name="P295"><text:span text:style-name="Source_20_Text"><text:span text:style-name="T122">widget_id</text:span></text:span><text:span text:style-name="T122">: </text:span><text:span text:style-name="T123">The type of the widget (“task”, “chart”, etc.)</text:span></text:p>
            </text:list-item>
            <text:list-item>
              <text:p text:style-name="P295"><text:span text:style-name="Source_20_Text"><text:span text:style-name="T122">title</text:span></text:span><text:span text:style-name="T122">: Title of the widget. </text:span></text:p>
            </text:list-item>
            <text:list-item>
              <text:p text:style-name="P295"><text:span text:style-name="Source_20_Text"><text:span text:style-name="T122">data_source_type</text:span></text:span><text:span text:style-name="T122">: Type of data source for the widget ("task", "habit", "goal"). </text:span></text:p>
            </text:list-item>
            <text:list-item>
              <text:p text:style-name="P295"><text:span text:style-name="Source_20_Text"><text:span text:style-name="T122">data_source_id</text:span></text:span><text:span text:style-name="T122">: Identifier of the specific data source (</text:span><text:span text:style-name="T123">such as</text:span><text:span text:style-name="T122"> the ID of a specific task).</text:span></text:p>
            </text:list-item>
            <text:list-item>
              <text:p text:style-name="P295"><text:span text:style-name="Source_20_Text"><text:span text:style-name="T122">configuration</text:span></text:span><text:span text:style-name="T122">: Dictionary containing widget-specific configuration options </text:span><text:span text:style-name="T123">like its location</text:span><text:span text:style-name="T122">. </text:span></text:p>
            </text:list-item>
            <text:list-item>
              <text:p text:style-name="P295"><text:soft-page-break/><text:span text:style-name="Source_20_Text"><text:span text:style-name="T122">source_data</text:span></text:span><text:span text:style-name="T122">: Dictionary containing the actual data fetched from the data source. Initially </text:span><text:span text:style-name="Source_20_Text"><text:span text:style-name="T122">None</text:span></text:span><text:span text:style-name="T122">, it's populated by the </text:span><text:span text:style-name="Source_20_Text"><text:span text:style-name="T122">get_source_data</text:span></text:span><text:span text:style-name="T122"> method. </text:span></text:p>
            </text:list-item>
          </text:list>
        </text:list-header>
      </text:list>
      <text:p text:style-name="P144">The base Widget class has the following methods:</text:p>
      <text:list text:continue-numbering="true" text:style-name="L33">
        <text:list-item>
          <text:p text:style-name="P295"><text:span text:style-name="Source_20_Text"><text:span text:style-name="T86">get_source_data(</text:span></text:span><text:span text:style-name="T86">): This method is </text:span><text:span text:style-name="T113">made</text:span><text:span text:style-name="T86"> to be overridden by </text:span><text:span text:style-name="T113">actual</text:span><text:span text:style-name="T86"> widget classes. </text:span><text:span text:style-name="T113">It will be responsible for fetching widget source data from the database</text:span></text:p>
          <text:p text:style-name="P295"><text:span text:style-name="T113"/></text:p>
        </text:list-item>
      </text:list>
      <text:p text:style-name="P145"><text:span text:style-name="T86">Next, come the predetermined widget types:</text:span></text:p>
      <text:list text:continue-numbering="true" text:style-name="L33">
        <text:list-item>
          <text:p text:style-name="P294"><text:span text:style-name="Strong_20_Emphasis"><text:span text:style-name="Source_20_Text"><text:span text:style-name="T86">NumberWidget</text:span></text:span></text:span><text:span text:style-name="Strong_20_Emphasis"><text:span text:style-name="T86">:</text:span></text:span><text:span text:style-name="T86"> </text:span><text:span text:style-name="T114">W</text:span><text:span text:style-name="T86">idget class for displaying a single number, </text:span><text:span text:style-name="T113">such as a habit streak. Here, get_source_data() is overwritten with appropriate SQL queries for this widget type</text:span></text:p>
        </text:list-item>
        <text:list-item>
          <text:p text:style-name="P294"><text:span text:style-name="Strong_20_Emphasis"><text:span text:style-name="Source_20_Text"><text:span text:style-name="T86">ChartWidget</text:span></text:span></text:span><text:span text:style-name="Strong_20_Emphasis"><text:span text:style-name="T86">:</text:span></text:span><text:span text:style-name="T86"> </text:span><text:span text:style-name="T114">This widget f</text:span><text:span text:style-name="T86">etches data for a chart based on the </text:span><text:span text:style-name="Source_20_Text"><text:span text:style-name="T86">data_source_type</text:span></text:span><text:span text:style-name="T86"> (task, habit, or goal). It queries the appropriate table (</text:span><text:span text:style-name="Source_20_Text"><text:span text:style-name="T86">tasks</text:span></text:span><text:span text:style-name="T86">, </text:span><text:span text:style-name="Source_20_Text"><text:span text:style-name="T86">habitcompletion</text:span></text:span><text:span text:style-name="T86">, or </text:span><text:span text:style-name="Source_20_Text"><text:span text:style-name="T86">goals</text:span></text:span><text:span text:style-name="T86">) and aggregates the data by month for the last six months. It joins with the </text:span><text:span text:style-name="Source_20_Text"><text:span text:style-name="T86">notes</text:span></text:span><text:span text:style-name="T86"> table to filter by </text:span><text:span text:style-name="Source_20_Text"><text:span text:style-name="T86">user id</text:span></text:span><text:span text:style-name="T86">. The </text:span><text:span text:style-name="Source_20_Text"><text:span text:style-name="T86">source_mapping</text:span></text:span><text:span text:style-name="T86"> dictionary helps map the </text:span><text:span text:style-name="Source_20_Text"><text:span text:style-name="T86">data_source_type</text:span></text:span><text:span text:style-name="T86"> to the correct table and date column </text:span><text:span text:style-name="T114">names</text:span><text:span text:style-name="T86">.</text:span> </text:p>
        </text:list-item>
        <text:list-item>
          <text:p text:style-name="P294"><text:span text:style-name="T86">The </text:span><text:span text:style-name="Source_20_Text"><text:span text:style-name="T115">ProgressWidget</text:span></text:span><text:span text:style-name="T115"> </text:span><text:span text:style-name="T86">class, </text:span><text:span text:style-name="T114">is made to provide </text:span><text:span text:style-name="T86">data for a progress display, </text:span><text:span text:style-name="T114">which would visualise completion of a goal.</text:span><text:span text:style-name="T86"> Its </text:span><text:span text:style-name="Source_20_Text"><text:span text:style-name="T86">get_source</text:span></text:span><text:span text:style-name="T86"> method </text:span><text:span text:style-name="T114">runs</text:span><text:span text:style-name="T86"> SQL query to retrieve the total number of milestones associated with a specific goal and the count of completed milestones. The query uses a </text:span><text:span text:style-name="Source_20_Text"><text:span text:style-name="T86">CASE</text:span></text:span><text:span text:style-name="T86"> statement within the </text:span><text:span text:style-name="Source_20_Text"><text:span text:style-name="T86">SUM</text:span></text:span><text:span text:style-name="T86"> aggregation to count only those milestones where the </text:span><text:span text:style-name="Source_20_Text"><text:span text:style-name="T86">completed</text:span></text:span><text:span text:style-name="T86"> column is </text:span><text:span text:style-name="T114">set to</text:span><text:span text:style-name="T86"> true. </text:span><text:span text:style-name="T114">The widget returns a dictionary of completed and total milestones for further procesing.</text:span></text:p>
        </text:list-item>
        <text:list-item>
          <text:p text:style-name="P294"><text:span text:style-name="T114">Finally, </text:span><text:span text:style-name="Source_20_Text"><text:span text:style-name="T116">HabitWeekWidget</text:span></text:span><text:span text:style-name="T114"> class provides data to display on a streak widget. Its </text:span><text:span text:style-name="Source_20_Text"><text:span text:style-name="T114">get_source_data</text:span></text:span><text:span text:style-name="T114"> method queries the </text:span><text:span text:style-name="Source_20_Text"><text:span text:style-name="T114">habitcompletion</text:span></text:span><text:span text:style-name="T11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81141091733991" text:style-name="L1">
        <text:list-item>
          <text:list>
            <text:list-item>
              <text:list>
                <text:list-item>
                  <text:list>
                    <text:list-item>
                      <text:p text:style-name="P150"><text:bookmark-start text:name="__RefHeading___Toc11645_2646048504"/><text:span text:style-name="T114">r</text:span><text:span text:style-name="T86">epositories/widget_repo.py</text:span><text:bookmark-end text:name="__RefHeading___Toc11645_2646048504"/></text:p>
                    </text:list-item>
                  </text:list>
                </text:list-item>
              </text:list>
            </text:list-item>
          </text:list>
        </text:list-item>
      </text:list>
      <text:p text:style-name="P146"><text:span text:style-name="Strong_20_Emphasis"><text:span text:style-name="T119">import json</text:span></text:span></text:p>
      <text:p text:style-name="P146"><text:span text:style-name="Strong_20_Emphasis"><text:span text:style-name="T119">from typing import List, Optional, Dict</text:span></text:span></text:p>
      <text:p text:style-name="P146"><text:span text:style-name="Strong_20_Emphasis"><text:span text:style-name="T119">import psycopg2.extras</text:span></text:span></text:p>
      <text:p text:style-name="P146"><text:span text:style-name="Strong_20_Emphasis"><text:span text:style-name="T119">from models.widget import WidgetData, create_widget</text:span></text:span></text:p>
      <text:p text:style-name="P146"><text:span text:style-name="Strong_20_Emphasis"><text:span text:style-name="T119"/></text:span></text:p>
      <text:p text:style-name="P146"><text:span text:style-name="Strong_20_Emphasis"><text:span text:style-name="T119">class WidgetRepository:</text:span></text:span></text:p>
      <text:p text:style-name="P146"><text:span text:style-name="Strong_20_Emphasis"><text:span text:style-name="T119"><text:s text:c="4"/>def __init__(self, conn):</text:span></text:span></text:p>
      <text:p text:style-name="P146"><text:span text:style-name="Strong_20_Emphasis"><text:span text:style-name="T119"><text:s text:c="8"/>self.conn = conn</text:span></text:span></text:p>
      <text:p text:style-name="P146"><text:span text:style-name="Strong_20_Emphasis"><text:span text:style-name="T119"><text:s text:c="8"/>self._cache = {}</text:span></text:span></text:p>
      <text:p text:style-name="P146"><text:span text:style-name="Strong_20_Emphasis"><text:span text:style-name="T119"/></text:span></text:p>
      <text:p text:style-name="P146"><text:span text:style-name="Strong_20_Emphasis"><text:span text:style-name="T119"><text:s text:c="4"/>def _invalidate_cache(self, user_id):</text:span></text:span></text:p>
      <text:p text:style-name="P146"><text:span text:style-name="Strong_20_Emphasis"><text:span text:style-name="T119"><text:s text:c="8"/>self._cache.pop(f"user_widgets_{user_id}", None)</text:span></text:span></text:p>
      <text:p text:style-name="P146"><text:span text:style-name="Strong_20_Emphasis"><text:span text:style-name="T119"/></text:span></text:p>
      <text:p text:style-name="P146"><text:span text:style-name="Strong_20_Emphasis"><text:span text:style-name="T119"><text:s text:c="4"/></text:span></text:span></text:p>
      <text:p text:style-name="P146"><text:soft-page-break/><text:span text:style-name="Strong_20_Emphasis"><text:span text:style-name="T119"/></text:span></text:p>
      <text:p text:style-name="P146"><text:span text:style-name="Strong_20_Emphasis"><text:span text:style-name="T119"/></text:span></text:p>
      <text:p text:style-name="P146"><text:span text:style-name="Strong_20_Emphasis"><text:span text:style-name="T119"/></text:span></text:p>
      <text:p text:style-name="P146"><text:span text:style-name="Strong_20_Emphasis"><text:span text:style-name="T119"><text:s text:c="3"/></text:span></text:span></text:p>
      <text:p text:style-name="P146"><text:span text:style-name="Strong_20_Emphasis"><text:span text:style-name="T119"/></text:span></text:p>
      <text:p text:style-name="P146"><text:span text:style-name="Strong_20_Emphasis"><text:span text:style-name="T119"/></text:span></text:p>
      <text:p text:style-name="P146"/>
      <text:p text:style-name="P134">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168"><text:bookmark-start text:name="__RefHeading___Toc11643_2646048504"/>WidgetRepository <text:span text:style-name="T136">initialisation </text:span><text:span text:style-name="T137">cache</text:span><text:bookmark-end text:name="__RefHeading___Toc11643_2646048504"/></text:p>
                        </text:list-item>
                      </text:list>
                    </text:list-item>
                  </text:list>
                </text:list-item>
              </text:list>
            </text:list-item>
          </text:list>
        </text:list-item>
      </text:list>
      <text:p text:style-name="P136"><text:span text:style-name="Strong_20_Emphasis"><text:span text:style-name="T119"/></text:span></text:p>
      <text:p text:style-name="P134">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36">ap with the key being the user ID. </text:span><text:line-break/>The _invalidate_cache method is used to clear the cache for a given user. <text:s/>It takes the user_id as an argument and removes the corresponding entry from the self._cache dictionary. </text:p>
      <text:p text:style-name="P135"/>
      <text:list text:continue-numbering="true" text:style-name="L1">
        <text:list-item>
          <text:list>
            <text:list-item>
              <text:list>
                <text:list-item>
                  <text:list>
                    <text:list-item>
                      <text:list>
                        <text:list-item>
                          <text:p text:style-name="P169"><text:bookmark-start text:name="__RefHeading___Toc11641_2646048504"/>Getting user widgets<text:bookmark-end text:name="__RefHeading___Toc11641_2646048504"/></text:p>
                        </text:list-item>
                      </text:list>
                    </text:list-item>
                  </text:list>
                </text:list-item>
              </text:list>
            </text:list-item>
          </text:list>
        </text:list-item>
      </text:list>
      <text:p text:style-name="P140"><text:span text:style-name="Strong_20_Emphasis"><text:span text:style-name="T119">def get_user_widgets(self, user_id):</text:span></text:span></text:p>
      <text:p text:style-name="P141"><text:span text:style-name="Strong_20_Emphasis"><text:span text:style-name="T119"><text:s text:c="8"/>cache_key = f"user_widgets_{user_id}"</text:span></text:span></text:p>
      <text:p text:style-name="P141"><text:span text:style-name="Strong_20_Emphasis"><text:span text:style-name="T119"><text:s text:c="8"/>if cache_key in self._cache:</text:span></text:span></text:p>
      <text:p text:style-name="P141"><text:span text:style-name="Strong_20_Emphasis"><text:span text:style-name="T119"><text:s text:c="12"/>return self._cache[cache_key]</text:span></text:span></text:p>
      <text:p text:style-name="P141"><text:span text:style-name="Strong_20_Emphasis"><text:span text:style-name="T119"/></text:span></text:p>
      <text:p text:style-name="P141"><text:span text:style-name="Strong_20_Emphasis"><text:span text:style-name="T119"><text:s text:c="8"/>with self.conn.cursor(cursor_factory=psycopg2.extras.DictCursor) as cur:</text:span></text:span></text:p>
      <text:p text:style-name="P141"><text:span text:style-name="Strong_20_Emphasis"><text:span text:style-name="T119"><text:s text:c="12"/>cur.execute("""</text:span></text:span></text:p>
      <text:p text:style-name="P141"><text:span text:style-name="Strong_20_Emphasis"><text:span text:style-name="T119"><text:s text:c="16"/>SELECT w.*, </text:span></text:span></text:p>
      <text:p text:style-name="P141"><text:span text:style-name="Strong_20_Emphasis"><text:span text:style-name="T119"><text:s text:c="23"/>COALESCE(jsonb_agg(s.*) FILTER (WHERE s.id IS NOT NULL), '[]') as sources</text:span></text:span></text:p>
      <text:p text:style-name="P141"><text:span text:style-name="Strong_20_Emphasis"><text:span text:style-name="T119"><text:s text:c="16"/>FROM user_widgets w</text:span></text:span></text:p>
      <text:p text:style-name="P141"><text:span text:style-name="Strong_20_Emphasis"><text:span text:style-name="T119"><text:s text:c="16"/>LEFT JOIN widget_sources s ON w.data_source_type = s.type</text:span></text:span></text:p>
      <text:p text:style-name="P141"><text:span text:style-name="Strong_20_Emphasis"><text:span text:style-name="T119"><text:s text:c="16"/>WHERE w.user_id = %s</text:span></text:span></text:p>
      <text:p text:style-name="P141"><text:span text:style-name="Strong_20_Emphasis"><text:span text:style-name="T119"><text:s text:c="16"/>GROUP BY w.id</text:span></text:span></text:p>
      <text:p text:style-name="P141"><text:span text:style-name="Strong_20_Emphasis"><text:span text:style-name="T119"><text:s text:c="12"/>""", (user_id,))</text:span></text:span></text:p>
      <text:p text:style-name="P141"><text:span text:style-name="Strong_20_Emphasis"><text:span text:style-name="T119"><text:s text:c="12"/>widgets = [WidgetData(**row) for row in cur.fetchall()]</text:span></text:span></text:p>
      <text:p text:style-name="P141"><text:span text:style-name="Strong_20_Emphasis"><text:span text:style-name="T119"><text:s text:c="12"/>self._cache[cache_key] = widgets</text:span></text:span></text:p>
      <text:p text:style-name="P141"><text:span text:style-name="Strong_20_Emphasis"><text:span text:style-name="T119"><text:s text:c="12"/>return widgets</text:span></text:span></text:p>
      <text:p text:style-name="P143"><text:span text:style-name="Strong_20_Emphasis"><text:span text:style-name="T119"/></text:span></text:p>
      <text:p text:style-name="P143"><text:span text:style-name="Strong_20_Emphasis"><text:span text:style-name="T119">def get_widget_by_id(self, widget_id, user_id):</text:span></text:span></text:p>
      <text:p text:style-name="P143"><text:span text:style-name="Strong_20_Emphasis"><text:span text:style-name="T119"><text:s text:c="8"/>with self.conn.cursor(cursor_factory=psycopg2.extras.DictCursor) as cur:</text:span></text:span></text:p>
      <text:p text:style-name="P143"><text:span text:style-name="Strong_20_Emphasis"><text:span text:style-name="T119"><text:s text:c="12"/>cur.execute("""</text:span></text:span></text:p>
      <text:p text:style-name="P143"><text:span text:style-name="Strong_20_Emphasis"><text:span text:style-name="T119"><text:s text:c="16"/>SELECT * FROM user_widgets </text:span></text:span></text:p>
      <text:p text:style-name="P143"><text:span text:style-name="Strong_20_Emphasis"><text:span text:style-name="T119"><text:s text:c="16"/>WHERE id = %s AND user_id = %s</text:span></text:span></text:p>
      <text:p text:style-name="P143"><text:soft-page-break/><text:span text:style-name="Strong_20_Emphasis"><text:span text:style-name="T119"><text:s text:c="12"/>""", (widget_id, user_id))</text:span></text:span></text:p>
      <text:p text:style-name="P143"><text:span text:style-name="Strong_20_Emphasis"><text:span text:style-name="T119"><text:s text:c="12"/>widget = cur.fetchone()</text:span></text:span></text:p>
      <text:p text:style-name="P143"><text:span text:style-name="Strong_20_Emphasis"><text:span text:style-name="T119"><text:s text:c="12"/>return WidgetData(**widget) if widget else None</text:span></text:span></text:p>
      <text:p text:style-name="P141"><text:span text:style-name="Strong_20_Emphasis"><text:span text:style-name="T119"/></text:span></text:p>
      <text:p text:style-name="P138">The get user widgets method retrieves the widgets that belong to a certain user. <text:span text:style-name="T135">It first checks if the widgets for the given user_id are already in the cache. </text:span>If they are, data is returned straight away, which improves performance</text:p>
      <text:p text:style-name="P137">If the data is not cached, <text:span text:style-name="T136">an SQL query fetches the widgets</text:span>. <text:s/>The query results are then used to create a list of WidgetData objects using list comprehension: [WidgetData(**row) for row in cur.fetchall()]. The **row unpacks the dictionary row as arguments to the WidgetData <text:span text:style-name="T136">class constructor</text:span>. <text:span text:style-name="T136">Retrieved widgets are cached and returned. </text:span></text:p>
      <text:p text:style-name="P139">The get_widget_by_id function has similar functionality, but it just retrieves a single widget.</text:p>
      <text:list text:continue-numbering="true" text:style-name="L1">
        <text:list-item>
          <text:list>
            <text:list-item>
              <text:list>
                <text:list-item>
                  <text:list>
                    <text:list-item>
                      <text:list>
                        <text:list-item>
                          <text:p text:style-name="P170"><text:bookmark-start text:name="__RefHeading___Toc11639_2646048504"/>Other CRUD functions<text:bookmark-end text:name="__RefHeading___Toc11639_2646048504"/></text:p>
                        </text:list-item>
                      </text:list>
                    </text:list-item>
                  </text:list>
                </text:list-item>
              </text:list>
            </text:list-item>
          </text:list>
        </text:list-item>
      </text:list>
      <text:p text:style-name="P139"/>
      <text:p text:style-name="P142"><text:span text:style-name="Strong_20_Emphasis"><text:span text:style-name="T119"><text:s/>def create_widget(self, user_id, widget_data):</text:span></text:span></text:p>
      <text:p text:style-name="P143"><text:span text:style-name="Strong_20_Emphasis"><text:span text:style-name="T119"><text:s text:c="8"/>with self.conn.cursor(cursor_factory=psycopg2.extras.DictCursor) as cur:</text:span></text:span></text:p>
      <text:p text:style-name="P143"><text:span text:style-name="Strong_20_Emphasis"><text:span text:style-name="T119"><text:s text:c="12"/>cur.execute("""</text:span></text:span></text:p>
      <text:p text:style-name="P143"><text:span text:style-name="Strong_20_Emphasis"><text:span text:style-name="T119"><text:s text:c="16"/>INSERT INTO user_widgets </text:span></text:span></text:p>
      <text:p text:style-name="P143"><text:span text:style-name="Strong_20_Emphasis"><text:span text:style-name="T119"><text:s text:c="16"/>(user_id, widget_id, title, data_source_type, data_source_id, configuration)</text:span></text:span></text:p>
      <text:p text:style-name="P143"><text:span text:style-name="Strong_20_Emphasis"><text:span text:style-name="T119"><text:s text:c="16"/>VALUES (%s, %s, %s, %s, %s, %s)</text:span></text:span></text:p>
      <text:p text:style-name="P143"><text:span text:style-name="Strong_20_Emphasis"><text:span text:style-name="T119"><text:s text:c="16"/>RETURNING *</text:span></text:span></text:p>
      <text:p text:style-name="P143"><text:span text:style-name="Strong_20_Emphasis"><text:span text:style-name="T119"><text:s text:c="12"/>""", (</text:span></text:span></text:p>
      <text:p text:style-name="P143"><text:span text:style-name="Strong_20_Emphasis"><text:span text:style-name="T119"><text:s text:c="16"/>user_id, </text:span></text:span></text:p>
      <text:p text:style-name="P143"><text:span text:style-name="Strong_20_Emphasis"><text:span text:style-name="T119"><text:s text:c="16"/>widget_data['widget_id'],</text:span></text:span></text:p>
      <text:p text:style-name="P143"><text:span text:style-name="Strong_20_Emphasis"><text:span text:style-name="T119"><text:s text:c="16"/>widget_data['configuration']['title'],</text:span></text:span></text:p>
      <text:p text:style-name="P143"><text:span text:style-name="Strong_20_Emphasis"><text:span text:style-name="T119"><text:s text:c="16"/>widget_data['data_source_type'],</text:span></text:span></text:p>
      <text:p text:style-name="P143"><text:span text:style-name="Strong_20_Emphasis"><text:span text:style-name="T119"><text:s text:c="16"/>widget_data.get('data_source_id'),</text:span></text:span></text:p>
      <text:p text:style-name="P143"><text:span text:style-name="Strong_20_Emphasis"><text:span text:style-name="T119"><text:s text:c="16"/>json.dumps(widget_data['configuration'])</text:span></text:span></text:p>
      <text:p text:style-name="P143"><text:span text:style-name="Strong_20_Emphasis"><text:span text:style-name="T119"><text:s text:c="12"/>))</text:span></text:span></text:p>
      <text:p text:style-name="P143"><text:span text:style-name="Strong_20_Emphasis"><text:span text:style-name="T119"><text:s text:c="12"/>widget = WidgetData(**cur.fetchone())</text:span></text:span></text:p>
      <text:p text:style-name="P143"><text:span text:style-name="Strong_20_Emphasis"><text:span text:style-name="T119"><text:s text:c="12"/>self.conn.commit()</text:span></text:span></text:p>
      <text:p text:style-name="P143"><text:span text:style-name="Strong_20_Emphasis"><text:span text:style-name="T119"><text:s text:c="12"/>self._invalidate_cache(user_id)</text:span></text:span></text:p>
      <text:p text:style-name="P143"><text:span text:style-name="Strong_20_Emphasis"><text:span text:style-name="T119"><text:s text:c="12"/>return widget</text:span></text:span></text:p>
      <text:p text:style-name="P143"><text:span text:style-name="Strong_20_Emphasis"><text:span text:style-name="T119"/></text:span></text:p>
      <text:p text:style-name="P143"><text:span text:style-name="Strong_20_Emphasis"><text:span text:style-name="T119"><text:s text:c="4"/>def update_widget(self, widget_id, user_id, widget_data) :</text:span></text:span></text:p>
      <text:p text:style-name="P143"><text:span text:style-name="Strong_20_Emphasis"><text:span text:style-name="T119"><text:s text:c="8"/>with self.conn.cursor(cursor_factory=psycopg2.extras.DictCursor) as cur:</text:span></text:span></text:p>
      <text:p text:style-name="P143"><text:span text:style-name="Strong_20_Emphasis"><text:span text:style-name="T119"><text:s text:c="12"/>cur.execute("""</text:span></text:span></text:p>
      <text:p text:style-name="P143"><text:span text:style-name="Strong_20_Emphasis"><text:span text:style-name="T119"><text:s text:c="16"/>UPDATE user_widgets </text:span></text:span></text:p>
      <text:p text:style-name="P143"><text:span text:style-name="Strong_20_Emphasis"><text:span text:style-name="T119"><text:s text:c="16"/>SET widget_id = %s, data_source_type = %s, </text:span></text:span></text:p>
      <text:p text:style-name="P143"><text:span text:style-name="Strong_20_Emphasis"><text:span text:style-name="T119"><text:s text:c="20"/>data_source_id = %s, configuration = %s</text:span></text:span></text:p>
      <text:p text:style-name="P143"><text:span text:style-name="Strong_20_Emphasis"><text:span text:style-name="T119"><text:s text:c="16"/>WHERE id = %s AND user_id = %s</text:span></text:span></text:p>
      <text:p text:style-name="P143"><text:span text:style-name="Strong_20_Emphasis"><text:span text:style-name="T119"><text:s text:c="16"/>RETURNING *</text:span></text:span></text:p>
      <text:p text:style-name="P143"><text:span text:style-name="Strong_20_Emphasis"><text:span text:style-name="T119"><text:s text:c="12"/>""", (</text:span></text:span></text:p>
      <text:p text:style-name="P143"><text:span text:style-name="Strong_20_Emphasis"><text:span text:style-name="T119"><text:s text:c="16"/>widget_data['widget_id'],</text:span></text:span></text:p>
      <text:p text:style-name="P143"><text:span text:style-name="Strong_20_Emphasis"><text:span text:style-name="T119"><text:s text:c="16"/>widget_data['data_source_type'],</text:span></text:span></text:p>
      <text:p text:style-name="P143"><text:soft-page-break/><text:span text:style-name="Strong_20_Emphasis"><text:span text:style-name="T119"><text:s text:c="16"/>widget_data['data_source_id'],</text:span></text:span></text:p>
      <text:p text:style-name="P143"><text:span text:style-name="Strong_20_Emphasis"><text:span text:style-name="T119"><text:s text:c="16"/>json.dumps(widget_data['configuration']),</text:span></text:span></text:p>
      <text:p text:style-name="P143"><text:span text:style-name="Strong_20_Emphasis"><text:span text:style-name="T119"><text:s text:c="16"/>widget_id,</text:span></text:span></text:p>
      <text:p text:style-name="P143"><text:span text:style-name="Strong_20_Emphasis"><text:span text:style-name="T119"><text:s text:c="16"/>user_id</text:span></text:span></text:p>
      <text:p text:style-name="P143"><text:span text:style-name="Strong_20_Emphasis"><text:span text:style-name="T119"><text:s text:c="12"/>))</text:span></text:span></text:p>
      <text:p text:style-name="P143"><text:span text:style-name="Strong_20_Emphasis"><text:span text:style-name="T119"><text:s text:c="12"/>widget = cur.fetchone()</text:span></text:span></text:p>
      <text:p text:style-name="P143"><text:span text:style-name="Strong_20_Emphasis"><text:span text:style-name="T119"><text:s text:c="12"/>if widget:</text:span></text:span></text:p>
      <text:p text:style-name="P143"><text:span text:style-name="Strong_20_Emphasis"><text:span text:style-name="T119"><text:s text:c="16"/>self.conn.commit()</text:span></text:span></text:p>
      <text:p text:style-name="P143"><text:span text:style-name="Strong_20_Emphasis"><text:span text:style-name="T119"><text:s text:c="16"/>self._invalidate_cache(user_id)</text:span></text:span></text:p>
      <text:p text:style-name="P143"><text:span text:style-name="Strong_20_Emphasis"><text:span text:style-name="T119"><text:s text:c="16"/>return WidgetData(**widget)</text:span></text:span></text:p>
      <text:p text:style-name="P143"><text:span text:style-name="Strong_20_Emphasis"><text:span text:style-name="T119"><text:s text:c="12"/>return None</text:span></text:span></text:p>
      <text:p text:style-name="P143"><text:span text:style-name="Strong_20_Emphasis"><text:span text:style-name="T119"/></text:span></text:p>
      <text:p text:style-name="P143"><text:span text:style-name="Strong_20_Emphasis"><text:span text:style-name="T119"><text:s text:c="4"/>def delete_widget(self, widget_id, user_id):</text:span></text:span></text:p>
      <text:p text:style-name="P143"><text:span text:style-name="Strong_20_Emphasis"><text:span text:style-name="T119"><text:s text:c="8"/>with self.conn.cursor() as cur:</text:span></text:span></text:p>
      <text:p text:style-name="P143"><text:span text:style-name="Strong_20_Emphasis"><text:span text:style-name="T119"><text:s text:c="12"/>cur.execute("""</text:span></text:span></text:p>
      <text:p text:style-name="P143"><text:span text:style-name="Strong_20_Emphasis"><text:span text:style-name="T119"><text:s text:c="16"/>DELETE FROM user_widgets </text:span></text:span></text:p>
      <text:p text:style-name="P143"><text:span text:style-name="Strong_20_Emphasis"><text:span text:style-name="T119"><text:s text:c="16"/>WHERE id = %s AND user_id = %s</text:span></text:span></text:p>
      <text:p text:style-name="P143"><text:span text:style-name="Strong_20_Emphasis"><text:span text:style-name="T119"><text:s text:c="16"/>RETURNING id</text:span></text:span></text:p>
      <text:p text:style-name="P143"><text:span text:style-name="Strong_20_Emphasis"><text:span text:style-name="T119"><text:s text:c="12"/>""", (widget_id, user_id))</text:span></text:span></text:p>
      <text:p text:style-name="P143"><text:span text:style-name="Strong_20_Emphasis"><text:span text:style-name="T119"><text:s text:c="12"/>deleted = cur.fetchone() is not None</text:span></text:span></text:p>
      <text:p text:style-name="P143"><text:span text:style-name="Strong_20_Emphasis"><text:span text:style-name="T119"><text:s text:c="12"/>if deleted:</text:span></text:span></text:p>
      <text:p text:style-name="P143"><text:span text:style-name="Strong_20_Emphasis"><text:span text:style-name="T119"><text:s text:c="16"/>self.conn.commit()</text:span></text:span></text:p>
      <text:p text:style-name="P143"><text:span text:style-name="Strong_20_Emphasis"><text:span text:style-name="T119"><text:s text:c="16"/>self._invalidate_cache(user_id)</text:span></text:span></text:p>
      <text:p text:style-name="P143"><text:span text:style-name="Strong_20_Emphasis"><text:span text:style-name="T11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43"><text:span text:style-name="Strong_20_Emphasis"><text:span text:style-name="T119"/></text:span></text:p>
      <text:list text:continue-numbering="true" text:style-name="L1">
        <text:list-item>
          <text:list>
            <text:list-item>
              <text:list>
                <text:list-item>
                  <text:list>
                    <text:list-item>
                      <text:list>
                        <text:list-item>
                          <text:p text:style-name="P150"><text:bookmark-start text:name="__RefHeading___Toc11637_2646048504"/>Widget data sources<text:bookmark-end text:name="__RefHeading___Toc11637_2646048504"/></text:p>
                        </text:list-item>
                      </text:list>
                    </text:list-item>
                  </text:list>
                </text:list-item>
              </text:list>
            </text:list-item>
          </text:list>
        </text:list-item>
      </text:list>
      <text:p text:style-name="P143"><text:span text:style-name="Strong_20_Emphasis"><text:span text:style-name="T119"><text:s text:c="4"/>def get_widget_data_sources(self, widget_type, user_id):</text:span></text:span></text:p>
      <text:p text:style-name="P143"><text:span text:style-name="Strong_20_Emphasis"><text:span text:style-name="T119"><text:s text:c="8"/>with self.conn.cursor(cursor_factory=psycopg2.extras.DictCursor) as cur:</text:span></text:span></text:p>
      <text:p text:style-name="P143"><text:span text:style-name="Strong_20_Emphasis"><text:span text:style-name="T119"><text:s text:c="12"/>query_mapping = {</text:span></text:span></text:p>
      <text:p text:style-name="P143"><text:span text:style-name="Strong_20_Emphasis"><text:span text:style-name="T119"><text:s text:c="16"/>'Chart': self._get_chart_sources_query(),</text:span></text:span></text:p>
      <text:p text:style-name="P143"><text:span text:style-name="Strong_20_Emphasis"><text:span text:style-name="T119"><text:s text:c="16"/>'Progress': self._get_progress_sources_query(),</text:span></text:span></text:p>
      <text:p text:style-name="P143"><text:span text:style-name="Strong_20_Emphasis"><text:span text:style-name="T119"><text:s text:c="16"/>'Number': self._get_number_sources_query(),</text:span></text:span></text:p>
      <text:p text:style-name="P143"><text:span text:style-name="Strong_20_Emphasis"><text:span text:style-name="T119"><text:s text:c="16"/>'HabitWeek': self._get_habit_week_sources_query()</text:span></text:span></text:p>
      <text:p text:style-name="P143"><text:span text:style-name="Strong_20_Emphasis"><text:span text:style-name="T119"><text:s text:c="12"/>}</text:span></text:span></text:p>
      <text:p text:style-name="P143"><text:span text:style-name="Strong_20_Emphasis"><text:span text:style-name="T119"/></text:span></text:p>
      <text:p text:style-name="P143"><text:span text:style-name="Strong_20_Emphasis"><text:span text:style-name="T119"><text:s text:c="12"/>query = query_mapping.get(widget_type)</text:span></text:span></text:p>
      <text:p text:style-name="P143"><text:span text:style-name="Strong_20_Emphasis"><text:span text:style-name="T119"><text:s text:c="12"/>if not query:</text:span></text:span></text:p>
      <text:p text:style-name="P143"><text:span text:style-name="Strong_20_Emphasis"><text:span text:style-name="T119"><text:s text:c="16"/>return []</text:span></text:span></text:p>
      <text:p text:style-name="P143"><text:span text:style-name="Strong_20_Emphasis"><text:span text:style-name="T119"/></text:span></text:p>
      <text:p text:style-name="P143"><text:span text:style-name="Strong_20_Emphasis"><text:span text:style-name="T119"><text:s text:c="12"/>cur.execute(query, (user_id,))</text:span></text:span></text:p>
      <text:p text:style-name="P143"><text:span text:style-name="Strong_20_Emphasis"><text:span text:style-name="T119"><text:s text:c="12"/>return [row['source'] for row in cur.fetchall()]</text:span></text:span></text:p>
      <text:p text:style-name="P143"><text:span text:style-name="Strong_20_Emphasis"><text:span text:style-name="T119"/></text:span></text:p>
      <text:p text:style-name="P143"><text:span text:style-name="Strong_20_Emphasis"><text:span text:style-name="T119"><text:s text:c="4"/>def _get_chart_sources_query(self):</text:span></text:span></text:p>
      <text:p text:style-name="P143"><text:span text:style-name="Strong_20_Emphasis"><text:span text:style-name="T119"><text:s text:c="8"/>return """</text:span></text:span></text:p>
      <text:p text:style-name="P143"><text:span text:style-name="Strong_20_Emphasis"><text:span text:style-name="T119"><text:s text:c="12"/>SELECT json_build_object(</text:span></text:span></text:p>
      <text:p text:style-name="P143"><text:soft-page-break/><text:span text:style-name="Strong_20_Emphasis"><text:span text:style-name="T119"><text:s text:c="16"/>'id', type,</text:span></text:span></text:p>
      <text:p text:style-name="P143"><text:span text:style-name="Strong_20_Emphasis"><text:span text:style-name="T119"><text:s text:c="16"/>'title', type || ' (' || count || ' items)',</text:span></text:span></text:p>
      <text:p text:style-name="P143"><text:span text:style-name="Strong_20_Emphasis"><text:span text:style-name="T119"><text:s text:c="16"/>'type', type</text:span></text:span></text:p>
      <text:p text:style-name="P143"><text:span text:style-name="Strong_20_Emphasis"><text:span text:style-name="T119"><text:s text:c="12"/>) as source</text:span></text:span></text:p>
      <text:p text:style-name="P143"><text:span text:style-name="Strong_20_Emphasis"><text:span text:style-name="T119"><text:s text:c="12"/>FROM (</text:span></text:span></text:p>
      <text:p text:style-name="P143"><text:span text:style-name="Strong_20_Emphasis"><text:span text:style-name="T119"><text:s text:c="16"/>SELECT 'task' as type, COUNT(*) as count FROM Notes</text:span></text:span></text:p>
      <text:p text:style-name="P143"><text:span text:style-name="Strong_20_Emphasis"><text:span text:style-name="T119"><text:s text:c="16"/>WHERE user_id = %s AND type = 'task'</text:span></text:span></text:p>
      <text:p text:style-name="P143"><text:span text:style-name="Strong_20_Emphasis"><text:span text:style-name="T119"><text:s text:c="16"/>UNION ALL</text:span></text:span></text:p>
      <text:p text:style-name="P143"><text:span text:style-name="Strong_20_Emphasis"><text:span text:style-name="T119"><text:s text:c="16"/>SELECT 'habit', COUNT(*) FROM Notes</text:span></text:span></text:p>
      <text:p text:style-name="P143"><text:span text:style-name="Strong_20_Emphasis"><text:span text:style-name="T119"><text:s text:c="16"/>WHERE user_id = %s AND type = 'habit'</text:span></text:span></text:p>
      <text:p text:style-name="P143"><text:span text:style-name="Strong_20_Emphasis"><text:span text:style-name="T119"><text:s text:c="16"/>UNION ALL</text:span></text:span></text:p>
      <text:p text:style-name="P143"><text:span text:style-name="Strong_20_Emphasis"><text:span text:style-name="T119"><text:s text:c="16"/>SELECT 'goal', COUNT(*) FROM Notes</text:span></text:span></text:p>
      <text:p text:style-name="P143"><text:span text:style-name="Strong_20_Emphasis"><text:span text:style-name="T119"><text:s text:c="16"/>WHERE user_id = %s AND type = 'goal'</text:span></text:span></text:p>
      <text:p text:style-name="P143"><text:span text:style-name="Strong_20_Emphasis"><text:span text:style-name="T119"><text:s text:c="12"/>) as counts</text:span></text:span></text:p>
      <text:p text:style-name="P143"><text:span text:style-name="Strong_20_Emphasis"><text:span text:style-name="T119"><text:s text:c="8"/>"""</text:span></text:span></text:p>
      <text:p text:style-name="P134">_get_chart_sources_query() <text:span text:style-name="T137">and similar _get_*sources functions</text:span> are helper methods that define the SQL queries for retrieving data sources for different widget types. <text:span text:style-name="T137">They may range from complex SELECT statements across multiple tables to specific notes.</text:span> <text:span text:style-name="T137">Then, these queries are ran to build an array of widget data sources.</text:span></text:p>
      <text:list text:continue-numbering="true" text:style-name="L1">
        <text:list-item>
          <text:list>
            <text:list-item>
              <text:list>
                <text:list-item>
                  <text:list>
                    <text:list-item>
                      <text:p text:style-name="P171"><text:bookmark-start text:name="__RefHeading___Toc11635_2646048504"/>modules/widgets.py<text:bookmark-end text:name="__RefHeading___Toc11635_2646048504"/></text:p>
                    </text:list-item>
                  </text:list>
                </text:list-item>
              </text:list>
            </text:list-item>
          </text:list>
        </text:list-item>
      </text:list>
      <text:p text:style-name="P110">import json</text:p>
      <text:p text:style-name="P110">import os</text:p>
      <text:p text:style-name="P110">import sys</text:p>
      <text:p text:style-name="P110"/>
      <text:p text:style-name="P110">import psycopg2</text:p>
      <text:p text:style-name="P110">from flask import g, jsonify, request</text:p>
      <text:p text:style-name="P110">from flask_jwt_extended import jwt_required</text:p>
      <text:p text:style-name="P110"/>
      <text:p text:style-name="P110">sys.path.append(os.path.abspath(os.path.join(os.path.dirname(__file__), os.path.pardir)))</text:p>
      <text:p text:style-name="P110">from repositories.widget_repository import WidgetRepository</text:p>
      <text:p text:style-name="P110">from utils.utils import token_required</text:p>
      <text:p text:style-name="P110"/>
      <text:p text:style-name="P110"/>
      <text:p text:style-name="P110">def widget_routes(app, conn):</text:p>
      <text:p text:style-name="P110"><text:s text:c="4"/>widget_repo = WidgetRepository(conn)</text:p>
      <text:p text:style-name="P110"/>
      <text:p text:style-name="P110"/>
      <text:p text:style-name="P110"><text:s text:c="4"/>@app.route('/api/user_widgets', methods=['GET'])</text:p>
      <text:p text:style-name="P110"><text:s text:c="4"/>@jwt_required()</text:p>
      <text:p text:style-name="P110"><text:s text:c="4"/>@token_required</text:p>
      <text:p text:style-name="P110"><text:s text:c="4"/>def get_user_widgets():</text:p>
      <text:p text:style-name="P110"><text:s text:c="8"/>try:</text:p>
      <text:p text:style-name="P110"><text:s text:c="12"/>widgets = widget_repo.get_user_widgets(g.userId)</text:p>
      <text:p text:style-name="P110"><text:s text:c="12"/>return jsonify([widget.to_dict() for widget in widgets])</text:p>
      <text:p text:style-name="P110"><text:s text:c="8"/>except Exception as e:</text:p>
      <text:p text:style-name="P110"><text:s text:c="12"/>return jsonify({'error': str(e)}), 500</text:p>
      <text:p text:style-name="P110"/>
      <text:p text:style-name="P110"><text:soft-page-break/><text:s text:c="4"/>@app.route('/api/user_widgets/create', methods=['POST'])</text:p>
      <text:p text:style-name="P110"><text:s text:c="4"/>@jwt_required()</text:p>
      <text:p text:style-name="P110"><text:s text:c="4"/>@token_required</text:p>
      <text:p text:style-name="P110"><text:s text:c="4"/>def create_user_widget():</text:p>
      <text:p text:style-name="P110"><text:s text:c="8"/>try:</text:p>
      <text:p text:style-name="P110"><text:s text:c="12"/>widget = widget_repo.create_widget(g.userId, request.get_json())</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PUT'])</text:p>
      <text:p text:style-name="P110"><text:s text:c="4"/>@jwt_required()</text:p>
      <text:p text:style-name="P110"><text:s text:c="4"/>@token_required</text:p>
      <text:p text:style-name="P110"><text:s text:c="4"/>def update_user_widget(widget_id):</text:p>
      <text:p text:style-name="P110"><text:s text:c="8"/>try:</text:p>
      <text:p text:style-name="P110"><text:s text:c="12"/>widget = widget_repo.update_widget(widget_id, g.userId, request.get_json())</text:p>
      <text:p text:style-name="P110"><text:s text:c="12"/>if not widget:</text:p>
      <text:p text:style-name="P110"><text:s text:c="16"/>return jsonify({'error': 'Widget not found'}), 404</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DELETE'])</text:p>
      <text:p text:style-name="P110"><text:s text:c="4"/>@jwt_required()</text:p>
      <text:p text:style-name="P110"><text:s text:c="4"/>@token_required</text:p>
      <text:p text:style-name="P110"><text:s text:c="4"/>def delete_user_widget(widget_id):</text:p>
      <text:p text:style-name="P110"><text:s text:c="8"/>try:</text:p>
      <text:p text:style-name="P110"><text:s text:c="12"/>if widget_repo.delete_widget(widget_id, g.userId):</text:p>
      <text:p text:style-name="P110"><text:s text:c="16"/>return jsonify({'success': True})</text:p>
      <text:p text:style-name="P110"><text:s text:c="12"/>return jsonify({'error': 'Widget not found'}), 404</text:p>
      <text:p text:style-name="P110"><text:s text:c="8"/>except Exception as e:</text:p>
      <text:p text:style-name="P110"><text:s text:c="12"/>return jsonify({'error': str(e)}), 500</text:p>
      <text:p text:style-name="P110"/>
      <text:p text:style-name="P110"><text:s text:c="4"/>@app.route('/api/widgets/datasources/&lt;widget_type&gt;', methods=['GET'])</text:p>
      <text:p text:style-name="P110"><text:s text:c="4"/>@jwt_required()</text:p>
      <text:p text:style-name="P110"><text:s text:c="4"/>@token_required</text:p>
      <text:p text:style-name="P110"><text:s text:c="4"/>def get_widget_data_sources(widget_type):</text:p>
      <text:p text:style-name="P110"><text:s text:c="8"/>try:</text:p>
      <text:p text:style-name="P110"><text:s text:c="12"/>sources = widget_repo.get_widget_data_sources(widget_type, g.userId)</text:p>
      <text:p text:style-name="P110"><text:s text:c="12"/>return jsonify({'sources': sources})</text:p>
      <text:p text:style-name="P110"><text:s text:c="8"/>except Exception as e:</text:p>
      <text:p text:style-name="P110"><text:s text:c="12"/>return jsonify({'error': str(e)}), 500</text:p>
      <text:p text:style-name="P110"/>
      <text:p text:style-name="P147">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165"><text:bookmark-start text:name="__RefHeading___Toc8728_529430363"/><text:soft-page-break/>modules/users.py<text:bookmark-end text:name="__RefHeading___Toc8728_529430363"/></text:p>
                </text:list-item>
              </text:list>
            </text:list-item>
          </text:list>
        </text:list-item>
      </text:list>
      <text:p text:style-name="P298">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173"><text:bookmark-start text:name="__RefHeading___Toc11658_2646048504"/>Registration<text:bookmark-end text:name="__RefHeading___Toc11658_2646048504"/></text:p>
                    </text:list-item>
                  </text:list>
                </text:list-item>
              </text:list>
            </text:list-item>
          </text:list>
        </text:list-item>
      </text:list>
      <text:p text:style-name="P148"><text:s/>@app.route('/api/register', methods=['POST'])</text:p>
      <text:p text:style-name="P148"><text:s text:c="4"/>def register():</text:p>
      <text:p text:style-name="P148"><text:s text:c="8"/>try:</text:p>
      <text:p text:style-name="P148"><text:s text:c="12"/>user_schema = UserSchema()</text:p>
      <text:p text:style-name="P148"><text:s text:c="12"/>result = user_schema.load(request.json)</text:p>
      <text:p text:style-name="P148"/>
      <text:p text:style-name="P148"><text:s text:c="12"/>username = result['username']</text:p>
      <text:p text:style-name="P148"><text:s text:c="12"/>email = result['email']</text:p>
      <text:p text:style-name="P148"><text:s text:c="12"/>password = result['password']</text:p>
      <text:p text:style-name="P148"/>
      <text:p text:style-name="P148"><text:s text:c="12"/># Hash the password</text:p>
      <text:p text:style-name="P148"><text:s text:c="12"/>hashed_password = bcrypt.hashpw(password.encode('utf-8'), bcrypt.gensalt())</text:p>
      <text:p text:style-name="P148"/>
      <text:p text:style-name="P148"><text:s text:c="12"/>cur = conn.cursor()</text:p>
      <text:p text:style-name="P148"><text:s text:c="12"/>cur.execute("SELECT * FROM users WHERE username = %s OR email = %s", (username, email))</text:p>
      <text:p text:style-name="P148"><text:s text:c="12"/>existing_user = cur.fetchone()</text:p>
      <text:p text:style-name="P148"/>
      <text:p text:style-name="P148"><text:s text:c="12"/>if existing_user:</text:p>
      <text:p text:style-name="P148"><text:s text:c="16"/>return jsonify({'message': 'User with this username or email already exists'}), 400</text:p>
      <text:p text:style-name="P148"/>
      <text:p text:style-name="P148"><text:s text:c="12"/>preferences = json.dumps({"theme": "light", "model": "default"})</text:p>
      <text:p text:style-name="P148"><text:s text:c="12"/>cur.execute("INSERT INTO users (username, email, password, preferences) VALUES (%s, %s, %s, %s) RETURNING id",</text:p>
      <text:p text:style-name="P148"><text:s text:c="24"/>(username, email, hashed_password, preferences))</text:p>
      <text:p text:style-name="P148"><text:s text:c="12"/>userId = cur.fetchone()[0]</text:p>
      <text:p text:style-name="P148"/>
      <text:p text:style-name="P148"><text:s text:c="12"/>try:</text:p>
      <text:p text:style-name="P148"><text:s text:c="16"/>access_token = create_access_token(identity=userId)</text:p>
      <text:p text:style-name="P148"><text:s text:c="12"/>except Exception as e:</text:p>
      <text:p text:style-name="P148"><text:s text:c="16"/>conn.rollback()</text:p>
      <text:p text:style-name="P148"><text:s text:c="16"/>raise</text:p>
      <text:p text:style-name="P148"/>
      <text:p text:style-name="P148"><text:s text:c="12"/>conn.commit()</text:p>
      <text:p text:style-name="P148"><text:s text:c="12"/>cur.close()</text:p>
      <text:p text:style-name="P148"/>
      <text:p text:style-name="P148"><text:s text:c="12"/>response = jsonify({'message': 'User created successfully', 'userId': userId})</text:p>
      <text:p text:style-name="P148"><text:s text:c="12"/>response.set_cookie('token', access_token)</text:p>
      <text:p text:style-name="P148"><text:s text:c="12"/>return response</text:p>
      <text:p text:style-name="P148"><text:s text:c="8"/>except ValidationError as err:</text:p>
      <text:p text:style-name="P148"><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oft-page-break/><text:s text:c="12"/>cur.close()</text:p>
      <text:p text:style-name="P148"/>
      <text:p text:style-name="Text_20_body">It is important to notice that no @token_required decorator function is used since the user does not yet have a token. When the request is sent to the /api/register endpoint, it is validated with the following schema:</text:p>
      <text:p text:style-name="P148">class UserSchema(Schema):</text:p>
      <text:p text:style-name="P148"><text:s text:c="4"/>username = fields.Str(required=True, validate=lambda s: len(s) &gt; 4)</text:p>
      <text:p text:style-name="P148"><text:s text:c="4"/>email = fields.Email(required=True)</text:p>
      <text:p text:style-name="P148"><text:s text:c="4"/>password = fields.Str(required=True, validate=lambda s: len(s) &gt;= 6)</text:p>
      <text:p text:style-name="P148"/>
      <text:p text:style-name="P298">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298">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150"><text:bookmark-start text:name="__RefHeading___Toc11660_2646048504"/>Login<text:bookmark-end text:name="__RefHeading___Toc11660_2646048504"/></text:p>
                    </text:list-item>
                  </text:list>
                </text:list-item>
              </text:list>
            </text:list-item>
          </text:list>
        </text:list-item>
      </text:list>
      <text:p text:style-name="P148"><text:s text:c="4"/>@app.route('/api/login', methods=['POST'])</text:p>
      <text:p text:style-name="P148"><text:s text:c="4"/>def login():</text:p>
      <text:p text:style-name="P148"><text:s text:c="8"/>try:</text:p>
      <text:p text:style-name="P148"><text:s text:c="12"/>login_schema = LoginSchema()</text:p>
      <text:p text:style-name="P148"><text:s text:c="12"/>data = login_schema.load(request.json)</text:p>
      <text:p text:style-name="P148"><text:s text:c="12"/>username = data['username']</text:p>
      <text:p text:style-name="P148"><text:s text:c="12"/>password = data['password']</text:p>
      <text:p text:style-name="P148"/>
      <text:p text:style-name="P148"><text:s text:c="12"/>cur = conn.cursor(cursor_factory=psycopg2.extras.DictCursor)</text:p>
      <text:p text:style-name="P148"><text:s text:c="12"/>cur.execute("SELECT * FROM users WHERE username = %s", (username,))</text:p>
      <text:p text:style-name="P148"><text:s text:c="12"/>user = cur.fetchone()</text:p>
      <text:p text:style-name="P148"/>
      <text:p text:style-name="P148"><text:s text:c="12"/>if (user </text:p>
      <text:p text:style-name="P148"><text:s text:c="16"/>and bcrypt.checkpw(password.encode('utf-8'), user['password'].encode('utf-8'))</text:p>
      <text:p text:style-name="P148"><text:s text:c="16"/>):</text:p>
      <text:p text:style-name="P148"/>
      <text:p text:style-name="P148"><text:s text:c="16"/>userId = str(user['id'])</text:p>
      <text:p text:style-name="P148"><text:s text:c="16"/>access_token = create_access_token(identity=userId, expires_delta=timedelta(days=<text:span text:style-name="T138">5</text:span>))</text:p>
      <text:p text:style-name="P148"/>
      <text:p text:style-name="P148"><text:s text:c="16"/>response = jsonify({'message': 'Login successful', 'preferences': user['preferences']})</text:p>
      <text:p text:style-name="P148"><text:s text:c="16"/>response.set_cookie('token', access_token)</text:p>
      <text:p text:style-name="P148"><text:s text:c="16"/>return response, 200</text:p>
      <text:p text:style-name="P148"><text:s text:c="12"/>else:</text:p>
      <text:p text:style-name="P148"><text:s text:c="16"/>return jsonify({'message': 'User not found'}), 401</text:p>
      <text:p text:style-name="P148"><text:s text:c="8"/>except ValidationError as err:</text:p>
      <text:p text:style-name="P148"><text:soft-page-break/><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 text:c="12"/>cur.close()</text:p>
      <text:p text:style-name="P299">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232"/>
      <text:list text:continue-numbering="true" text:style-name="L1">
        <text:list-item>
          <text:list>
            <text:list-item>
              <text:list>
                <text:list-item>
                  <text:list>
                    <text:list-item>
                      <text:p text:style-name="P174"><text:bookmark-start text:name="__RefHeading___Toc11656_2646048504"/>Updating user data<text:bookmark-end text:name="__RefHeading___Toc11656_2646048504"/></text:p>
                    </text:list-item>
                  </text:list>
                </text:list-item>
              </text:list>
            </text:list-item>
          </text:list>
        </text:list-item>
      </text:list>
      <text:p text:style-name="P300">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26">@app.route('/api/user', methods=['GET'])</text:span></text:p>
      <text:p text:style-name="P300"><text:span text:style-name="T126">@jwt_required()</text:span></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38">except Exception as e:</text:span></text:p>
      <text:p text:style-name="Code"><text:s/><text:tab/><text:tab/>raise</text:p>
      <text:p text:style-name="P299">These functions use simple SELECT and UPDATE SQL statements alongside error handling techniques and do not require any elaboration. <text:span text:style-name="T139">More complex cases are reviewed in </text:span><text:span text:style-name="T130">3.1.2 and 3.1.3.</text:span></text:p>
      <text:p text:style-name="P233"/>
      <text:list text:continue-numbering="true" text:style-name="L1">
        <text:list-item>
          <text:list>
            <text:list-item>
              <text:list>
                <text:list-item>
                  <text:list>
                    <text:list-item>
                      <text:p text:style-name="P175"><text:bookmark-start text:name="__RefHeading___Toc11654_2646048504"/><text:span text:style-name="T129">Update user password</text:span><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301">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233"/>
      <text:list text:continue-numbering="true" text:style-name="L1">
        <text:list-item>
          <text:list>
            <text:list-item>
              <text:list>
                <text:list-item>
                  <text:list>
                    <text:list-item>
                      <text:p text:style-name="P176"><text:bookmark-start text:name="__RefHeading___Toc11652_2646048504"/><text:span text:style-name="T129">Delete user</text:span><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302">This function just works as <text:span text:style-name="T140">an API endpoint , with the main logic being performed by the delete_with_backoff function, that will be explained in-depth in the utils file. </text:span><text:span text:style-name="T141">What is done in this specific function is the comparison of the two password hashes and any error handling.</text:span></text:p>
      <text:list text:continue-numbering="true" text:style-name="L1">
        <text:list-item>
          <text:list>
            <text:list-item>
              <text:list>
                <text:list-item>
                  <text:p text:style-name="P172"><text:bookmark-start text:name="__RefHeading___Toc11633_2646048504"/>modules/ honorable mentions<text:bookmark-end text:name="__RefHeading___Toc11633_2646048504"/></text:p>
                </text:list-item>
                <text:list-item>
                  <text:p text:style-name="P172"><text:bookmark-start text:name="__RefHeading___Toc11631_2646048504"/>utils...<text:bookmark-end text:name="__RefHeading___Toc11631_2646048504"/></text:p>
                  <text:list>
                    <text:list-header>
                      <text:p text:style-name="P297"/>
                    </text:list-header>
                  </text:list>
                </text:list-item>
              </text:list>
            </text:list-item>
          </text:list>
        </text:list-item>
      </text:list>
      <text:p text:style-name="P91"><text:span text:style-name="Strong_20_Emphasis"><text:span text:style-name="T10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9T18:11:38.441000000</dc:date>
    <meta:editing-duration>PT4H7M1S</meta:editing-duration>
    <meta:editing-cycles>40</meta:editing-cycles>
    <meta:generator>LibreOffice/24.2.5.2$Windows_X86_64 LibreOffice_project/bffef4ea93e59bebbeaf7f431bb02b1a39ee8a59</meta:generator>
    <meta:document-statistic meta:table-count="0" meta:image-count="27" meta:object-count="4" meta:page-count="98" meta:paragraph-count="2129" meta:word-count="19737" meta:character-count="155236" meta:non-whitespace-character-count="11714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